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style:text-underline-style="solid" style:text-underline-type="single"/>
    </style:style>
    <style:style style:name="ce3" style:family="table-cell" style:parent-style-name="Default" style:data-style-name="N0"/>
    <style:style style:name="co1" style:family="table-column">
      <style:table-column-properties fo:break-before="auto" style:column-width="6.68866666666667cm"/>
    </style:style>
    <style:style style:name="co2" style:family="table-column">
      <style:table-column-properties fo:break-before="auto" style:column-width="11.8956666666667cm"/>
    </style:style>
    <style:style style:name="co3" style:family="table-column">
      <style:table-column-properties fo:break-before="auto" style:column-width="15.4093333333333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2.75166666666667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om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text:p>
          </table:table-cell>
          <table:table-cell table:number-columns-repeated="16379"/>
        </table:table-row>
        <table:table-row table:style-name="ro1">
          <table:table-cell office:value-type="string" table:style-name="ce1">
            <text:p>3B</text:p>
          </table:table-cell>
          <table:table-cell office:value-type="string" table:style-name="ce1">
            <text:p>3B, 341, Via di Passo Lombardo, Municipio Roma VI, Villaggio Breda, Roma, Roma Capitale, Lazio, 00133, Italia</text:p>
          </table:table-cell>
          <table:table-cell office:value-type="string" table:style-name="ce1">
            <text:p>zona 3A (sismicità bassa, comprende le aree territoriali dei Municipi I, II, III, X, XI, XII, XIII, XIV e XV); zona 3B (sismicità bassa, comprende l'isola amministrativa del municipio XV). <text:s/>Orografia Il nucleo antico della città è costituito dagli storici sette colli:</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 tra le 14 ancora esistenti vi sono la colonna di Marco Aurelio e la colonna Traiana.</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è possibile effettuare via web ricerche nei cataloghi correnti di oltre 100 istituzioni bibliotecarie della città, aggregate nei diversi poli regionali. Ricerca A Roma sono presenti sedi di enti dediti alla ricerca scientifica, tecnologica, medica o umanistica: tra gli altri, l'ISTAT, un ente di ricerca pubblico dedito ai censimenti sulla popolazione, sull'industria, sui servizi, sull'agricoltura e a varie indagini in campo economico;</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 più importante è la Sapienza, che nel 2013 è stata anche l'unica università italiana a comparire tra le prime cento del mondo secondo la classifica internazionale elaborata dal Center for World University Rankings, collocandosi al 63º posto. Musei <text:s/>A Roma l'offerta museale è molto vasta per quantità e qualità: i musei contengono cultura, arte e scultura, tesori accumulati in città nel corso dei secoli.</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 <text:s/>Il Messaggero (con sede in via del Tritone, fondato nel 1878);</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uditorium Rai si trova al Foro Italico. 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i Romani, tuttavia, non davano molta importanza al mondo dell'arte, considerata causa di corruzione del mos maiorum. A Roma, fin dai primi secoli, si affermò la ritrattistica, legata al culto degli antenati. La conquista dei popoli stranieri fece confluire nella città capitolina immense ricchezze derivanti dalla spoliazione dei templi e delle città nemiche:</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table:number-columns-repeated="16381"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Maratona di Roma, organizzata in primavera con partenza e arrivo in via dei Fori Imperiali. Società sportive A Roma vi sono diverse società sportive che gareggiano nel massimo campionato della loro disciplina: <text:s/>A.S. Roma e S.S. Lazio, militanti entrambe in Serie A, si affrontano nel derby di Roma (calcio);</text:p>
          </table:table-cell>
          <table:table-cell table:number-columns-repeated="16381" table:style-name="ce1"/>
        </table:table-row>
        <table:table-row table:style-name="ro1">
          <table:table-cell office:value-type="string" table:style-name="ce1">
            <text:p>A1</text:p>
          </table:table-cell>
          <table:table-cell office:value-type="string" table:style-name="ce1">
            <text:p>Autostrada del Sole, Tivoli Terme, Tivoli, Roma Capitale, Lazio, 00011,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12</text:p>
          </table:table-cell>
          <table:table-cell office:value-type="string" table:style-name="ce1">
            <text:p>A12 - Roma, Via Aurelia, Torrimpietra, Fiumicino, Roma Capitale, Lazio, 00057,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24</text:p>
          </table:table-cell>
          <table:table-cell office:value-type="string" table:style-name="ce1">
            <text:p>Strada dei Parchi, Tiburtino, Roma, Roma Capitale, Lazio, 00159,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25</text:p>
          </table:table-cell>
          <table:table-cell office:value-type="string" table:style-name="ce1">
            <text:p>Roma, Monte San Salvatore, Mentana, Roma Capitale, Lazio, 00013,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91</text:p>
          </table:table-cell>
          <table:table-cell office:value-type="string" table:style-name="ce1">
            <text:p>Autostrada Roma-Fiumicino, Portuense, Roma, Roma Capitale, Lazio, 00144,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Acaia</text:p>
          </table:table-cell>
          <table:table-cell office:value-type="string" table:style-name="ce1">
            <text:p>Acaia, Via Acaia, Municipio Roma VII, Roma, Roma Capitale, Lazio, 00183,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Acqua Acetosa</text:p>
          </table:table-cell>
          <table:table-cell office:value-type="string" table:style-name="ce1">
            <text:p>Acqua Acetosa, Valle Copella, Ciampino, Roma Capitale, Lazio, 00043, Italia</text:p>
          </table:table-cell>
          <table:table-cell office:value-type="string" table:style-name="ce1">
            <text:p>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 L'ebraismo ha una delle più grandi sinagoghe d'Europa, il tempio Maggiore di Roma, nella zona del ghetto.</text:p>
          </table:table-cell>
          <table:table-cell office:value-type="string" table:style-name="ce1">
            <text:p>No</text:p>
          </table:table-cell>
          <table:table-cell table:number-columns-repeated="16380"/>
        </table:table-row>
        <table:table-row table:style-name="ro1">
          <table:table-cell office:value-type="string" table:style-name="ce1">
            <text:p>Acqua Acetosa</text:p>
          </table:table-cell>
          <table:table-cell office:value-type="string" table:style-name="ce1">
            <text:p>Acqua Acetosa, Valle Copella, Ciampino, Roma Capitale, Lazio, 00043, Italia</text:p>
          </table:table-cell>
          <table:table-cell office:value-type="string" table:style-name="ce1">
            <text:p>Complesso natatorio del Foro Italico; Stadio dei Marmi; Centro sportivo Giulio Onesti dell'Acqua Acetosa; Centro sportivo Terme di Caracalla;</text:p>
          </table:table-cell>
          <table:table-cell table:number-columns-repeated="16381" table:style-name="ce1"/>
        </table:table-row>
        <table:table-row table:style-name="ro1">
          <table:table-cell office:value-type="string" table:style-name="ce1">
            <text:p>Acqua Felice</text:p>
          </table:table-cell>
          <table:table-cell office:value-type="string" table:style-name="ce1">
            <text:p>Via Acqua Felice, Valle Martella, Zagarolo, Roma Capitale, Lazio, 0007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Acqua Paola</text:p>
          </table:table-cell>
          <table:table-cell office:value-type="string" table:style-name="ce1">
            <text:p>Acqua Paola, Former Aqua Traiana, Bracciano, Roma Capitale, Lazio, 0006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Acqua Paola</text:p>
          </table:table-cell>
          <table:table-cell office:value-type="string" table:style-name="ce1">
            <text:p>Acqua Paola, Former Aqua Traiana, Bracciano, Roma Capitale, Lazio, 00066, Italia</text:p>
          </table:table-cell>
          <table:table-cell office:value-type="string" table:style-name="ce1">
            <text:p>gli ultimi risalgono al Novecento e furono realizzati per le accresciute esigenze idriche della città. 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text:p>
          </table:table-cell>
          <table:table-cell table:number-columns-repeated="16381" table:style-name="ce1"/>
        </table:table-row>
        <table:table-row table:style-name="ro1">
          <table:table-cell office:value-type="string" table:style-name="ce1">
            <text:p>Adriatico</text:p>
          </table:table-cell>
          <table:table-cell office:value-type="string" table:style-name="ce1">
            <text:p>Adriatico, La terrazza dell'Altare della Patria, Campitelli, Municipio Roma I, Roma, Roma Capitale, Lazio, 00184,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No</text:p>
          </table:table-cell>
          <table:table-cell table:number-columns-repeated="16380"/>
        </table:table-row>
        <table:table-row table:style-name="ro1">
          <table:table-cell office:value-type="string" table:style-name="ce1">
            <text:p>Aeroporto di Guidonia</text:p>
          </table:table-cell>
          <table:table-cell office:value-type="string" table:style-name="ce1">
            <text:p>Aeroporto di Guidonia "Alfredo Barbieri", Via Trento, Casali di Sant'Antonio, Guidonia, Guidonia Montecelio, Roma Capitale, Lazio, 00012, Italia</text:p>
          </table:table-cell>
          <table:table-cell office:value-type="string" table:style-name="ce1">
            <text:p>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text:p>
          </table:table-cell>
          <table:table-cell office:value-type="string" table:style-name="ce1">
            <text:p>Si</text:p>
          </table:table-cell>
          <table:table-cell table:number-columns-repeated="16380"/>
        </table:table-row>
        <table:table-row table:style-name="ro1">
          <table:table-cell office:value-type="string" table:style-name="ce1">
            <text:p>Aeroporto di Pratica di Mare</text:p>
          </table:table-cell>
          <table:table-cell office:value-type="string" table:style-name="ce1">
            <text:p>Aeroporto Militare Mario De Bernardi, Via Caracas, Zingarini, Pomezia, Roma Capitale, Lazio, 00071, Italia</text:p>
          </table:table-cell>
          <table:table-cell office:value-type="string" table:style-name="ce1">
            <text:p>è utilizzato come scalo turistico ed è stato ristrutturato e destinato ad eliporto. 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text:p>
          </table:table-cell>
          <table:table-cell office:value-type="string" table:style-name="ce1">
            <text:p>Si</text:p>
          </table:table-cell>
          <table:table-cell table:number-columns-repeated="16380"/>
        </table:table-row>
        <table:table-row table:style-name="ro1">
          <table:table-cell office:value-type="string" table:style-name="ce1">
            <text:p>Aeroporto di Roma-Ciampino "Giovan Battista Pastine"</text:p>
          </table:table-cell>
          <table:table-cell office:value-type="string" table:style-name="ce1">
            <text:p>Aeroporto di Roma-Ciampino, Via dei Laghi, Ciampino, Roma Capitale, Lazio, 00043,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office:value-type="string" table:style-name="ce1">
            <text:p>Si</text:p>
          </table:table-cell>
          <table:table-cell table:number-columns-repeated="16380"/>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Si</text:p>
          </table:table-cell>
          <table:table-cell table:number-columns-repeated="16380"/>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table:number-columns-repeated="16381" table:style-name="ce1"/>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a città in particolare è servita da due aeroporti principali più altri tre ad uso minore: <text:s/>L'Aeroporto di Roma-Fiumicino è il principale aeroporto italiano passeggeri con un traffico di 42.995.119 nel 2018 (crescita sul 2017 di +4,9%) e il secondo per merci, con 160.903,9 tonnellate (variazione sul 2015 del +11%). È uno degli aeroporti più importanti d'Europa.</text:p>
          </table:table-cell>
          <table:table-cell table:number-columns-repeated="16381" table:style-name="ce1"/>
        </table:table-row>
        <table:table-row table:style-name="ro1">
          <table:table-cell office:value-type="string" table:style-name="ce1">
            <text:p>Aeroporto di Roma-Urbe</text:p>
          </table:table-cell>
          <table:table-cell office:value-type="string" table:style-name="ce1">
            <text:p>Aeroporto di Roma-Urbe, Via Gaiole in Chianti, Municipio Roma III, Roma, Roma Capitale, Lazio, 00199, Italia</text:p>
          </table:table-cell>
          <table:table-cell office:value-type="string" table:style-name="ce1">
            <text:p>Collegato alla città con collegamenti ferroviari (FL4 e FL6) e collegamenti bus, è il nono aeroporto italiano per traffico passeggeri, con 5.839.737 passeggeri trasportati nel 2018 (gennaio-novembre) ed una variazione sul 2017 del -0,8%. L'Aeroporto di Roma-Urbe, situato sulla via Salaria a circa 6 km dal centro; è utilizzato come scalo turistico ed è stato ristrutturato e destinato ad eliporto.</text:p>
          </table:table-cell>
          <table:table-cell office:value-type="string" table:style-name="ce1">
            <text:p>Si</text:p>
          </table:table-cell>
          <table:table-cell table:number-columns-repeated="16380"/>
        </table:table-row>
        <table:table-row table:style-name="ro1">
          <table:table-cell office:value-type="string" table:style-name="ce1">
            <text:p>Aeroporto militare Mario de Bernardi</text:p>
          </table:table-cell>
          <table:table-cell office:value-type="string" table:style-name="ce1">
            <text:p>Aeroporto Militare Mario De Bernardi, Via Caracas, Zingarini, Pomezia, Roma Capitale, Lazio, 00071, Italia</text:p>
          </table:table-cell>
          <table:table-cell office:value-type="string" table:style-name="ce1">
            <text:p>è utilizzato come scalo turistico ed è stato ristrutturato e destinato ad eliporto. 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text:p>
          </table:table-cell>
          <table:table-cell office:value-type="string" table:style-name="ce1">
            <text:p>Si</text:p>
          </table:table-cell>
          <table:table-cell table:number-columns-repeated="16380"/>
        </table:table-row>
        <table:table-row table:style-name="ro1">
          <table:table-cell office:value-type="string" table:style-name="ce1">
            <text:p>Airport Service</text:p>
          </table:table-cell>
          <table:table-cell office:value-type="string" table:style-name="ce1">
            <text:p>Aeroporto di Roma-Fiumicino, Via Leonardo da Vinci, Fiumicino, Roma Capitale, Lazio, 00054, Italia</text:p>
          </table:table-cell>
          <table:table-cell office:value-type="string" table:style-name="ce1">
            <text:p>È uno degli aeroporti più importanti d'Europa. 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text:p>
          </table:table-cell>
          <table:table-cell office:value-type="string" table:style-name="ce1">
            <text:p>No</text:p>
          </table:table-cell>
          <table:table-cell table:number-columns-repeated="16380"/>
        </table:table-row>
        <table:table-row table:style-name="ro1">
          <table:table-cell office:value-type="string" table:style-name="ce1">
            <text:p>Altare della Patria</text:p>
          </table:table-cell>
          <table:table-cell office:value-type="string" table:style-name="ce1">
            <text:p>Altare della Patria, La terrazza dell'Altare della Patria, Campitelli, Municipio Roma I, Roma, Roma Capitale, Lazio, 00186,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office:value-type="string" table:style-name="ce1">
            <text:p>Si</text:p>
          </table:table-cell>
          <table:table-cell table:number-columns-repeated="16380"/>
        </table:table-row>
        <table:table-row table:style-name="ro1">
          <table:table-cell office:value-type="string" table:style-name="ce1">
            <text:p>Anagnina</text:p>
          </table:table-cell>
          <table:table-cell office:value-type="string" table:style-name="ce1">
            <text:p>Anagnina, Piazzale della Stazione Anagnina, Cinecittà, Torre Maura, Osteria del Curato, Roma, Roma Capitale, Lazio, 00173,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Angelini</text:p>
          </table:table-cell>
          <table:table-cell office:value-type="string" table:style-name="ce1">
            <text:p>Angelini, Via Leonardo da Vinci, Fiumicino, Roma Capitale, Lazio, 00054,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Da questi depositi si formano gran parte dei rilievi collinari dell'area. Successivamente l'attività fluviale del Tevere e dell'Aniene contribuì all'erosione dei rilievi e alla sedimentazione, caratterizzando il territorio attuale. <text:s/>Il territorio di Roma, pertanto, presenta diversi paesaggi naturali e caratteristiche ambientali:</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text:p>
          </table:table-cell>
          <table:table-cell table:number-columns-repeated="16381" table:style-name="ce1"/>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table:number-columns-repeated="16381" table:style-name="ce1"/>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text:p>
          </table:table-cell>
          <table:table-cell table:number-columns-repeated="16381" table:style-name="ce1"/>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table:number-columns-repeated="16381" table:style-name="ce1"/>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table:number-columns-repeated="16381" table:style-name="ce1"/>
        </table:table-row>
        <table:table-row table:style-name="ro1">
          <table:table-cell office:value-type="string" table:style-name="ce1">
            <text:p>Antonini</text:p>
          </table:table-cell>
          <table:table-cell office:value-type="string" table:style-name="ce1">
            <text:p>Tempio di Antonino e Faustina, Via Sacra, Campitelli, Municipio Roma I, Roma, Roma Capitale, Lazio, 00184,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 Musica La musica è presente nella storia di Roma fin dalle prime espressioni orali dei ceti dominanti della fase preletteraria (dai carmina convivalia alle neniae) e quelle popolari (canti, formule magiche, filastrocche, carmina triumphalia).</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table:number-columns-repeated="16381" table:style-name="ce1"/>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table:number-columns-repeated="16381" table:style-name="ce1"/>
        </table:table-row>
        <table:table-row table:style-name="ro1">
          <table:table-cell office:value-type="string" table:style-name="ce1">
            <text:p>Appio-Alessandrino</text:p>
          </table:table-cell>
          <table:table-cell office:value-type="string" table:style-name="ce1">
            <text:p>Largo Appio Chieregatti, Tor Tre Teste, Alessandrino, Roma, Roma Capitale, Lazio, 01555, Italia</text:p>
          </table:table-cell>
          <table:table-cell office:value-type="string" table:style-name="ce1">
            <text:p>gli ultimi risalgono al Novecento e furono realizzati per le accresciute esigenze idriche della città. 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text:p>
          </table:table-cell>
          <table:table-cell office:value-type="string" table:style-name="ce1">
            <text:p>No</text:p>
          </table:table-cell>
          <table:table-cell table:number-columns-repeated="16380"/>
        </table:table-row>
        <table:table-row table:style-name="ro1">
          <table:table-cell office:value-type="string" table:style-name="ce1">
            <text:p>Archivio Centrale dello Stato</text:p>
          </table:table-cell>
          <table:table-cell office:value-type="string" table:style-name="ce1">
            <text:p>Archivio Centrale dello Stato, 27, Piazzale degli Archivi, Europa, Municipio Roma IX, Roma, Roma Capitale, Lazio, 00144,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Si</text:p>
          </table:table-cell>
          <table:table-cell table:number-columns-repeated="16380"/>
        </table:table-row>
        <table:table-row table:style-name="ro1">
          <table:table-cell office:value-type="string" table:style-name="ce1">
            <text:p>Archivio di Stato</text:p>
          </table:table-cell>
          <table:table-cell office:value-type="string" table:style-name="ce1">
            <text:p>Archivio Centrale dello Stato, 27, Piazzale degli Archivi, Europa, Municipio Roma IX, Roma, Roma Capitale, Lazio, 00144,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Si</text:p>
          </table:table-cell>
          <table:table-cell table:number-columns-repeated="16380"/>
        </table:table-row>
        <table:table-row table:style-name="ro1">
          <table:table-cell office:value-type="string" table:style-name="ce1">
            <text:p>arco di Costantino</text:p>
          </table:table-cell>
          <table:table-cell office:value-type="string" table:style-name="ce1">
            <text:p>Arco di Costantino, Piazza dell'Arco di Costantino, Celio,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arco di Tito</text:p>
          </table:table-cell>
          <table:table-cell office:value-type="string" table:style-name="ce1">
            <text:p>Arco di Tito, Via Sacra, Campitelli,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Ardeatina</text:p>
          </table:table-cell>
          <table:table-cell office:value-type="string" table:style-name="ce1">
            <text:p>Ardeatina, Castel di Leva, Municipio Roma IX, Rom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Si</text:p>
          </table:table-cell>
          <table:table-cell table:number-columns-repeated="16380"/>
        </table:table-row>
        <table:table-row table:style-name="ro1">
          <table:table-cell office:value-type="string" table:style-name="ce1">
            <text:p>Area di Ricerca</text:p>
          </table:table-cell>
          <table:table-cell office:value-type="string" table:style-name="ce1">
            <text:p>ARTOV Area di Ricerca di Tor Vergata, Via di Grotte Portella, Municipio Roma VI, Roma, Roma Capitale, Lazio, 00044, Italia</text:p>
          </table:table-cell>
          <table:table-cell office:value-type="string" table:style-name="ce1">
            <text:p>l'IsIAO, un ente pubblico che opera attivamente nel campo della promozione culturale fra l'Italia e i paesi dell'Africa e dell'Asia; l'IPOCAN, un'istituzione dedicata allo studio e alla ricerca delle problematiche connesse al Vicino Oriente islamico in età moderna e contemporanea; il Consiglio Nazionale delle Ricerche, ente pubblico nazionale con il compito di svolgere, promuovere, diffondere, trasferire e valorizzare attività di ricerca nei principali settori di sviluppo delle conoscenze e delle loro applicazioni per lo sviluppo scientifico, tecnologico, economico e sociale dell'Italia, con diverse sedi sparse sul territorio comunale e una forte concentrazione di Istituti in un'Area di Ricerca; l'Accademia Nazionale dei Lincei, una delle più antiche in Italia, fondata nel 1603;</text:p>
          </table:table-cell>
          <table:table-cell office:value-type="string" table:style-name="ce1">
            <text:p>No</text:p>
          </table:table-cell>
          <table:table-cell table:number-columns-repeated="16380"/>
        </table:table-row>
        <table:table-row table:style-name="ro1">
          <table:table-cell office:value-type="string" table:style-name="ce1">
            <text:p>Auditorium Conciliazione</text:p>
          </table:table-cell>
          <table:table-cell office:value-type="string" table:style-name="ce1">
            <text:p>Auditorium RAI di via della Conciliazione, Via della Conciliazione, Borgo, Municipio Roma I, Roma, Roma Capitale, Lazio, 00193, Italia</text:p>
          </table:table-cell>
          <table:table-cell office:value-type="string" table:style-name="ce1">
            <text:p>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text:p>
          </table:table-cell>
          <table:table-cell office:value-type="string" table:style-name="ce1">
            <text:p>Si</text:p>
          </table:table-cell>
          <table:table-cell table:number-columns-repeated="16380"/>
        </table:table-row>
        <table:table-row table:style-name="ro1">
          <table:table-cell office:value-type="string" table:style-name="ce1">
            <text:p>Auditorium Conciliazione</text:p>
          </table:table-cell>
          <table:table-cell office:value-type="string" table:style-name="ce1">
            <text:p>Auditorium RAI di via della Conciliazione, Via della Conciliazione, Borgo, Municipio Roma I, Roma, Roma Capitale, Lazio, 00193,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table:number-columns-repeated="16381" table:style-name="ce1"/>
        </table:table-row>
        <table:table-row table:style-name="ro1">
          <table:table-cell office:value-type="string" table:style-name="ce1">
            <text:p>Auditorium di Mecenate</text:p>
          </table:table-cell>
          <table:table-cell office:value-type="string" table:style-name="ce1">
            <text:p>Auditorium di Mecenate, Largo Leopardi, Esquilino, Municipio Roma I, Roma, Roma Capitale, Lazio, 00185,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Roma ha avuto anche una grande cultura hip hop, con rapper molto famosi come Piotta e CaneSecco e collettivi quali il TruceKlan, i Colle der Fomento e i Cor Veleno. 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text:p>
          </table:table-cell>
          <table:table-cell table:number-columns-repeated="16381" table:style-name="ce1"/>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text:p>
          </table:table-cell>
          <table:table-cell table:number-columns-repeated="16381" table:style-name="ce1"/>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Sul piano cinematografico, la città ospita: 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text:p>
          </table:table-cell>
          <table:table-cell table:number-columns-repeated="16381" table:style-name="ce1"/>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Letterature - Festival Internazionale di Roma, che si svolge d'estate presso la basilica di Massenzio al Foro Romano; "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text:p>
          </table:table-cell>
          <table:table-cell table:number-columns-repeated="16381" table:style-name="ce1"/>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table:number-columns-repeated="16381" table:style-name="ce1"/>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table:number-columns-repeated="16381" table:style-name="ce1"/>
        </table:table-row>
        <table:table-row table:style-name="ro1">
          <table:table-cell office:value-type="string" table:style-name="ce1">
            <text:p>Avignone</text:p>
          </table:table-cell>
          <table:table-cell office:value-type="string" table:style-name="ce1">
            <text:p>Viale Avignone, Torrino Nord, Torrino, Roma, Roma Capitale, Lazio, 00144, Italia</text:p>
          </table:table-cell>
          <table:table-cell office:value-type="string" table:style-name="ce1">
            <text:p>lo stesso Pontefice, tre anni dopo, fondò lo Studium Urbis. Ma quando nel 1309 papa Clemente V si ritirò ad Avignone, Roma fu governata dalle famiglie nobili in continua lotta reciproca: la città subì un'involuzione, e nel Quattrocento registrò appena 20 000 abitanti.</text:p>
          </table:table-cell>
          <table:table-cell office:value-type="string" table:style-name="ce1">
            <text:p>No</text:p>
          </table:table-cell>
          <table:table-cell table:number-columns-repeated="16380"/>
        </table:table-row>
        <table:table-row table:style-name="ro1">
          <table:table-cell office:value-type="string" table:style-name="ce1">
            <text:p>Babuino</text:p>
          </table:table-cell>
          <table:table-cell office:value-type="string" table:style-name="ce1">
            <text:p>Babuino, Via dei Greci, Campo Marzio, Municipio Roma I, Roma, Roma Capitale, Lazio, 00187,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No</text:p>
          </table:table-cell>
          <table:table-cell table:number-columns-repeated="16380"/>
        </table:table-row>
        <table:table-row table:style-name="ro1">
          <table:table-cell office:value-type="string" table:style-name="ce1">
            <text:p>Babuino</text:p>
          </table:table-cell>
          <table:table-cell office:value-type="string" table:style-name="ce1">
            <text:p>Babuino, Via dei Greci, Campo Marzio, Municipio Roma I, Roma, Roma Capitale, Lazio, 00187, Italia</text:p>
          </table:table-cell>
          <table:table-cell office:value-type="string" table:style-name="ce1">
            <text:p>Anticamente ad esse era attribuito quasi un potere mistico, in grado di proteggere il popolo romano e rappresentare il consesso degli dei. 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text:p>
          </table:table-cell>
          <table:table-cell table:number-columns-repeated="16381" table:style-name="ce1"/>
        </table:table-row>
        <table:table-row table:style-name="ro1">
          <table:table-cell office:value-type="string" table:style-name="ce1">
            <text:p>Barcaccia</text:p>
          </table:table-cell>
          <table:table-cell office:value-type="string" table:style-name="ce1">
            <text:p>La Barcaccia, Piazza Giuseppe Garibaldi, Rocca di Papa, Roma Capitale, Lazio, 0004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Basilica dei Santi Giovanni e Paolo</text:p>
          </table:table-cell>
          <table:table-cell office:value-type="string" table:style-name="ce1">
            <text:p>Basilica dei Santi Giovanni e Paolo, Clivo di Scauro, Celio, Municipio Roma I, Roma, Roma Capitale, Lazio, 0018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basilica di Massenzio</text:p>
          </table:table-cell>
          <table:table-cell office:value-type="string" table:style-name="ce1">
            <text:p>Basilica di Massenzio, Piazza di Santa Francesca Romana, Campitelli, Municipio Roma I, Roma, Roma Capitale, Lazio, 00184, Italia</text:p>
          </table:table-cell>
          <table:table-cell office:value-type="string" table:style-name="ce1">
            <text:p>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 "Libri Come", presso l'Auditorium Parco della Musica.</text:p>
          </table:table-cell>
          <table:table-cell office:value-type="string" table:style-name="ce1">
            <text:p>Si</text:p>
          </table:table-cell>
          <table:table-cell table:number-columns-repeated="16380"/>
        </table:table-row>
        <table:table-row table:style-name="ro1">
          <table:table-cell office:value-type="string" table:style-name="ce1">
            <text:p>basilica di San Giovanni in 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 fuori le mura</text:p>
          </table:table-cell>
          <table:table-cell office:value-type="string" table:style-name="ce1">
            <text:p>Basilica di San Lorenzo fuori le Mura, 3, Piazzale del Verano, San Lorenzo, Municipio Roma II, Roma, Roma Capitale, Lazio, 00185,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 Paolo fuori le mura</text:p>
          </table:table-cell>
          <table:table-cell office:value-type="string" table:style-name="ce1">
            <text:p>Basilica di San Paolo fuori le mura, 1, Piazzale San Paolo, San Paolo, Ostiense, Municipio Roma VIII, Roma, Roma Capitale, Lazio, 00146,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di San Sebastiano fuori le mura</text:p>
          </table:table-cell>
          <table:table-cell office:value-type="string" table:style-name="ce1">
            <text:p>Basilica di San Sebastiano fuori le mura, Vicolo delle Sette Chiese, Municipio Roma VIII, Roma, Roma Capitale, Lazio, 00014,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ta Croce in Gerusalemme</text:p>
          </table:table-cell>
          <table:table-cell office:value-type="string" table:style-name="ce1">
            <text:p>Basilica di Santa Croce in Gerusalemme, Piazza di Santa Croce in Gerusalemme, Esquilino, Municipio Roma I, Roma, Roma Capitale, Lazio, 00182,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ta Maria Maggiore</text:p>
          </table:table-cell>
          <table:table-cell office:value-type="string" table:style-name="ce1">
            <text:p>Basilica di Santa Maria Maggiore, Piazza di Santa Maria Maggiore, Monti, Municipio Roma I, Roma, Roma Capitale, Lazio, 00184,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sotterranea di Porta Maggiore</text:p>
          </table:table-cell>
          <table:table-cell office:value-type="string" table:style-name="ce1">
            <text:p>Basilica Sotterranea di Porta Maggiore, Piazzale Labicano, Municipio Roma VII, Roma, Roma Capitale, Lazio, 00182,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Ben-Hur</text:p>
          </table:table-cell>
          <table:table-cell office:value-type="string" table:style-name="ce1">
            <text:p>set Ben Hur, Via Pontina, Municipio Roma IX, Roma, Roma Capitale, Lazio, 00071, Italia</text:p>
          </table:table-cell>
          <table:table-cell office:value-type="string" table:style-name="ce1">
            <text:p>qui furono girati colossal come Quo vadis? , Cleopatra e Ben-Hur. Diversi luoghi della città sono legati a film, attori, registi:</text:p>
          </table:table-cell>
          <table:table-cell office:value-type="string" table:style-name="ce1">
            <text:p>No</text:p>
          </table:table-cell>
          <table:table-cell table:number-columns-repeated="16380"/>
        </table:table-row>
        <table:table-row table:style-name="ro1">
          <table:table-cell office:value-type="string" table:style-name="ce1">
            <text:p>Biblioteca dell'Istituto</text:p>
          </table:table-cell>
          <table:table-cell office:value-type="string" table:style-name="ce1">
            <text:p>Biblioteca dell'Istituto dell'Enciclopedia Italiana, Piazza dell'Enciclopedia Italiana, Sant'Angelo, Municipio Roma I, Roma, Roma Capitale, Lazio, 00186, Italia</text:p>
          </table:table-cell>
          <table:table-cell office:value-type="string" table:style-name="ce1">
            <text:p>la Biblioteca Casanatense; la Biblioteca dell'Istituto dell'Enciclopedia Italiana, la Biblioteca Hertziana; la Biblioteca Nazionale Centrale Vittorio Emanuele II, la biblioteca più grande d'Italia;</text:p>
          </table:table-cell>
          <table:table-cell office:value-type="string" table:style-name="ce1">
            <text:p>Si</text:p>
          </table:table-cell>
          <table:table-cell table:number-columns-repeated="16380"/>
        </table:table-row>
        <table:table-row table:style-name="ro1">
          <table:table-cell office:value-type="string" table:style-name="ce1">
            <text:p>Biblioteca Vallicelliana</text:p>
          </table:table-cell>
          <table:table-cell office:value-type="string" table:style-name="ce1">
            <text:p>Biblioteca Vallicelliana, Piazza della Chiesa Nuova, Parione, Municipio Roma I, Roma, Roma Capitale, Lazio, 00186, Italia</text:p>
          </table:table-cell>
          <table:table-cell office:value-type="string" table:style-name="ce1">
            <text:p>la Biblioteca Universitaria Alessandrina; la Biblioteca Vallicelliana. Con il nome di Biblioteche di Roma viene invece indicata la rete delle 37 biblioteche di pubblica lettura di Roma Capitale.</text:p>
          </table:table-cell>
          <table:table-cell office:value-type="string" table:style-name="ce1">
            <text:p>Si</text:p>
          </table:table-cell>
          <table:table-cell table:number-columns-repeated="16380"/>
        </table:table-row>
        <table:table-row table:style-name="ro1">
          <table:table-cell office:value-type="string" table:style-name="ce1">
            <text:p>Biblioteche</text:p>
          </table:table-cell>
          <table:table-cell office:value-type="string" table:style-name="ce1">
            <text:p>Cortile delle biblioteche, Villa Adriana, Tivoli, Roma Capitale, Lazio,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office:value-type="string" table:style-name="ce1">
            <text:p>No</text:p>
          </table:table-cell>
          <table:table-cell table:number-columns-repeated="16380"/>
        </table:table-row>
        <table:table-row table:style-name="ro1">
          <table:table-cell office:value-type="string" table:style-name="ce1">
            <text:p>Borghesiana</text:p>
          </table:table-cell>
          <table:table-cell office:value-type="string" table:style-name="ce1">
            <text:p>Borghesiana, Finocchio,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Borgognona</text:p>
          </table:table-cell>
          <table:table-cell office:value-type="string" table:style-name="ce1">
            <text:p>Via Borgognona, Campo Marzio, Municipio Roma I, Roma, Roma Capitale, Lazio, 00187, Italia</text:p>
          </table:table-cell>
          <table:table-cell office:value-type="string" table:style-name="ce1">
            <text:p>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 In questo periodo la città si espanse in modo rapido:</text:p>
          </table:table-cell>
          <table:table-cell office:value-type="string" table:style-name="ce1">
            <text:p>Si</text:p>
          </table:table-cell>
          <table:table-cell table:number-columns-repeated="16380"/>
        </table:table-row>
        <table:table-row table:style-name="ro1">
          <table:table-cell office:value-type="string" table:style-name="ce1">
            <text:p>Bracciano-Martignano</text:p>
          </table:table-cell>
          <table:table-cell office:value-type="string" table:style-name="ce1">
            <text:p>Parco Regionale Bracciano - Martignano, Trevignano Romano,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La densità abitativa non è elevatissima, per la presenza di aree verdi sparse nel territorio comunale: Roma rappresenta un unicum nel mondo occidentale per la vastità della campagna che fa da corona alla città e la compenetrazione fra città e campagna. Roma, inoltre, è il comune italiano con il più alto numero di territori comunali confinanti, 29 (escludendo l'enclave della Città del Vaticano).</text:p>
          </table:table-cell>
          <table:table-cell office:value-type="string" table:style-name="ce1">
            <text:p>No</text:p>
          </table:table-cell>
          <table:table-cell table:number-columns-repeated="16380"/>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In questo periodo la città si espanse in modo rapido: 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text:p>
          </table:table-cell>
          <table:table-cell table:number-columns-repeated="16381" table:style-name="ce1"/>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Specifiche aree verdi sono destinate all'orto botanico ed al roseto comunale mentre, nelle zone più periferiche, sono pure presenti aree agricole. 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text:p>
          </table:table-cell>
          <table:table-cell table:number-columns-repeated="16381" table:style-name="ce1"/>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è il periodo compreso tra il 1100 ed il 1200, periodo in cui Roma allacciò rapporti con i comuni posti nelle sue vicinanze. Intorno alla metà del XII secolo i cittadini romani instaurarono il Comune Consolare (che si insediò sul Campidoglio), rivale dell'autorità papale e dell'autonomia dei nobili; in questo periodo Roma si munì di nuovi ed efficienti sistemi di difesa.</text:p>
          </table:table-cell>
          <table:table-cell table:number-columns-repeated="16381" table:style-name="ce1"/>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table:number-columns-repeated="16381" table:style-name="ce1"/>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table:number-columns-repeated="16381" table:style-name="ce1"/>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 Il secolo d'oro per il teatro romano moderno fu il Settecento, quando furono costruiti i grandi teatri (l'Alibert, l'Argentina) e si diffuse il melodramma del romano Pietro Metastasio.</text:p>
          </table:table-cell>
          <table:table-cell table:number-columns-repeated="16381" table:style-name="ce1"/>
        </table:table-row>
        <table:table-row table:style-name="ro1">
          <table:table-cell office:value-type="string" table:style-name="ce1">
            <text:p>Campo de' Fiori</text:p>
          </table:table-cell>
          <table:table-cell office:value-type="string" table:style-name="ce1">
            <text:p>Campo de' Fiori, Parione,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Campo Marzio</text:p>
          </table:table-cell>
          <table:table-cell office:value-type="string" table:style-name="ce1">
            <text:p>Campo Marzio, Municipio Roma I, Roma, Roma Capitale, Lazio,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Campus Bio-Medico</text:p>
          </table:table-cell>
          <table:table-cell office:value-type="string" table:style-name="ce1">
            <text:p>Università Campus Bio-Medico di Roma, Via dei Compositori, Selcetta, Municipio Roma IX, Trigoria, Roma, Roma Capitale, Lazio, 00128,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ra i piatti tipici, vi sono l'abbacchio al forno, la coda alla vaccinara, la coratella, i rigatoni con la pajata, i saltimbocca, la trippa di bue, i carciofi alla romana, l'amatriciana, la carbonara, la cacio e pepe, la pasta alla gricia, il pangiallo, la pizza bianca, e piatti della cucina ebraico-romanesca (tra cui i carciofi alla giudia e i calzonicchi). Eventi Ogni anno la Capitale è protagonista di eventi in molteplici ambiti culturali e capaci di attirare diverse centinaia di migliaia di persone. Sul piano cinematografico, la città ospita:</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Esistono ulteriori suddivisioni e toponimi di uso corrente. <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 A fini statistici, i Municipi sono ulteriormente suddivisi in 155 zone urbanistiche omogenee.</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il 78% degli occupati era dipendente, anche questo a causa dell'elevata concentrazione di lavoro pubblico. 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presenza di tre poli universitari pubblici, insieme a decine a carattere privato, ha favorito negli ultimi anni lo sviluppo di attività legate alla ricerca e ai servizi tecnologici avanzati. 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Per quanto concerne i taxi, a Roma le licenze sono circa 7800, a cui si aggiungono 993 autorizzazioni NCC con autovetture. <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table:number-columns-repeated="16381" table:style-name="ce1"/>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Sport Eventi sportivi Roma nella sua storia ha ospitato diversi eventi sportivi di portata mondiale, prime fra tutti le Olimpiadi del 1960 e la prima edizione dei Giochi paralimpici. Inoltre, nella Capitale si sono disputate le finali dei due campionati del mondo di calcio organizzati in Italia (1934 e 1990). Infine, la città ha ospitato la II edizione dei campionati del mondo di atletica leggera nel 1987 e per due volte i campionati mondiali di nuoto (la VII edizione nel 1994 e la XIII edizione nel 2009).</text:p>
          </table:table-cell>
          <table:table-cell table:number-columns-repeated="16381" table:style-name="ce1"/>
        </table:table-row>
        <table:table-row table:style-name="ro1">
          <table:table-cell office:value-type="string" table:style-name="ce1">
            <text:p>Capitolina</text:p>
          </table:table-cell>
          <table:table-cell office:value-type="string" table:style-name="ce1">
            <text:p>Lupa capitolina, Via di San Pietro in Carcere, Campitelli, Municipio Roma I, Roma, Roma Capitale, Lazio, 00184, Italia</text:p>
          </table:table-cell>
          <table:table-cell office:value-type="string" table:style-name="ce1">
            <text:p><text:s/>Architetture civili <text:s/>Le architetture civili di Roma consistono in diverse centinaia di edifici e altri monumenti che accompagnano la storia della città da circa 28 secoli: 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text:p>
          </table:table-cell>
          <table:table-cell office:value-type="string" table:style-name="ce1">
            <text:p>No</text:p>
          </table:table-cell>
          <table:table-cell table:number-columns-repeated="16380"/>
        </table:table-row>
        <table:table-row table:style-name="ro1">
          <table:table-cell office:value-type="string" table:style-name="ce1">
            <text:p>Capitolina</text:p>
          </table:table-cell>
          <table:table-cell office:value-type="string" table:style-name="ce1">
            <text:p>Lupa capitolina, Via di San Pietro in Carcere, Campitelli, Municipio Roma I, Roma, Roma Capitale, Lazio, 00184, Italia</text:p>
          </table:table-cell>
          <table:table-cell office:value-type="string" table:style-name="ce1">
            <text:p>Pallacanestro Virtus Roma, Stella Azzurra Roma, Eurobasket Roma (pallacanestro); Unione Sportiva Primavera Rugby, S.S. Lazio Rugby, Rugby Roma Olimpic 1930, Fiamme Oro Rugby, Unione Rugby Capitolina, CUS Roma Rugby (rugby); S.S. Lazio Pallanuoto, A.S.D. Roma (pallanuoto);</text:p>
          </table:table-cell>
          <table:table-cell table:number-columns-repeated="16381" table:style-name="ce1"/>
        </table:table-row>
        <table:table-row table:style-name="ro1">
          <table:table-cell office:value-type="string" table:style-name="ce1">
            <text:p>Capitolini</text:p>
          </table:table-cell>
          <table:table-cell office:value-type="string" table:style-name="ce1">
            <text:p>Musei Capitolini, Via di Villa Caffarelli,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Capitolini</text:p>
          </table:table-cell>
          <table:table-cell office:value-type="string" table:style-name="ce1">
            <text:p>Musei Capitolini, Via di Villa Caffarelli, Campitelli, Municipio Roma I, Roma, Roma Capitale, Lazio, 00186,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table:number-columns-repeated="16381" table:style-name="ce1"/>
        </table:table-row>
        <table:table-row table:style-name="ro1">
          <table:table-cell office:value-type="string" table:style-name="ce1">
            <text:p>Cartagine</text:p>
          </table:table-cell>
          <table:table-cell office:value-type="string" table:style-name="ce1">
            <text:p>Via Cartagine, Quadraretto, Tuscolano, Roma, Roma Capitale, Lazio, 00174,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office:value-type="string" table:style-name="ce1">
            <text:p>No</text:p>
          </table:table-cell>
          <table:table-cell table:number-columns-repeated="16380"/>
        </table:table-row>
        <table:table-row table:style-name="ro1">
          <table:table-cell office:value-type="string" table:style-name="ce1">
            <text:p>Cartagine</text:p>
          </table:table-cell>
          <table:table-cell office:value-type="string" table:style-name="ce1">
            <text:p>Via Cartagine, Quadraretto, Tuscolano, Roma, Roma Capitale, Lazio, 00174, Italia</text:p>
          </table:table-cell>
          <table:table-cell office:value-type="string" table:style-name="ce1">
            <text:p>È proprio con la rappresentazione di un'opera teatrale che, tradizionalmente, ha inizio la storia della letteratura latina: nel 240 a.C., infatti, gli edili affidarono a Livio Andronico la composizione di una fabula, in occasione dell'anniversario della vittoria di Roma su Cartagine (prima guerra punica). <text:s/>Fortemente influenzato da quello greco, il teatro latino annovera tra i principali autori Gneo Nevio, Marco Pacuvio, Quinto Ennio, Lucio Accio, Tito Maccio Plauto, Publio Terenzio Afro e Lucio Anneo Seneca;</text:p>
          </table:table-cell>
          <table:table-cell table:number-columns-repeated="16381" table:style-name="ce1"/>
        </table:table-row>
        <table:table-row table:style-name="ro1">
          <table:table-cell office:value-type="string" table:style-name="ce1">
            <text:p>Casa della Farnesina</text:p>
          </table:table-cell>
          <table:table-cell office:value-type="string" table:style-name="ce1">
            <text:p>Palazzo della Farnesina, Piazzale della Farnesina, Municipio Roma XV, Roma, Roma Capitale, Lazio, 00194, Italia</text:p>
          </table:table-cell>
          <table:table-cell office:value-type="string" table:style-name="ce1">
            <text:p>La pittura romana, probabilmente simile a quella ellenistica, viene convenzionalmente suddivisa in quattro stili, detti pompeiani; a Roma si sono conservati alcuni esempi in varie dimore patrizie, ad esempio nella villa di Livia e presso la Casa della Farnesina. L'arte romana può essere divisa in due filoni:</text:p>
          </table:table-cell>
          <table:table-cell office:value-type="string" table:style-name="ce1">
            <text:p>Si</text:p>
          </table:table-cell>
          <table:table-cell table:number-columns-repeated="16380"/>
        </table:table-row>
        <table:table-row table:style-name="ro1">
          <table:table-cell office:value-type="string" table:style-name="ce1">
            <text:p>casal de' Pazzi</text:p>
          </table:table-cell>
          <table:table-cell office:value-type="string" table:style-name="ce1">
            <text:p>Museo di Casal de' Pazzi, 6, Viale Egidio Galbani, Municipio Roma IV, Roma, Roma Capitale, Lazio, 00156,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erma</text:p>
          </table:table-cell>
          <table:table-cell office:value-type="string" table:style-name="ce1">
            <text:p>Caserma Salvo D'Acquisto, Tor di Quinto, Roma, Roma Capitale, Lazio,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office:value-type="string" table:style-name="ce1">
            <text:p>No</text:p>
          </table:table-cell>
          <table:table-cell table:number-columns-repeated="16380"/>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table:number-columns-repeated="16381" table:style-name="ce1"/>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table:number-columns-repeated="16381" table:style-name="ce1"/>
        </table:table-row>
        <table:table-row table:style-name="ro1">
          <table:table-cell office:value-type="string" table:style-name="ce1">
            <text:p>Casilino</text:p>
          </table:table-cell>
          <table:table-cell office:value-type="string" table:style-name="ce1">
            <text:p>Ponte Casilino, Via Sondrio, Municipio Roma V, Roma, Roma Capitale, Lazio, 00182,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Cassia</text:p>
          </table:table-cell>
          <table:table-cell office:value-type="string" table:style-name="ce1">
            <text:p>Galleria Cassia, Grande Raccordo Anulare, Municipio Roma XV, Roma, Roma Capitale, Lazio, 00189,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Cassia</text:p>
          </table:table-cell>
          <table:table-cell office:value-type="string" table:style-name="ce1">
            <text:p>Galleria Cassia, Grande Raccordo Anulare, Municipio Roma XV, Roma, Roma Capitale, Lazio, 00189,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table:number-columns-repeated="16381" table:style-name="ce1"/>
        </table:table-row>
        <table:table-row table:style-name="ro1">
          <table:table-cell office:value-type="string" table:style-name="ce1">
            <text:p>Cassia Veientana</text:p>
          </table:table-cell>
          <table:table-cell office:value-type="string" table:style-name="ce1">
            <text:p>Via Veientana Nuova, Prima Porta, Municipio Roma XV, Roma, Roma Capitale, Lazio, 00188,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Castel di Guido</text:p>
          </table:table-cell>
          <table:table-cell office:value-type="string" table:style-name="ce1">
            <text:p>Castel di Guido, Roma, Roma Capitale, Lazio, 00160,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astel Romano</text:p>
          </table:table-cell>
          <table:table-cell office:value-type="string" table:style-name="ce1">
            <text:p>Castel Romano, Via Pontina, Municipio Roma IX, Roma, Roma Capitale, Lazio,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office:value-type="string" table:style-name="ce1">
            <text:p>Si</text:p>
          </table:table-cell>
          <table:table-cell table:number-columns-repeated="16380"/>
        </table:table-row>
        <table:table-row table:style-name="ro1">
          <table:table-cell office:value-type="string" table:style-name="ce1">
            <text:p>Castelli Romani</text:p>
          </table:table-cell>
          <table:table-cell office:value-type="string" table:style-name="ce1">
            <text:p>Punto Informativo Turistico, Via Massimo D'Azeglio, Castel Gandolfo, Roma Capitale, Lazio, 00040, Italia</text:p>
          </table:table-cell>
          <table:table-cell office:value-type="string" table:style-name="ce1">
            <text:p>sommando i km di sviluppo su ferro e su gomma, è con 4650 km la più estesa d'Europa. Dell'estesa rete di tranvie extraurbane che un tempo caratterizzava l'area di Roma, fra cui la tranvia Roma-Tivoli e le tranvie dei Castelli Romani, dopo i tagli operati nel corso del Novecento non è sopravvissuto alcun impianto. Per le piste ciclabili, Roma ha la più estesa rete d'Italia, sia per quanto concerne gli itinerari urbani pedonali asfaltati, oltre 320 km, che per i sentieri misto-terra.</text:p>
          </table:table-cell>
          <table:table-cell office:value-type="string" table:style-name="ce1">
            <text:p>No</text:p>
          </table:table-cell>
          <table:table-cell table:number-columns-repeated="16380"/>
        </table:table-row>
        <table:table-row table:style-name="ro1">
          <table:table-cell office:value-type="string" table:style-name="ce1">
            <text:p>castello di Lunghezza</text:p>
          </table:table-cell>
          <table:table-cell office:value-type="string" table:style-name="ce1">
            <text:p>Castello di Lunghezza, Piazza di Lunghezza, Municipio Roma VI, Lunghezza, Roma, Roma Capitale, Lazio, 00132,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tello di Porcareccia</text:p>
          </table:table-cell>
          <table:table-cell office:value-type="string" table:style-name="ce1">
            <text:p>Castello di Porcareccia, Via del Castello di Porcareccia, Municipio Roma XIV, Casalotti, Roma, Roma Capitale, Lazio, 00166,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trum Caetani</text:p>
          </table:table-cell>
          <table:table-cell office:value-type="string" table:style-name="ce1">
            <text:p>Castrum Caetani, Via Appia Antica, Municipio Roma VIII, Roma, Roma Capitale, Lazio, 00179,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Cecchignola</text:p>
          </table:table-cell>
          <table:table-cell office:value-type="string" table:style-name="ce1">
            <text:p>Cecchignola, Roma, Roma Capitale, Lazio,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table:number-columns-repeated="16381" table:style-name="ce1"/>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table:number-columns-repeated="16381" table:style-name="ce1"/>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text:p>
          </table:table-cell>
          <table:table-cell table:number-columns-repeated="16381" table:style-name="ce1"/>
        </table:table-row>
        <table:table-row table:style-name="ro1">
          <table:table-cell office:value-type="string" table:style-name="ce1">
            <text:p>Centro Habitat Mediterraneo</text:p>
          </table:table-cell>
          <table:table-cell office:value-type="string" table:style-name="ce1">
            <text:p>CHM Centro Habitat Mediterraneo, Via dell'Idroscalo, Idroscalo, Municipio Roma X, Lido di Ostia, Roma, Roma Capitale, Lazio, 00121,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office:value-type="string" table:style-name="ce1">
            <text:p>Si</text:p>
          </table:table-cell>
          <table:table-cell table:number-columns-repeated="16380"/>
        </table:table-row>
        <table:table-row table:style-name="ro1">
          <table:table-cell office:value-type="string" table:style-name="ce1">
            <text:p>chiesa di Dio Padre Misericordioso</text:p>
          </table:table-cell>
          <table:table-cell office:value-type="string" table:style-name="ce1">
            <text:p>Chiesa di Dio Padre Misericordioso, Via Francesco Tovaglieri, Tor Tre Teste, Municipio Roma V, Roma, Roma Capitale, Lazio, 00169,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Chiesa di Roma</text:p>
          </table:table-cell>
          <table:table-cell office:value-type="string" table:style-name="ce1">
            <text:p>Chiesa di San Luigi dei Francesi, Piazza di San Luigi De' Francesi, Sant'Eustachio, Municipio Roma I, Roma, Roma Capitale, Lazio, 00186, Italia</text:p>
          </table:table-cell>
          <table:table-cell office:value-type="string" table:style-name="ce1">
            <text:p>Successivamente la lingua latina seguì l'espansione di Roma nella penisola italica e in tutto l'impero, fino a subire, insieme all'istituzione politica, una fase di declino. In epoca medievale si confermò come lingua ufficiale della Chiesa di Roma e come la lingua colta e internazionale dell'Europa occidentale. L'idioma utilizzato comunemente dalla popolazione, oltre all'ufficiale lingua italiana, è il dialetto romanesco, che, come la maggior parte dei dialetti italiani, non ha alcuna ufficialità.</text:p>
          </table:table-cell>
          <table:table-cell office:value-type="string" table:style-name="ce1">
            <text:p>No</text:p>
          </table:table-cell>
          <table:table-cell table:number-columns-repeated="16380"/>
        </table:table-row>
        <table:table-row table:style-name="ro1">
          <table:table-cell office:value-type="string" table:style-name="ce1">
            <text:p>Chiesa di Roma</text:p>
          </table:table-cell>
          <table:table-cell office:value-type="string" table:style-name="ce1">
            <text:p>Chiesa di San Luigi dei Francesi, Piazza di San Luigi De' Francesi, Sant'Eustachio, Municipio Roma I, Roma, Roma Capitale, Lazio, 00186, Italia</text:p>
          </table:table-cell>
          <table:table-cell office:value-type="string" table:style-name="ce1">
            <text:p>entrambi sono i santi patroni di Roma. 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text:p>
          </table:table-cell>
          <table:table-cell table:number-columns-repeated="16381" table:style-name="ce1"/>
        </table:table-row>
        <table:table-row table:style-name="ro1">
          <table:table-cell office:value-type="string" table:style-name="ce1">
            <text:p>Chiese</text:p>
          </table:table-cell>
          <table:table-cell office:value-type="string" table:style-name="ce1">
            <text:p>Università degli Studi Internazionali di Roma, 139, Via delle Sette Chiese, Garbatella, Ostiense, Municipio Roma VIII, Roma, Roma Capitale, Lazio, 00147, Italia</text:p>
          </table:table-cell>
          <table:table-cell office:value-type="string" table:style-name="ce1">
            <text:p>Roma è la città con più monumenti al mondo sia in senso assoluto sia come densità, ovvero in rapporto alla superficie (monumenti per metro quadrato). <text:s/>Architetture religiose Chiese ed altri luoghi di culto <text:s/>Le architetture religiose di Roma costituiscono una parte fondamentale del patrimonio monumentale della città: esse sono il simbolo dell'importanza culturale, sociale ed artistica della componente religiosa nell'intero arco della storia di Roma.</text:p>
          </table:table-cell>
          <table:table-cell office:value-type="string" table:style-name="ce1">
            <text:p>No</text:p>
          </table:table-cell>
          <table:table-cell table:number-columns-repeated="16380"/>
        </table:table-row>
        <table:table-row table:style-name="ro1">
          <table:table-cell office:value-type="string" table:style-name="ce1">
            <text:p>cimitero del Verano</text:p>
          </table:table-cell>
          <table:table-cell office:value-type="string" table:style-name="ce1">
            <text:p>Cimitero monumentale di Campo Verano, Tiburtino,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mitero di Ostia</text:p>
          </table:table-cell>
          <table:table-cell office:value-type="string" table:style-name="ce1">
            <text:p>Cimitero di OstiaAntica, Via di Piana Bella, Municipio Roma X, Casal Palocco, Roma, Roma Capitale, Lazio, 00119,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mitero Flaminio</text:p>
          </table:table-cell>
          <table:table-cell office:value-type="string" table:style-name="ce1">
            <text:p>Cimitero Flaminio, Casale Prima Porta,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Si festeggia il primo sabato dopo il 16 luglio in occasione della ricorrenza della Madonna del Carmelo. Istituzioni, enti e associazioni La città è il centro di molte istituzioni finanziarie (banche ed assicurazioni), di centri di produzione televisiva, di aziende operanti nella moda e nella pubblicità e soprattutto dell'industria cinematografica, grazie alle numerose case di produzione e agli studi di Cinecittà. Roma è anche sede di alcune agenzie internazionali delle Nazioni Unite, come:</text:p>
          </table:table-cell>
          <table:table-cell table:number-columns-repeated="16381" table:style-name="ce1"/>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text:s/>Cinema Roma è considerata una delle capitali mondiali del cinema: dalla costruzione degli studi di Cinecittà in poi, vi si è concentrata gran parte dell'industria cinematografica italiana. Cinecittà, inaugurata nel 1937, negli anni cinquanta e sessanta divenne, per i produttori americani, la nuova Hollywood:</text:p>
          </table:table-cell>
          <table:table-cell table:number-columns-repeated="16381" table:style-name="ce1"/>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dalla costruzione degli studi di Cinecittà in poi, vi si è concentrata gran parte dell'industria cinematografica italiana. Cinecittà, inaugurata nel 1937, negli anni cinquanta e sessanta divenne, per i produttori americani, la nuova Hollywood: qui furono girati colossal come Quo vadis?</text:p>
          </table:table-cell>
          <table:table-cell table:number-columns-repeated="16381" table:style-name="ce1"/>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Roma è legata a tanti altri cineasti, tra cui registi come Vittorio De Sica, Roberto Rossellini, Pier Paolo Pasolini, Giorgio Bianchi, Luigi Comencini, Luigi Zampa, Dino Risi, Steno, Pietro Germi, Ettore Scola, Sergio Leone, Lucio Fulci, Dario Argento, Nanni Moretti, Matteo Garrone, sceneggiatori come Suso Cecchi D'Amico, Ennio Flaiano, Leonardo Benvenuti, Age &amp; Scarpelli, Flavio Mogherini e anche ad attori come Anna Magnani, Aldo Fabrizi, Silvana Mangano, Alberto Sordi, Nino Manfredi, Vittorio Gassman, Ugo Tognazzi, Gian Maria Volonté, Enrico Montesano, Gigi Proietti, Christian De Sica, Carlo Verdone, Sergio Castellitto, Massimo Ghini. 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text:p>
          </table:table-cell>
          <table:table-cell table:number-columns-repeated="16381" table:style-name="ce1"/>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Nel 1919 alla Città fu dedicato un apposito inno composto da Puccini su testo di Fausto Salvatori, per celebrare la vittoria dell'Italia nella prima guerra mondiale. Lo Studio 15 di Cinecittà ha ospitato l'Eurovision Song Contest 1991, dopo la vittoria nell'anno precedente di Toto Cutugno, e ha visto a sua volta la vittoria della Svezia con il brano Fångad av en stormvind di Carola Häggkvist. <text:s/>Cucina <text:s/>Alle origini della cucina romana vi è la cucina dell'antica Roma, descritta nel Satyricon di Petronio Arbitro e nelle ricette di Apicio e basata su carni battute, legumi, ortaggi, pesci e vino.</text:p>
          </table:table-cell>
          <table:table-cell table:number-columns-repeated="16381" table:style-name="ce1"/>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table:number-columns-repeated="16381" table:style-name="ce1"/>
        </table:table-row>
        <table:table-row table:style-name="ro1">
          <table:table-cell office:value-type="string" table:style-name="ce1">
            <text:p>Circe</text:p>
          </table:table-cell>
          <table:table-cell office:value-type="string" table:style-name="ce1">
            <text:p>Via Circe, Anzio, Lido delle Sirene, Anzio, Roma Capitale, Lazio, 00042, Italia</text:p>
          </table:table-cell>
          <table:table-cell office:value-type="string" table:style-name="ce1">
            <text:p><text:s/>Roma, figlia di Italo (o di Telefo figlio di Ercole), sposa di Enea o di suo figlio Ascanio; Romano, figlio di Odisseo e Circe; Romo, figlio di Ematione, che Diomede fece giungere da Troia; Romide, tiranno dei latini, che espulse gli Etruschi dalla regione;</text:p>
          </table:table-cell>
          <table:table-cell office:value-type="string" table:style-name="ce1">
            <text:p>No</text:p>
          </table:table-cell>
          <table:table-cell table:number-columns-repeated="16380"/>
        </table:table-row>
        <table:table-row table:style-name="ro1">
          <table:table-cell office:value-type="string" table:style-name="ce1">
            <text:p>Circo Massimo</text:p>
          </table:table-cell>
          <table:table-cell office:value-type="string" table:style-name="ce1">
            <text:p>Circo Massimo, Viale Aventino, San Saba, Municipio Roma I, Roma, Roma Capitale, Lazio, 00184,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office:value-type="string" table:style-name="ce1">
            <text:p>Si</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 Cuore della cristianità cattolica, è l'unica città al mondo ad ospitare al proprio interno un intero Stato, l'enclave della Città del Vatica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Per antonomasia, è definita l'Urbe, Caput mundi e Città eterna. 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Roma rappresenta un unicum nel mondo occidentale per la vastità della campagna che fa da corona alla città e la compenetrazione fra città e campagna. Roma, inoltre, è il comune italiano con il più alto numero di territori comunali confinanti, 29 (escludendo l'enclave della Città del Vaticano). Il territorio su cui la città è sorta e si è sviluppata ha una storia geologicamente compless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text:s/>Urbs/Urbe (dal latino: "Città"), perché già anticamente la parola Urbs indicava Roma, che era considerata la città per antonomasia; Caput fidei (dal latino:</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 Caput mundi (dal latino:</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Roma non ne fu la capitale (posta ad Aquisgrana), ma funse da centro religioso del nuovo stato teocratico. Intorno alla metà del IX secolo, papa Leone IV, dopo l'incursione saracena dell'846, fece fortificare la Civitas Leonina (corrispondente all'incirca alla Città del Vaticano), confermando il potere politico assunto dai pontefici, che venivano protetti dalle famiglie nobili. Anche queste ultime fortificarono le proprie residenze, fino a renderle veri e propri castell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 <text:s/>Architetture civili <text:s/>Le architetture civili di Roma consistono in diverse centinaia di edifici e altri monumenti che accompagnano la storia della città da circa 28 secol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 Per tale motivo è stata a volte definita capitale di due Stat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Fatto Quotidiano (fondato nel 2009).In passato fu anche sede de L'Unità, Liberazione, Il Popolo, e Il Riformista. Tra i gruppi editoriali e le case editrici romane, vi sono il Gruppo Editoriale L'Espresso, il Gruppo Editoriale Italiano, l'Istituto dell'Enciclopedia Italiana, la Carocci, la Città Nuova Editrice, Caltagirone Editore, la Lateran University Press, la Newton Compton Editori, la Gremese, la Fanucci, la Nutrimenti la Editori Riuniti e CIC Edizioni Internazionali. <text:s/>Radio Tra le emittenti radiofoniche italiane a diffusione nazionale, hanno sede a Roma Radio Capital, M2o, Radio Dimensione Suono Roma, Radio Radicale e Rai Radio con 10 reti radiofoniche.</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 Lo Studio 15 di Cinecittà ha ospitato l'Eurovision Song Contest 1991, dopo la vittoria nell'anno precedente di Toto Cutugno, e ha visto a sua volta la vittoria della Svezia con il brano Fångad av en stormvind di Carola Häggkvist.</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 <text:s/>Turismo L'importanza storica, monumentale, artistica, culturale e religiosa della città la rende una delle principali mete turistiche nel mondo , e anche nel 2019 mantiene la seconda posizione in Unione Europea dopo Parigi.</text:p>
          </table:table-cell>
          <table:table-cell table:number-columns-repeated="16381" table:style-name="ce1"/>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table:number-columns-repeated="16381" table:style-name="ce1"/>
        </table:table-row>
        <table:table-row table:style-name="ro1">
          <table:table-cell office:value-type="string" table:style-name="ce1">
            <text:p>Città 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office:value-type="string" table:style-name="ce1">
            <text:p>No</text:p>
          </table:table-cell>
          <table:table-cell table:number-columns-repeated="16380"/>
        </table:table-row>
        <table:table-row table:style-name="ro1">
          <table:table-cell office:value-type="string" table:style-name="ce1">
            <text:p>Città metropolitana</text:p>
          </table:table-cell>
          <table:table-cell office:value-type="string" table:style-name="ce1">
            <text:p>Roma, Roma Capitale, Lazio, 00100, Italia</text:p>
          </table:table-cell>
          <table:table-cell office:value-type="string" table:style-name="ce1">
            <text:p>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 <text:s/>Turismo L'importanza storica, monumentale, artistica, culturale e religiosa della città la rende una delle principali mete turistiche nel mondo , e anche nel 2019 mantiene la seconda posizione in Unione Europea dopo Parigi.</text:p>
          </table:table-cell>
          <table:table-cell office:value-type="string" table:style-name="ce1">
            <text:p>No</text:p>
          </table:table-cell>
          <table:table-cell table:number-columns-repeated="16380"/>
        </table:table-row>
        <table:table-row table:style-name="ro1">
          <table:table-cell office:value-type="string" table:style-name="ce1">
            <text:p>Città metropolitana</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table:number-columns-repeated="16381" table:style-name="ce1"/>
        </table:table-row>
        <table:table-row table:style-name="ro1">
          <table:table-cell office:value-type="string" table:style-name="ce1">
            <text:p>Città metropolitana di Roma</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Città Santa</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office:value-type="string" table:style-name="ce1">
            <text:p>No</text:p>
          </table:table-cell>
          <table:table-cell table:number-columns-repeated="16380"/>
        </table:table-row>
        <table:table-row table:style-name="ro1">
          <table:table-cell office:value-type="string" table:style-name="ce1">
            <text:p>Clementina</text:p>
          </table:table-cell>
          <table:table-cell office:value-type="string" table:style-name="ce1">
            <text:p>Via Clementina, Monti, Municipio Roma I, Roma, Roma Capitale, Lazio, 00184,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No</text:p>
          </table:table-cell>
          <table:table-cell table:number-columns-repeated="16380"/>
        </table:table-row>
        <table:table-row table:style-name="ro1">
          <table:table-cell office:value-type="string" table:style-name="ce1">
            <text:p>Col di Lana</text:p>
          </table:table-cell>
          <table:table-cell office:value-type="string" table:style-name="ce1">
            <text:p>Via Col di Lana, Della Vittoria,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colle Oppio</text:p>
          </table:table-cell>
          <table:table-cell office:value-type="string" table:style-name="ce1">
            <text:p>Parco del Colle Oppio, Municipio Roma I, Roma, Roma Capitale, Lazio,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office:value-type="string" table:style-name="ce1">
            <text:p>Si</text:p>
          </table:table-cell>
          <table:table-cell table:number-columns-repeated="16380"/>
        </table:table-row>
        <table:table-row table:style-name="ro1">
          <table:table-cell office:value-type="string" table:style-name="ce1">
            <text:p>Colli Albani</text:p>
          </table:table-cell>
          <table:table-cell office:value-type="string" table:style-name="ce1">
            <text:p>Colli Albani, Largo dei Colli Albani, Municipio Roma VII, Roma, Roma Capitale, Lazio, 00179, Italia</text:p>
          </table:table-cell>
          <table:table-cell office:value-type="string" table:style-name="ce1">
            <text:p>Il territorio su cui la città è sorta e si è sviluppata ha una storia geologicamente complessa: 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table:number-columns-repeated="16381" table:style-name="ce1"/>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text:s/>Altri simboli di Roma, oltre allo stemma comunale, sono la lupa capitolina, statua bronzea raffigurante la leggendaria lupa che allattò i due gemelli Romolo e Remo; il Colosseo, il più grande anfiteatro del mondo romano, riconosciuto, nel 2007, come una delle sette meraviglie del mondo moderno (unica in Europa); il Cupolone, la cupola della basilica di San Pietro in Vaticano, che domina tutta la città e simboleggia il mondo cristiano.</text:p>
          </table:table-cell>
          <table:table-cell table:number-columns-repeated="16381" table:style-name="ce1"/>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table:number-columns-repeated="16381" table:style-name="ce1"/>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 sul vicino colle Oppio si trovano i resti della Domus Aurea, la casa d'oro di Nerone.</text:p>
          </table:table-cell>
          <table:table-cell table:number-columns-repeated="16381" table:style-name="ce1"/>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text:s/>Fauna urbana Nella città eterna vivono migliaia di specie di animali, vertebrati ed invertebrati. Tipici della zona del Colosseo, per esempio, sono i gatti, dichiarati dal 2001 "patrimonio bioculturale di Roma" (unico esempio in Italia di un provvedimento del genere). I gatti romani sono circa 300000.</text:p>
          </table:table-cell>
          <table:table-cell table:number-columns-repeated="16381" table:style-name="ce1"/>
        </table:table-row>
        <table:table-row table:style-name="ro1">
          <table:table-cell office:value-type="string" table:style-name="ce1">
            <text:p>Conservatori</text:p>
          </table:table-cell>
          <table:table-cell office:value-type="string" table:style-name="ce1">
            <text:p>Palazzo dei Conservatori, Via delle Tre Pile,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No</text:p>
          </table:table-cell>
          <table:table-cell table:number-columns-repeated="16380"/>
        </table:table-row>
        <table:table-row table:style-name="ro1">
          <table:table-cell office:value-type="string" table:style-name="ce1">
            <text:p>Corsica</text:p>
          </table:table-cell>
          <table:table-cell office:value-type="string" table:style-name="ce1">
            <text:p>Via Corsica, Municipio Roma II, Roma, Roma Capitale, Lazio, 00198,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Costanzi</text:p>
          </table:table-cell>
          <table:table-cell office:value-type="string" table:style-name="ce1">
            <text:p>Via Guido Costanzi, Portuense, Roma, Roma Capitale, Lazio, 00146, Italia</text:p>
          </table:table-cell>
          <table:table-cell office:value-type="string" table:style-name="ce1">
            <text:p>Il teatro, dopo un declino nella prima metà dell'Ottocento, si rivitalizzò dopo l'unità nazionale (soprattutto il teatro dialettale e la prosa); negli anni 1880 fu costruito il Costanzi (il teatro dell'Opera). Nel Novecento furono realizzati numerosi teatri, nonostante la crisi del mondo teatrale dovuta alla nascita del cinema e della televisio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uogo di fondazione della Comunità economica europea e dell'Euratom, ospita anche le sedi di tre organizzazioni delle Nazioni Unite: la FAO, il Fondo internazionale per lo sviluppo agricolo (IFAD) e il Programma alimentare mondiale (PAM). Per tutte queste caratteristiche Roma rientra nel novero delle città globali, precisamente nella categoria Bet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 Successivamente l'attività fluviale del Tevere e dell'Aniene contribuì all'erosione dei rilievi e alla sedimentazione, caratterizzando il territorio attuale.</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 estate l'influenza mitigatrice del Mar Tirreno è più avvertibile sui versanti occidentali della città grazie al caratteristico "Ponentino", un delicato zefiro che spira da ovest verso est inibendo l'eccessivo riscaldamento dei pomeriggi estivi e alleviando la sensazione di disagio. Diversa la situazione al centro raggiunto solo parzialmente dal Ponentino a causa della forte urbanizzazione, la cui temperatura può registrare fino a 3–4 °C in più rispetto al versante ovest. D'estate il connubio tra tasso di umidità e temperature elevate, unito a infiltrazioni di aria fresca da nord-ovest può dare vita a rari ma intensi fenomeni temporaleschi;</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iversa la situazione al centro raggiunto solo parzialmente dal Ponentino a causa della forte urbanizzazione, la cui temperatura può registrare fino a 3–4 °C in più rispetto al versante ovest. D'estate il connubio tra tasso di umidità e temperature elevate, unito a infiltrazioni di aria fresca da nord-ovest può dare vita a rari ma intensi fenomeni temporaleschi; questa situazione si protrae fino al mese di ottobre, le cui infiltrazioni di aria via via più fresca incontrano un mare ancora molto caldo.</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questa situazione si protrae fino al mese di ottobre, le cui infiltrazioni di aria via via più fresca incontrano un mare ancora molto caldo. Durante il resto dell'anno si alternano periodi più asciutti a periodi moderatamente piovosi, con picchi massimi nei mesi di novembre, dicembre e aprile. La media annua delle precipitazioni si aggira intorno agli 800 mm nel trentennio 1971-2000.</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 il nome potrebbe derivare da:</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Roma, figlia di Italo (o di Telefo figlio di Ercole), sposa di Enea o di suo figlio Ascanio; Romano, figlio di Odisseo e Circe; Romo, figlio di Ematione, che Diomede fece giungere da Troia; Romide, tiranno dei latini, che espulse gli Etruschi dalla regione;</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III secolo, al termine della dinastia dei Severi, iniziò la crisi del principato, cui seguì un periodo di anarchia militare. Quando salì al potere Diocleziano (284), la situazione di Roma era grave: i barbari premevano dai confini già da decenni, le province erano governate da uomini corrott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barbari premevano dai confini già da decenni, le province erano governate da uomini corrotti. Per gestire meglio l'impero, Diocleziano lo divise in due parti: egli divenne Augusto della parte orientale (con residenza a Nicomedia) e nominò Valerio Massimiano Augusto della parte occidentale, spostando la residenza imperiale a Mediolanum.</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u suo ordine, inoltre, iniziarono gli scavi archeologici (in particolar modo al Foro Romano) guidati dal francese Quatremère de Quincy. Durante il periodo francese, numerose furono le spoliazioni napoleoniche di opere d'arte a Roma. Alla conclusione dell'era napoleonica, nonostante una fugace occupazione da parte di Gioacchino Murat nel novembre 1813, papa Pio VII tornò a Roma nel 1814, ripristinando il potere temporale papale come sancito dal Congresso di Vienn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 Nel 1861, in seguito all'unità d'Italia suggellata da Cavour, ebbero inizio le pressioni del primo re d'Italia, Vittorio Emanuele II nei confronti di Pio IX, invitato ripetutamente a lasciare il proprio dominio temporal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espansione urbana avvenne in parallelo con l'afflusso di molti nuovi abitanti, che superarono il mezzo milione all'inizio del XX secolo, ma fu anche la causa dello scandalo finanziario della Banca Romana. Dopo la prima guerra mondiale la città si venne a trovare in un clima di disordini e incertezza politica che, nel 1922, favorì l'ascesa al potere di Benito Mussolini (28 ottobre, la marcia su Roma). Durante il ventennio fascista, Roma fu al centro di una drastica rivoluzione urbanistica voluta e attuata dallo stesso Mussolin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opo la prima guerra mondiale la città si venne a trovare in un clima di disordini e incertezza politica che, nel 1922, favorì l'ascesa al potere di Benito Mussolini (28 ottobre, la marcia su Roma). 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ltra immagine caratteristica della Roma medievale e dell'agro romano, erano le torri e i castelli, spesso costruiti su rovine antiche, dimore delle potenti famiglie baronali che spadroneggiavano in città tra il X e il XIV secolo. 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 <text:s/>Vie e piazze <text:s/>Le principali piazze di Roma, nate durante il Rinascimento o il periodo barocco, tendono a testimoniare la capacità creativa di un ideale di vita armonioso tra esaltazione umanistica e concezione soprannatural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romanesco, come tutte le lingue, si è poi evoluto negli anni (Giuseppe Gioachino Belli, nella prima metà dell'Ottocento, usa forme linguistiche che non vengono utilizzate da Trilussa all'inizio del Novecento), e dall'inizio del XX secolo si è diffuso anche in altre zone del Lazio, in conseguenza della crescita demografica. Tra le maggiori creazioni letterarie in dialetto romanesco sono da ricordare, oltre i poeti già citati Gioachino Belli e Trilussa, Cesare Pascarella, Giuseppe Berneri, Filippo Chiappini, Crescenzo Del Monte. Numerosi attori hanno contribuito e contribuiscono all'espressione teatrale e cinematografica del romanesco nel Novecent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I secolo, come avvenne nei centri più importanti dell'impero, si diffuse rapidamente anche il cristianesimo: inizialmente ritenuti una setta giudaica, i cristiani, appartenenti a tutti i ceti della società, avevano una propria organizzazione (la chiesa, assemblea di Dio), con a capo un vescovo (successivamente chiamato Papa), primo dei quali è considerato l'apostolo Pietro; egli morì a Roma come Paolo di Tarso, l'apostolo dei Gentili giunto nell'Urbe per la predicazione intorno al 60:</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quartiere Europa, si trova il museo nazionale delle arti e tradizioni popolari, che raccoglie materiale tradizionale e folkloristico-popolare proveniente da tutta Italia. <text:s/>Da ricordare inoltre: <text:s/>Natale di Roma, il 21 april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Organizzazione delle Nazioni Unite per l'alimentazione e l'agricoltura (FAO); il Fondo internazionale per lo sviluppo agricolo (IFAD).In città ha sede il collegio di difesa della NATO. La capitale italiana, oltre ai trattati che nel 1957 hanno istituito la CEE e l'Euratom, ha ospitato anche la firma ufficiale del trattato per la Costituzione europea (29 ottobre 2004) e la stipulazione dello statuto della Corte penale internazional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i gruppi editoriali e le case editrici romane, vi sono il Gruppo Editoriale L'Espresso, il Gruppo Editoriale Italiano, l'Istituto dell'Enciclopedia Italiana, la Carocci, la Città Nuova Editrice, Caltagirone Editore, la Lateran University Press, la Newton Compton Editori, la Gremese, la Fanucci, la Nutrimenti la Editori Riuniti e CIC Edizioni Internazionali. <text:s/>Radio Tra le emittenti radiofoniche italiane a diffusione nazionale, hanno sede a Roma Radio Capital, M2o, Radio Dimensione Suono Roma, Radio Radicale e Rai Radio con 10 reti radiofoniche. Vi si trovano, inoltre, la sede operativa di Radio 24, alcuni studi di Radio Kiss Kiss, una redazione di Radio Maria e una sede di RTL 102.5.</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Vi si trovano, inoltre, la sede operativa di Radio 24, alcuni studi di Radio Kiss Kiss, una redazione di Radio Maria e una sede di RTL 102.5. Il 6 ottobre 1924 Ines Viviani Donarelli lesse l'annuncio iniziale della prima trasmissione radiofonica italiana della URI dallo studio romano di palazzo Corrodi (quartiere Parioli). Nel 1927 la URI divenne EIAR, con sede legale a Rom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qui la società, il 10 aprile 1954, divenne operatore televisivo e assunse la denominazione RAI - Radiotelevisione Italiana. La sede legale, la presidenza e la direzione generale si trovano in viale Giuseppe Mazzini 14, nel quartiere Della Vittoria. Il principale centro di produzione si trova a Saxa Rubr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 Canzonissima a Rischiatutto, da Non è la Rai al Maurizio Costanzo Show, da Ballando con le stelle a Carràmba! Che sorpresa, da Domenica in a Chi l'ha visto? , da Un medico in famiglia a I Cesaron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roprio il cristianesimo modificò l'aspetto della città, che si arricchì di catacombe, di basiliche (costruite sull'esempio di quelle civili), di chiese con decorazioni musive. 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 in questo periodo, in città lavorarono, al servizio dei Papi, i maggiori architetti e pittori del temp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Masaccio e Masolino, Leon Battista Alberti, il Beato Angelico, Piero della Francesca, Pinturicchio, Botticelli, Bramante, Raffaello e Michelangelo. Dopo il quinquennio di papa Sisto V, che mutò l'impianto urbanistico della città, nel XVII secolo a Roma nacque l'arte barocca, che ebbe in Carlo Maderno, Pietro da Cortona, Gian Lorenzo Bernini e Francesco Borromini i suoi massimi esponenti. Nel Settecento, Roma perse il ruolo politico di principale capitale europea, e, nonostante la realizzazione di alcune grandi opere d'arte (tra cui quelle di Antonio Canova), la produzione artistica subì un lento declino, dovuto anche alle vicende politiche della città.</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a città dovette adeguarsi nuovamente al ruolo di capitale e conobbe una rapida espansione, urbanistica e demografica. Dopo la Roma umbertina di fine Ottocento e la Roma giolittiana di inizio XX secolo, si affermò il fascismo, che rinnovò il volto della città. La seconda metà del secolo è stata caratterizzata dalla creazione di nuovi quartieri, come l'EUR, in cui dominano l'arte e l'architettura moderna e contemporane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l I secolo d.C. in poi, per il teatro latino iniziò una lunga fase di decadenza. 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 Cleopatra e Ben-Hur. 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ono numerosi, in particolar modo, i film sull'antica Roma, facenti parte del cosiddetto genere peplum (da Spartacus a Il gladiatore) e specialmente quelli filo religioso-esorcistico (Il rito, L'altra faccia del diavolo e Angeli e demoni). Roma è legata a tanti altri cineasti, tra cui registi come Vittorio De Sica, Roberto Rossellini, Pier Paolo Pasolini, Giorgio Bianchi, Luigi Comencini, Luigi Zampa, Dino Risi, Steno, Pietro Germi, Ettore Scola, Sergio Leone, Lucio Fulci, Dario Argento, Nanni Moretti, Matteo Garrone, sceneggiatori come Suso Cecchi D'Amico, Ennio Flaiano, Leonardo Benvenuti, Age &amp; Scarpelli, Flavio Mogherini e anche ad attori come Anna Magnani, Aldo Fabrizi, Silvana Mangano, Alberto Sordi, Nino Manfredi, Vittorio Gassman, Ugo Tognazzi, Gian Maria Volonté, Enrico Montesano, Gigi Proietti, Christian De Sica, Carlo Verdone, Sergio Castellitto, Massimo Ghini. Prima di Cinecittà, tuttavia, vi furono altre case di produzion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 Musica La musica è presente nella storia di Roma fin dalle prime espressioni orali dei ceti dominanti della fase preletteraria (dai carmina convivalia alle neniae) e quelle popolari (canti, formule magiche, filastrocche, carmina triumphali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Musica La musica è presente nella storia di Roma fin dalle prime espressioni orali dei ceti dominanti della fase preletteraria (dai carmina convivalia alle neniae) e quelle popolari (canti, formule magiche, filastrocche, carmina triumphalia). Di origini etrusche o italiche, la musica romana ricopriva un ruolo fondamentale nella vita sociale, culturale e militare: i principali strumenti, infatti, venivano utilizzati durante le battagli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Fu a Roma che, con Caccini prima e con Metastasio poi, si avviò la riforma del melodramma italiano. 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 Roma ha avuto anche una grande cultura hip hop, con rapper molto famosi come Piotta e CaneSecco e collettivi quali il TruceKlan, i Colle der Fomento e i Cor Velen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Roma Sposa - Salone Internazionale dell'Abito da Sposa e da Cerimonia, che ha luogo in autunno presso il Nuovo Centro Congressi. Di rilevanza nazionale sono anche altre manifestazioni, come l'Estate romana o Romarama, che prevede numerose iniziative (eventi artistici, performance teatrali, spettacoli di musica, rassegne di cinema, rassegne a base di reading, letture e concerti, manifestazioni dedicate ai libri e altri eventi), l'edizione europea del Maker Faire, il Romaeuropa Festival, e il Romics, evento legato al fumetto e all'animazione, annuale fino al 2012 e semestrale a partire dal 2013. <text:s/>Geografia antropica Urbanistica Suddivisioni storiche La suddivisione storica è composta di 116 comprensori toponomastici organizzati in quattro grupp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ommando i km di sviluppo su ferro e su gomma, è con 4650 km la più estesa d'Europa. Dell'estesa rete di tranvie extraurbane che un tempo caratterizzava l'area di Roma, fra cui la tranvia Roma-Tivoli e le tranvie dei Castelli Romani, dopo i tagli operati nel corso del Novecento non è sopravvissuto alcun impianto. Per le piste ciclabili, Roma ha la più estesa rete d'Italia, sia per quanto concerne gli itinerari urbani pedonali asfaltati, oltre 320 km, che per i sentieri misto-terra.</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la capitale, infine, si trovano le missioni diplomatiche permanenti presso la FAO degli stati membri dell'agenzia delle Nazioni Unite. <text:s/>Gemellaggi Dal 1956 Roma è gemellata in modo esclusivo e reciproco con: <text:s text:c="2"/>Parigi.</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Unione Sportiva Primavera Rugby, S.S. Lazio Rugby, Rugby Roma Olimpic 1930, Fiamme Oro Rugby, Unione Rugby Capitolina, CUS Roma Rugby (rugby); S.S. Lazio Pallanuoto, A.S.D. Roma (pallanuoto); Gladiatori Roma, Grizzlies Roma, Marines Lazio (football americano);</text:p>
          </table:table-cell>
          <table:table-cell table:number-columns-repeated="1638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Gladiatori Roma, Grizzlies Roma, Marines Lazio (football americano); A.S.D. Ginnastica Romana, Olos Gym 2000 (ginnastica artistica); Roma Volley Club Femminile (pallavolo);</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Roma Volley Club Femminile (pallavolo); 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text:p>
          </table:table-cell>
          <table:table-cell table:number-columns-repeated="16381" table:style-name="ce1"/>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table:number-columns-repeated="16381" table:style-name="ce1"/>
        </table:table-row>
        <table:table-row table:style-name="ro1">
          <table:table-cell office:value-type="string" table:style-name="ce1">
            <text:p>diocesi di Porto-Santa Rufina</text:p>
          </table:table-cell>
          <table:table-cell office:value-type="string" table:style-name="ce1">
            <text:p>Diocesi di Porto Santa Rufina - Curia Vescovile, 53, Via del Cenacolo, Municipio Roma XV, 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table-row>
        <table:table-row table:style-name="ro1">
          <table:table-cell office:value-type="string" table:style-name="ce1">
            <text:p>diocesi di Roma</text:p>
          </table:table-cell>
          <table:table-cell office:value-type="string" table:style-name="ce1">
            <text:p>Diocesi di Porto Santa Rufina - Curia Vescovile, 53, Via del Cenacolo, Municipio Roma XV, 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Domiziano</text:p>
          </table:table-cell>
          <table:table-cell office:value-type="string" table:style-name="ce1">
            <text:p>Domiziano, Corsia Agonale, Parione, Municipio Roma I, Roma, Roma Capitale, Lazio, 00186,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No</text:p>
          </table:table-cell>
          <table:table-cell table:number-columns-repeated="16380"/>
        </table:table-row>
        <table:table-row table:style-name="ro1">
          <table:table-cell office:value-type="string" table:style-name="ce1">
            <text:p>Domus Aurea</text:p>
          </table:table-cell>
          <table:table-cell office:value-type="string" table:style-name="ce1">
            <text:p>Domus Aurea, Viale Serapide, Monti, Municipio Roma I, Roma, Roma Capitale, Lazio, 00184,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office:value-type="string" table:style-name="ce1">
            <text:p>Si</text:p>
          </table:table-cell>
          <table:table-cell table:number-columns-repeated="16380"/>
        </table:table-row>
        <table:table-row table:style-name="ro1">
          <table:table-cell office:value-type="string" table:style-name="ce1">
            <text:p>Egitto</text:p>
          </table:table-cell>
          <table:table-cell office:value-type="string" table:style-name="ce1">
            <text:p>Via Egitto, Parioli, Roma, Roma Capitale, Lazio, 00191, Italia</text:p>
          </table:table-cell>
          <table:table-cell office:value-type="string" table:style-name="ce1">
            <text:p>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text:p>
          </table:table-cell>
          <table:table-cell office:value-type="string" table:style-name="ce1">
            <text:p>No</text:p>
          </table:table-cell>
          <table:table-cell table:number-columns-repeated="16380"/>
        </table:table-row>
        <table:table-row table:style-name="ro1">
          <table:table-cell office:value-type="string" table:style-name="ce1">
            <text:p>Egitto</text:p>
          </table:table-cell>
          <table:table-cell office:value-type="string" table:style-name="ce1">
            <text:p>Via Egitto, Parioli, Roma, Roma Capitale, Lazio, 00191, Italia</text:p>
          </table:table-cell>
          <table:table-cell office:value-type="string" table:style-name="ce1">
            <text:p>Roma è la città che conserva il maggior numero di obelischi: molti risalgono all'età imperiale, quando gli obelischi venivano trasportati direttamente dall'Egitto; altri furono realizzati dai romani, che usarono lo stesso granito degli egizi.</text:p>
          </table:table-cell>
          <table:table-cell table:number-columns-repeated="16381" table:style-name="ce1"/>
        </table:table-row>
        <table:table-row table:style-name="ro1">
          <table:table-cell office:value-type="string" table:style-name="ce1">
            <text:p>Epiro</text:p>
          </table:table-cell>
          <table:table-cell office:value-type="string" table:style-name="ce1">
            <text:p>Epiro, Piazza Epiro, San Giovanni, Municipio Roma VII, Roma, Roma Capitale, Lazio, 00183,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office:value-type="string" table:style-name="ce1">
            <text:p>No</text:p>
          </table:table-cell>
          <table:table-cell table:number-columns-repeated="16380"/>
        </table:table-row>
        <table:table-row table:style-name="ro1">
          <table:table-cell office:value-type="string" table:style-name="ce1">
            <text:p>Esquilino</text:p>
          </table:table-cell>
          <table:table-cell office:value-type="string" table:style-name="ce1">
            <text:p>Esquilino, Municipio Roma I, Roma, Roma Capitale, Lazio,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office:value-type="string" table:style-name="ce1">
            <text:p>No</text:p>
          </table:table-cell>
          <table:table-cell table:number-columns-repeated="16380"/>
        </table:table-row>
        <table:table-row table:style-name="ro1">
          <table:table-cell office:value-type="string" table:style-name="ce1">
            <text:p>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Romulus aeternae nondum formaverat urbis / moenia. » («Né ancora aveva Romolo innalzato le mura dell'Eterna Urbe»).Storia Età antica <text:s/>Fondata secondo la tradizione da Romolo il 21 aprile 753 a.C., Roma fu retta per un periodo di 244 anni da un sistema monarchico, con sovrani inizialmente di origine latina e sabina, e successivamente etrusca. La tradizione tramanda sette re:</text:p>
          </table:table-cell>
          <table:table-cell table:number-columns-repeated="16381" table:style-name="ce1"/>
        </table:table-row>
        <table:table-row table:style-name="ro1">
          <table:table-cell office:value-type="string" table:style-name="ce1">
            <text:p>Etnie</text:p>
          </table:table-cell>
          <table:table-cell office:value-type="string" table:style-name="ce1">
            <text:p>Etnie, 4, Corso Pierluigi, Borgo, Palestrina, Roma Capitale, Lazio, 00036, Italia</text:p>
          </table:table-cell>
          <table:table-cell office:value-type="string" table:style-name="ce1">
            <text:p>Abitanti prima dell'unità d'Italia (migliaia) <text:s/>Abitanti censiti (migliaia) Etnie e minoranze straniere Roma è il comune italiano con il maggior numero di residenti stranieri: al 31 dicembre 2020 sono in totale 356573, pari al 12,9% della popolazione, numero cresciuto poco dal 2010 in poi, con l'inizio della crisi economica, mentre l'incremento era stato consistente negli anni precedenti, dai 169 000 nel 2000 (6% della popolazione) ai 346 000 nel 2010 (12%), con un aumento del 126% tra 2000 e 2018.</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Via degli Etruschi, San Lorenzo, Tiburtino, Roma, Roma Capitale, Lazio, 00185, Italia</text:p>
          </table:table-cell>
          <table:table-cell office:value-type="string" table:style-name="ce1">
            <text:p>Romano, figlio di Odisseo e Circe; Romo, figlio di Ematione, che Diomede fece giungere da Troia; Romide, tiranno dei latini, che espulse gli Etruschi dalla regione; Rommylos e Romos (Romolo e Remo), figli gemelli di Ascanio che fondarono la città;</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Via degli Etrusch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table:number-columns-repeated="16381" table:style-name="ce1"/>
        </table:table-row>
        <table:table-row table:style-name="ro1">
          <table:table-cell office:value-type="string" table:style-name="ce1">
            <text:p>Falisci</text:p>
          </table:table-cell>
          <table:table-cell office:value-type="string" table:style-name="ce1">
            <text:p>Via dei Falisc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Geografia fisica Geograficamente nella Valle del Tevere, Roma sorge sulle rive del fiume Tevere; l'abitato originario si sviluppò sulle colline che fronteggiano l'ansa nella quale sorge l'isola Tiberina, il solo guado naturale del fiume. <text:s/>Territorio Il territorio comunale è ampio, avendo inglobato aree abbandonate da secoli, per la maggior parte paludose e inadatte all'agricoltura e non appartenenti ad alcun municipio:</text:p>
          </table:table-cell>
          <table:table-cell table:number-columns-repeated="16381" table:style-name="ce1"/>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table:number-columns-repeated="16381" table:style-name="ce1"/>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table:number-columns-repeated="16381" table:style-name="ce1"/>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il porto turistico di Roma sito in zona Ostia Lido, inaugurato nel 2001 per le imbarcazioni da diporto; il porto canale di Fiumicino, principalmente per pescherecci e imbarcazioni private; il porto di Civitavecchia, con funzioni commerciali, che collega Roma con le principali destinazioni del Mediterraneo, ed è il principale terminal nazionale per le navi da crociera;</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a città in particolare è servita da due aeroporti principali più altri tre ad uso minore: <text:s/>L'Aeroporto di Roma-Fiumicino è il principale aeroporto italiano passeggeri con un traffico di 42.995.119 nel 2018 (crescita sul 2017 di +4,9%) e il secondo per merci, con 160.903,9 tonnellate (variazione sul 2015 del +11%). È uno degli aeroporti più importanti d'Europa.</text:p>
          </table:table-cell>
          <table:table-cell table:number-columns-repeated="16381" table:style-name="ce1"/>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una rete metropolitana di 59 km e 73 stazioni composta da 3 linee (A, B/B1 e C), gestite dall'ATAC, società in house di proprietà comunale; 8 ferrovie regionali, denominate Ferrovie Laziali ed operate da Trenitalia sul nodo ferroviario di Roma, numerate da FL1 a FL8, oltre al collegamento rapido Leonardo Express fra la stazione Termini e l'aeroporto di Fiumicino, e tre ferrovie concesse gestite dall'ATAC (Roma-Lido, Roma-Giardinetti e Roma-Civita Castellana-Viterbo); 6 linee tranviarie e 3 filoviarie gestite dall'ATAC;</text:p>
          </table:table-cell>
          <table:table-cell table:number-columns-repeated="16381" table:style-name="ce1"/>
        </table:table-row>
        <table:table-row table:style-name="ro1">
          <table:table-cell office:value-type="string" table:style-name="ce1">
            <text:p>Flaminia</text:p>
          </table:table-cell>
          <table:table-cell office:value-type="string" table:style-name="ce1">
            <text:p>Flaminia, 433, Via Flaminia, Municipio Roma II, Roma, Roma Capitale, Lazio, 00196,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Flaminia</text:p>
          </table:table-cell>
          <table:table-cell office:value-type="string" table:style-name="ce1">
            <text:p>Flaminia, 433, Via Flaminia, Municipio Roma II, Roma, Roma Capitale, Lazio, 00196,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table:number-columns-repeated="16381" table:style-name="ce1"/>
        </table:table-row>
        <table:table-row table:style-name="ro1">
          <table:table-cell office:value-type="string" table:style-name="ce1">
            <text:p>Flavia</text:p>
          </table:table-cell>
          <table:table-cell office:value-type="string" table:style-name="ce1">
            <text:p>Flavia, Via Flavia, Sallustiano, Municipio Roma I, Roma, Roma Capitale, Lazio, 00198,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No</text:p>
          </table:table-cell>
          <table:table-cell table:number-columns-repeated="16380"/>
        </table:table-row>
        <table:table-row table:style-name="ro1">
          <table:table-cell office:value-type="string" table:style-name="ce1">
            <text:p>fontana di Trevi</text:p>
          </table:table-cell>
          <table:table-cell office:value-type="string" table:style-name="ce1">
            <text:p>Fontana di Trevi, Piazza di Trevi, Trevi, Municipio Roma I, Roma, Roma Capitale, Lazio, 0018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fontana di Trevi</text:p>
          </table:table-cell>
          <table:table-cell office:value-type="string" table:style-name="ce1">
            <text:p>Fontana di Trevi, Piazza di Trevi, Trevi, Municipio Roma I, Roma, Roma Capitale, Lazio, 00187,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table:number-columns-repeated="16381" table:style-name="ce1"/>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table:number-columns-repeated="16381" table:style-name="ce1"/>
        </table:table-row>
        <table:table-row table:style-name="ro1">
          <table:table-cell office:value-type="string" table:style-name="ce1">
            <text:p>Foro Boario</text:p>
          </table:table-cell>
          <table:table-cell office:value-type="string" table:style-name="ce1">
            <text:p>Foro Boario, Ripa,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ltri sono siti in via Teulada (Della Vittoria), via Ettore Romagnoli (Monte Sacro Alto) e al teatro delle Vittorie in via Col di Lana (Della Vittoria); l'auditorium Rai si trova al Foro Italico. A Roma vengono prodotte Rai 1, Rai 2, Rai 3, Rai News 24, Rai Italia e Rai Radio 1, Rai Radio 2, Rai Radio 3, Rai IsoRadio, Rai Gr Parlamento, Rai Radio Tutta Italiana.</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table:number-columns-repeated="16381" table:style-name="ce1"/>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Stadio Centrale del Tennis, dove si giocano ogni anno gli Internazionali d'Italia, torneo di tennis facente parte del circuito ATP Tour Masters 1000; Complesso natatorio del Foro Italico; Stadio dei Marmi; Centro sportivo Giulio Onesti dell'Acqua Acetosa;</text:p>
          </table:table-cell>
          <table:table-cell table:number-columns-repeated="16381" table:style-name="ce1"/>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office:value-type="string" table:style-name="ce1">
            <text:p>Si</text:p>
          </table:table-cell>
          <table:table-cell table:number-columns-repeated="16380"/>
        </table:table-row>
        <table:table-row table:style-name="ro1">
          <table:table-cell office:value-type="string" table:style-name="ce1">
            <text:p>Foro Olitorio</text:p>
          </table:table-cell>
          <table:table-cell office:value-type="string" table:style-name="ce1">
            <text:p>Foro Olitorio, Via del Teatro di Marcello, Sant'Angelo, Municipio Roma I, Roma, Roma Capitale, Lazio, 00153,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Lo stesso Napoleone incaricò l'artista Antonio Canova di rinnovare la città; su suo ordine, inoltre, iniziarono gli scavi archeologici (in particolar modo al Foro Romano) guidati dal francese Quatremère de Quincy. Durante il periodo francese, numerose furono le spoliazioni napoleoniche di opere d'arte a Roma.</text:p>
          </table:table-cell>
          <table:table-cell office:value-type="string" table:style-name="ce1">
            <text:p>Si</text:p>
          </table:table-cell>
          <table:table-cell table:number-columns-repeated="16380"/>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table:number-columns-repeated="16381" table:style-name="ce1"/>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 "Libri Come", presso l'Auditorium Parco della Musica.</text:p>
          </table:table-cell>
          <table:table-cell table:number-columns-repeated="16381" table:style-name="ce1"/>
        </table:table-row>
        <table:table-row table:style-name="ro1">
          <table:table-cell office:value-type="string" table:style-name="ce1">
            <text:p>Franchi</text:p>
          </table:table-cell>
          <table:table-cell office:value-type="string" table:style-name="ce1">
            <text:p>Franchi, 200, Via Cola di Rienzo, Prati, Municipio Roma I, Roma, Roma Capitale, Lazio, 00192, Italia</text:p>
          </table:table-cell>
          <table:table-cell office:value-type="string" table:style-name="ce1">
            <text:p>In questo periodo è attestata l'esistenza di un ducato romano, che corrispondeva, grosso modo, alla città e al territorio ad essa circostante. 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text:p>
          </table:table-cell>
          <table:table-cell office:value-type="string" table:style-name="ce1">
            <text:p>No</text:p>
          </table:table-cell>
          <table:table-cell table:number-columns-repeated="16380"/>
        </table:table-row>
        <table:table-row table:style-name="ro1">
          <table:table-cell office:value-type="string" table:style-name="ce1">
            <text:p>Franchi</text:p>
          </table:table-cell>
          <table:table-cell office:value-type="string" table:style-name="ce1">
            <text:p>Franchi, 200, Via Cola di Rienzo, Prati, Municipio Roma I, Roma, Roma Capitale, Lazio, 00192, Italia</text:p>
          </table:table-cell>
          <table:table-cell office:value-type="string" table:style-name="ce1">
            <text:p>Proprio il cristianesimo modificò l'aspetto della città, che si arricchì di catacombe, di basiliche (costruite sull'esempio di quelle civili), di chiese con decorazioni musive. 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text:p>
          </table:table-cell>
          <table:table-cell table:number-columns-repeated="16381" table:style-name="ce1"/>
        </table:table-row>
        <table:table-row table:style-name="ro1">
          <table:table-cell office:value-type="string" table:style-name="ce1">
            <text:p>Galleria Colonna</text:p>
          </table:table-cell>
          <table:table-cell office:value-type="string" table:style-name="ce1">
            <text:p>Galleria Colonna, 17, Via della Pilotta, Trevi, Municipio Roma I, Roma, Roma Capitale, Lazio, 0018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Doria Pamphilj</text:p>
          </table:table-cell>
          <table:table-cell office:value-type="string" table:style-name="ce1">
            <text:p>Galleria Doria Pamphilj, 2, Piazza del Collegio Romano, Pigna,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nazionale d'arte antica, il</text:p>
          </table:table-cell>
          <table:table-cell office:value-type="string" table:style-name="ce1">
            <text:p>Galleria Nazionale d'Arte Antica, 13, Via delle Quattro Fontane, Trev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nazionale d'arte moderna</text:p>
          </table:table-cell>
          <table:table-cell office:value-type="string" table:style-name="ce1">
            <text:p>Galleria Nazionale d'Arte Moderna e Contemporanea, 131, Viale delle Belle Arti, Municipio Roma II, Roma, Roma Capitale, Lazio, 0019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 Nel 1861, in seguito all'unità d'Italia suggellata da Cavour, ebbero inizio le pressioni del primo re d'Italia, Vittorio Emanuele II nei confronti di Pio IX, invitato ripetutamente a lasciare il proprio dominio temporale.</text:p>
          </table:table-cell>
          <table:table-cell table:number-columns-repeated="16381" table:style-name="ce1"/>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table:number-columns-repeated="16381" table:style-name="ce1"/>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text:p>
          </table:table-cell>
          <table:table-cell table:number-columns-repeated="16381" table:style-name="ce1"/>
        </table:table-row>
        <table:table-row table:style-name="ro1">
          <table:table-cell office:value-type="string" table:style-name="ce1">
            <text:p>Giano</text:p>
          </table:table-cell>
          <table:table-cell office:value-type="string" table:style-name="ce1">
            <text:p>Arco di Giano, Via del Velabro, Ripa, Municipio Roma I, Roma, Roma Capitale, Lazio, 00153,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L'era medievale, inoltre, fu caratterizzata dalle lotte tra le famiglie nobili filopapali e quelle filoimperiali, che frenarono lo sviluppo dell'area centrale della città fino al XVI secolo. Roma, centro politico del mondo grazie all'avvento dei Papi, si confermò città pontificia quando Bonifacio VIII, nel 1300, proclamò il primo Giubileo (evento che fece accorrere in città circa due milioni di pellegrini); lo stesso Pontefice, tre anni dopo, fondò lo Studium Urbis.</text:p>
          </table:table-cell>
          <table:table-cell office:value-type="string" table:style-name="ce1">
            <text:p>No</text:p>
          </table:table-cell>
          <table:table-cell table:number-columns-repeated="16380"/>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 Gli anni cinquanta e sessanta sono ricordati come il periodo della dolce vita, raccontata da Federico Fellini nell'omonimo film.</text:p>
          </table:table-cell>
          <table:table-cell table:number-columns-repeated="16381" table:style-name="ce1"/>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 Al pellegrino che le varca, all'interno delle quattro basiliche maggiori, è offerta la possibilità di salvezza e remissione dei peccati.</text:p>
          </table:table-cell>
          <table:table-cell table:number-columns-repeated="16381" table:style-name="ce1"/>
        </table:table-row>
        <table:table-row table:style-name="ro1">
          <table:table-cell office:value-type="string" table:style-name="ce1">
            <text:p>Giunone</text:p>
          </table:table-cell>
          <table:table-cell office:value-type="string" table:style-name="ce1">
            <text:p>Giunone, Via del Quirinale, Trevi, Municipio Roma I, Roma, Roma Capitale, Lazio, 00187,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table:number-columns-repeated="16381" table:style-name="ce1"/>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table:number-columns-repeated="16381" table:style-name="ce1"/>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table:number-columns-repeated="16381" table:style-name="ce1"/>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table:number-columns-repeated="16381" table:style-name="ce1"/>
        </table:table-row>
        <table:table-row table:style-name="ro1">
          <table:table-cell office:value-type="string" table:style-name="ce1">
            <text:p>Groupama</text:p>
          </table:table-cell>
          <table:table-cell office:value-type="string" table:style-name="ce1">
            <text:p>Groupama, 12, Via della Stazione di Ostia Antica, Municipio Roma X, Ostia Antica, Roma, Roma Capitale, Lazio, 00119, Italia</text:p>
          </table:table-cell>
          <table:table-cell office:value-type="string" table:style-name="ce1">
            <text:p>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 <text:s/>Agricoltura Roma è il più grande comune agricolo d'Europa,</text:p>
          </table:table-cell>
          <table:table-cell office:value-type="string" table:style-name="ce1">
            <text:p>No</text:p>
          </table:table-cell>
          <table:table-cell table:number-columns-repeated="16380"/>
        </table:table-row>
        <table:table-row table:style-name="ro1">
          <table:table-cell office:value-type="string" table:style-name="ce1">
            <text:p>Hollywood</text:p>
          </table:table-cell>
          <table:table-cell office:value-type="string" table:style-name="ce1">
            <text:p>Hollywood, Via di Santo Stefano, Anguillara Sabazia, Roma Capitale, Lazio, 00060, Italia</text:p>
          </table:table-cell>
          <table:table-cell office:value-type="string" table:style-name="ce1">
            <text:p>dalla costruzione degli studi di Cinecittà in poi, vi si è concentrata gran parte dell'industria cinematografica italiana. Cinecittà, inaugurata nel 1937, negli anni cinquanta e sessanta divenne, per i produttori americani, la nuova Hollywood: qui furono girati colossal come Quo vadis?</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sono i secoli di Tiberio e Gaio Gracco, di Giugurta, di Quinto Lutazio Catulo, di Gaio Mario, di Lucio Cornelio Silla, di Marco Emilio Lepido, di Spartaco, di Gneo Pompeo, di Marco Licinio Crasso, di Lucio Sergio Catilina, di Marco Tullio Cicerone, di Gaio Giulio Cesare e di Ottaviano, che, dopo essere stato membro del secondo triumvirato insieme con Marco Antonio e Lepido, nel 27 a.C. divenne princeps civitatis e gli fu conferito il titolo di Augusto. 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alla sua morte, infatti, i suoi figli, Arcadio ed Onorio, si divisero l'impero. La capitale dell'Impero romano d'Occidente divenne Ravenna. Roma, che non ricopriva più un ruolo centrale nell'amministrazione dell'impero, venne saccheggiata dai Visigoti comandati da Alarico (410);</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La ricostruzione di Roma venne curata dai papi Leone I (defensor Urbis per avere convinto Attila, nel 452, a non attaccare Roma) e dal suo successore Ilario, ma nel 472 la città fu saccheggiata per la terza volta in pochi decenni (ad opera di Ricimero e Anicio Olibrio). La deposizione di Romolo Augusto del 22 agosto 476 decretò la fine dell'Impero romano d'Occidente e, per gli storici, l'inizio del Medioevo. Età medievale <text:s/>Con la fine dell'impero romano d'Occidente, per Roma ebbe inizio un periodo segnato dalla presenza barbarica in Italia e, soprattutto, dall'affermazione della Chiesa (con a capo il Papa), che si sostituì all'impero e gettò il ponte che avrebbe unito l'antichità al mondo nuovo.</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 Roma non ne fu la capitale (posta ad Aquisgrana), ma funse da centro religioso del nuovo stato teocratico.</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 Lo stesso Napoleone incaricò l'artista Antonio Canova di rinnovare la città;</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table:number-columns-repeated="16381" table:style-name="ce1"/>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Infrastrutture e trasporti Strade <text:s/>Roma ha la rete stradale più ampia d'Europa con circa 6000 km di strade. 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text:p>
          </table:table-cell>
          <table:table-cell table:number-columns-repeated="16381" table:style-name="ce1"/>
        </table:table-row>
        <table:table-row table:style-name="ro1">
          <table:table-cell office:value-type="string" table:style-name="ce1">
            <text:p>Impero Romano</text:p>
          </table:table-cell>
          <table:table-cell office:value-type="string" table:style-name="ce1">
            <text:p>Ponte Romano di Largo Impero, Largo Impero, Santa Marinella, Roma Capitale, Lazio, 00058,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office:value-type="string" table:style-name="ce1">
            <text:p>No</text:p>
          </table:table-cell>
          <table:table-cell table:number-columns-repeated="16380"/>
        </table:table-row>
        <table:table-row table:style-name="ro1">
          <table:table-cell office:value-type="string" table:style-name="ce1">
            <text:p>Ippodromo delle Capannelle</text:p>
          </table:table-cell>
          <table:table-cell office:value-type="string" table:style-name="ce1">
            <text:p>Ippodromo delle Capannelle, Via Appia Nuova, Torricola, Roma, Roma Capitale, Lazio, 00178, Italia</text:p>
          </table:table-cell>
          <table:table-cell office:value-type="string" table:style-name="ce1">
            <text:p>Stadio Pasquale Giannattasio (ex Stella Polare - Ostia); Ippodromo delle Capannelle (galoppo); Ippodromo di Tor di Quinto (militare);</text:p>
          </table:table-cell>
          <table:table-cell office:value-type="string" table:style-name="ce1">
            <text:p>Si</text:p>
          </table:table-cell>
          <table:table-cell table:number-columns-repeated="16380"/>
        </table:table-row>
        <table:table-row table:style-name="ro1">
          <table:table-cell office:value-type="string" table:style-name="ce1">
            <text:p>Islam</text:p>
          </table:table-cell>
          <table:table-cell office:value-type="string" table:style-name="ce1">
            <text:p>Filip di Islam, 15, Via Fonte Buono, Municipio Roma VIII, Roma, Roma Capitale, Lazio, 00142, Italia</text:p>
          </table:table-cell>
          <table:table-cell office:value-type="string" table:style-name="ce1">
            <text:p>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 L'ebraismo ha una delle più grandi sinagoghe d'Europa, il tempio Maggiore di Roma, nella zona del ghetto.</text:p>
          </table:table-cell>
          <table:table-cell office:value-type="string" table:style-name="ce1">
            <text:p>No</text:p>
          </table:table-cell>
          <table:table-cell table:number-columns-repeated="16380"/>
        </table:table-row>
        <table:table-row table:style-name="ro1">
          <table:table-cell office:value-type="string" table:style-name="ce1">
            <text:p>Isola Farnese</text:p>
          </table:table-cell>
          <table:table-cell office:value-type="string" table:style-name="ce1">
            <text:p>Isola Farnese,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Isola Farnese</text:p>
          </table:table-cell>
          <table:table-cell office:value-type="string" table:style-name="ce1">
            <text:p>Isola Farnese, Roma, Roma Capitale, Lazio,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table:number-columns-repeated="16381" table:style-name="ce1"/>
        </table:table-row>
        <table:table-row table:style-name="ro1">
          <table:table-cell office:value-type="string" table:style-name="ce1">
            <text:p>isola Tiberina</text:p>
          </table:table-cell>
          <table:table-cell office:value-type="string" table:style-name="ce1">
            <text:p>Isola Tiberina, Regola, Municipio Roma I, Roma, Roma Capitale, Lazio, Italia</text:p>
          </table:table-cell>
          <table:table-cell office:value-type="string" table:style-name="ce1">
            <text:p>Geografia fisica Geograficamente nella Valle del Tevere, Roma sorge sulle rive del fiume Tevere; l'abitato originario si sviluppò sulle colline che fronteggiano l'ansa nella quale sorge l'isola Tiberina, il solo guado naturale del fiume. <text:s/>Territorio Il territorio comunale è ampio, avendo inglobato aree abbandonate da secoli, per la maggior parte paludose e inadatte all'agricoltura e non appartenenti ad alcun municipio:</text:p>
          </table:table-cell>
          <table:table-cell office:value-type="string" table:style-name="ce1">
            <text:p>Si</text:p>
          </table:table-cell>
          <table:table-cell table:number-columns-repeated="16380"/>
        </table:table-row>
        <table:table-row table:style-name="ro1">
          <table:table-cell office:value-type="string" table:style-name="ce1">
            <text:p>isola Tiberina</text:p>
          </table:table-cell>
          <table:table-cell office:value-type="string" table:style-name="ce1">
            <text:p>Isola Tiberina, Regola, Municipio Roma I, Roma, Roma Capitale, Lazio,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table:number-columns-repeated="16381" table:style-name="ce1"/>
        </table:table-row>
        <table:table-row table:style-name="ro1">
          <table:table-cell office:value-type="string" table:style-name="ce1">
            <text:p>Istituto Superiore di Sanità</text:p>
          </table:table-cell>
          <table:table-cell office:value-type="string" table:style-name="ce1">
            <text:p>Istituto Superiore di Sanità, Viale Regina Elena, San Lorenzo, Municipio Roma II, Roma, Roma Capitale, Lazio, 00161, Italia</text:p>
          </table:table-cell>
          <table:table-cell office:value-type="string" table:style-name="ce1">
            <text:p>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 <text:s/>Non sono più attivi numerosi istituti di cura, tra cui:</text:p>
          </table:table-cell>
          <table:table-cell office:value-type="string" table:style-name="ce1">
            <text:p>Si</text:p>
          </table:table-cell>
          <table:table-cell table:number-columns-repeated="16380"/>
        </table:table-row>
        <table:table-row table:style-name="ro1">
          <table:table-cell office:value-type="string" table:style-name="ce1">
            <text:p>Labicano</text:p>
          </table:table-cell>
          <table:table-cell office:value-type="string" table:style-name="ce1">
            <text:p>Labicano, Piazzale Labicano, Municipio Roma VII, Roma, Roma Capitale, Lazio, 00182,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Il radicale mutamento della Roma medievale fu iniziato da papa Niccolò V, che decise di realizzare ex novo il nuovo centro di Roma, il centro della fede cristiana, diverso da quello pagano dell'antica Roma. Si spostò dal Laterano e concepì l'idea della costruzione della nuova basilica di San Pietro: da quel momento, per circa quattro secoli, Roma fu sotto il completo dominio dei pontefici.</text:p>
          </table:table-cell>
          <table:table-cell office:value-type="string" table:style-name="ce1">
            <text:p>No</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table:number-columns-repeated="16381" table:style-name="ce1"/>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1º maggio, la festa dei lavoratori: i sindacati unitari organizzano un concerto gratuito in piazza di Porta San Giovanni in Laterano, a cui assistono centinaia di migliaia di spettatori; Festa della Repubblica, il 2 giugno;</text:p>
          </table:table-cell>
          <table:table-cell table:number-columns-repeated="16381" table:style-name="ce1"/>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tale canto è riconosciuto come canto proprio della liturgia romana. Nel 1028 Guido d'Arezzo fu invitato da papa Giovanni XIX a Roma, dove soggiornò al Laterano, per illustrare alla curia papale le novità che aveva introdotto in campo musicale. Fra il XVI e il XVII secolo, nel contesto della Controriforma, si affermò la Cappella musicale pontificia sistina e fu attivo in Roma un gruppo di compositori alla ricerca di uno stile sacro rinnovato sulla base del canto gregoriano e della polifonia del XV secolo:</text:p>
          </table:table-cell>
          <table:table-cell table:number-columns-repeated="16381" table:style-name="ce1"/>
        </table:table-row>
        <table:table-row table:style-name="ro1">
          <table:table-cell office:value-type="string" table:style-name="ce1">
            <text:p>Latini</text:p>
          </table:table-cell>
          <table:table-cell office:value-type="string" table:style-name="ce1">
            <text:p>Via dei Latin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style-name="ro1">
          <table:table-cell office:value-type="string" table:style-name="ce1">
            <text:p>Latium</text:p>
          </table:table-cell>
          <table:table-cell office:value-type="string" table:style-name="ce1">
            <text:p>Roma, Roma Capitale, Lazio, 00100, Italia</text:p>
          </table:table-cell>
          <table:table-cell office:value-type="string" table:style-name="ce1">
            <text:p>subì la stessa evoluzione e trasformazione della città: dapprima parlato solamente nell'Urbe e nel Latium vetus (con poche varianti dialettali, ad esempio a Falerii e Preneste), subì l'influsso dell'etrusco e soprattutto del greco. Successivamente la lingua latina seguì l'espansione di Roma nella penisola italica e in tutto l'impero, fino a subire, insieme all'istituzione politica, una fase di declino.</text:p>
          </table:table-cell>
          <table:table-cell office:value-type="string" table:style-name="ce1">
            <text:p>No</text:p>
          </table:table-cell>
          <table:table-cell table:number-columns-repeated="16380"/>
        </table:table-row>
        <table:table-row table:style-name="ro1">
          <table:table-cell office:value-type="string" table:style-name="ce1">
            <text:p>Laurentina</text:p>
          </table:table-cell>
          <table:table-cell office:value-type="string" table:style-name="ce1">
            <text:p>Laurentina, Viale Luca Gaurico, Municipio Roma IX, Roma, Roma Capitale, Lazio, 00143,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Liceo classico Ennio Quirino Visconti</text:p>
          </table:table-cell>
          <table:table-cell office:value-type="string" table:style-name="ce1">
            <text:p>Liceo Classico Ennio Quirino Visconti, 4, Piazza del Collegio Romano, Pigna, Municipio Roma I, Roma, Roma Capitale, Lazio, 00186,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Si</text:p>
          </table:table-cell>
          <table:table-cell table:number-columns-repeated="16380"/>
        </table:table-row>
        <table:table-row table:style-name="ro1">
          <table:table-cell office:value-type="string" table:style-name="ce1">
            <text:p>Liceo ginnasio</text:p>
          </table:table-cell>
          <table:table-cell office:value-type="string" table:style-name="ce1">
            <text:p>Liceo Ginnasio Statale Torquato Tasso, 168, Via Sicilia, Ludovisi, Municipio Roma I, Roma, Roma Capitale, Lazio, 00187,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Liceo scientifico statale</text:p>
          </table:table-cell>
          <table:table-cell office:value-type="string" table:style-name="ce1">
            <text:p>Liceo Scientifico Statale Augusto Righi, 63, Via Campania, Ludovisi, Municipio Roma I, Roma, Roma Capitale, Lazio, 00198,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lido di Ostia</text:p>
          </table:table-cell>
          <table:table-cell office:value-type="string" table:style-name="ce1">
            <text:p>Lido di Ostia, Roma, Roma Capitale, Lazio, 0012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Si</text:p>
          </table:table-cell>
          <table:table-cell table:number-columns-repeated="16380"/>
        </table:table-row>
        <table:table-row table:style-name="ro1">
          <table:table-cell office:value-type="string" table:style-name="ce1">
            <text:p>Londra</text:p>
          </table:table-cell>
          <table:table-cell office:value-type="string" table:style-name="ce1">
            <text:p>Londra, Viale Londra, Municipio Roma VIII, Roma, Roma Capitale, Lazio, 00014, Italia</text:p>
          </table:table-cell>
          <table:table-cell office:value-type="string" table:style-name="ce1">
            <text:p>Contando 2 758 218 abitanti, è il comune più popoloso d'Italia e il terzo dell'Unione europea dopo Berlino e Madrid. Mentre con 1287,36 km² è il comune più esteso d'Italia e dell'Unione europea, nonché la quinta città più estesa d'Europa dopo Mosca, Istanbul, Londra e San Pietroburgo. È inoltre il comune europeo con la maggiore superficie di aree verdi.</text:p>
          </table:table-cell>
          <table:table-cell office:value-type="string" table:style-name="ce1">
            <text:p>No</text:p>
          </table:table-cell>
          <table:table-cell table:number-columns-repeated="16380"/>
        </table:table-row>
        <table:table-row table:style-name="ro1">
          <table:table-cell office:value-type="string" table:style-name="ce1">
            <text:p>LT Multimedia</text:p>
          </table:table-cell>
          <table:table-cell office:value-type="string" table:style-name="ce1">
            <text:p>Paulina Multimedia, 94, Via del Mascherino, Borgo, Municipio Roma I, Roma, Roma Capitale, Lazio, 00193,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office:value-type="string" table:style-name="ce1">
            <text:p>No</text:p>
          </table:table-cell>
          <table:table-cell table:number-columns-repeated="16380"/>
        </table:table-row>
        <table:table-row table:style-name="ro1">
          <table:table-cell office:value-type="string" table:style-name="ce1">
            <text:p>Macedonia</text:p>
          </table:table-cell>
          <table:table-cell office:value-type="string" table:style-name="ce1">
            <text:p>Macedonia, Via Macedonia, Municipio Roma VII, Roma, Roma Capitale, Lazio, 00183,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office:value-type="string" table:style-name="ce1">
            <text:p>No</text:p>
          </table:table-cell>
          <table:table-cell table:number-columns-repeated="16380"/>
        </table:table-row>
        <table:table-row table:style-name="ro1">
          <table:table-cell office:value-type="string" table:style-name="ce1">
            <text:p>Macedonia</text:p>
          </table:table-cell>
          <table:table-cell office:value-type="string" table:style-name="ce1">
            <text:p>Macedonia, Via Macedonia, Municipio Roma VII, Roma, Roma Capitale, Lazio, 00183,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table:number-columns-repeated="16381" table:style-name="ce1"/>
        </table:table-row>
        <table:table-row table:style-name="ro1">
          <table:table-cell office:value-type="string" table:style-name="ce1">
            <text:p>Magliana</text:p>
          </table:table-cell>
          <table:table-cell office:value-type="string" table:style-name="ce1">
            <text:p>EUR Magliana, Via Ostiense, Europa, Municipio Roma IX, Roma, Roma Capitale, Lazio, 00144,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Magna Grecia</text:p>
          </table:table-cell>
          <table:table-cell office:value-type="string" table:style-name="ce1">
            <text:p>Magna Grecia, Via Magnagrecia, San Giovanni, Municipio Roma VII, Roma, Roma Capitale, Lazio, 00183,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office:value-type="string" table:style-name="ce1">
            <text:p>No</text:p>
          </table:table-cell>
          <table:table-cell table:number-columns-repeated="16380"/>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table:number-columns-repeated="16380"/>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table:number-columns-repeated="16381" table:style-name="ce1"/>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Il centro di Roma dista grossomodo 25 km dal litorale tirrenico. In estate l'influenza mitigatrice del Mar Tirreno è più avvertibile sui versanti occidentali della città grazie al caratteristico "Ponentino", un delicato zefiro che spira da ovest verso est inibendo l'eccessivo riscaldamento dei pomeriggi estivi e alleviando la sensazione di disagio. Diversa la situazione al centro raggiunto solo parzialmente dal Ponentino a causa della forte urbanizzazione, la cui temperatura può registrare fino a 3–4 °C in più rispetto al versante ovest.</text:p>
          </table:table-cell>
          <table:table-cell office:value-type="string" table:style-name="ce1">
            <text:p>No</text:p>
          </table:table-cell>
          <table:table-cell table:number-columns-repeated="16380"/>
        </table:table-row>
        <table:table-row table:style-name="ro1">
          <table:table-cell office:value-type="string" table:style-name="ce1">
            <text:p>Maratona</text:p>
          </table:table-cell>
          <table:table-cell office:value-type="string" table:style-name="ce1">
            <text:p>Via della Maratona, Della Vittoria, Roma, Roma Capitale, Lazio, 0019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office:value-type="string" table:style-name="ce1">
            <text:p>No</text:p>
          </table:table-cell>
          <table:table-cell table:number-columns-repeated="16380"/>
        </table:table-row>
        <table:table-row table:style-name="ro1">
          <table:table-cell office:value-type="string" table:style-name="ce1">
            <text:p>Marcigliana</text:p>
          </table:table-cell>
          <table:table-cell office:value-type="string" table:style-name="ce1">
            <text:p>Marcigliana,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Margutta</text:p>
          </table:table-cell>
          <table:table-cell office:value-type="string" table:style-name="ce1">
            <text:p>Via Margutta, Campo Marzio, Municipio Roma I, Roma, Roma Capitale, Lazio, 00187, Italia</text:p>
          </table:table-cell>
          <table:table-cell office:value-type="string" table:style-name="ce1">
            <text:p>via dei Condotti, la principale via dello shopping; via Margutta, la via degli artisti; via Nazionale, realizzata dopo l'unità;</text:p>
          </table:table-cell>
          <table:table-cell office:value-type="string" table:style-name="ce1">
            <text:p>Si</text:p>
          </table:table-cell>
          <table:table-cell table:number-columns-repeated="16380"/>
        </table:table-row>
        <table:table-row table:style-name="ro1">
          <table:table-cell office:value-type="string" table:style-name="ce1">
            <text:p>Margutta</text:p>
          </table:table-cell>
          <table:table-cell office:value-type="string" table:style-name="ce1">
            <text:p>Via Margutta, Campo Marzio, Municipio Roma I, Roma, Roma Capitale, Lazio, 00187,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table:number-columns-repeated="16381" table:style-name="ce1"/>
        </table:table-row>
        <table:table-row table:style-name="ro1">
          <table:table-cell office:value-type="string" table:style-name="ce1">
            <text:p>Marte</text:p>
          </table:table-cell>
          <table:table-cell office:value-type="string" table:style-name="ce1">
            <text:p>Tempio di Marte Ultore, Via Tor de' Conti, Monti, Municipio Roma I, Roma, Roma Capitale, Lazio, 00184,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Mascherino</text:p>
          </table:table-cell>
          <table:table-cell office:value-type="string" table:style-name="ce1">
            <text:p>Via del Mascherino, Borgo, Municipio Roma I, Roma, Roma Capitale, Lazio, 00192,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office:value-type="string" table:style-name="ce1">
            <text:p>Si</text:p>
          </table:table-cell>
          <table:table-cell table:number-columns-repeated="16380"/>
        </table:table-row>
        <table:table-row table:style-name="ro1">
          <table:table-cell office:value-type="string" table:style-name="ce1">
            <text:p>Mausoleo di Augusto</text:p>
          </table:table-cell>
          <table:table-cell office:value-type="string" table:style-name="ce1">
            <text:p>Mausoleo di Augusto, Piazza Augusto Imperatore, Campo Marzio, Municipio Roma I, Roma, Roma Capitale, Lazio, 00186,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La ricostruzione di Roma venne curata dai papi Leone I (defensor Urbis per avere convinto Attila, nel 452, a non attaccare Roma) e dal suo successore Ilario, ma nel 472 la città fu saccheggiata per la terza volta in pochi decenni (ad opera di Ricimero e Anicio Olibrio). La deposizione di Romolo Augusto del 22 agosto 476 decretò la fine dell'Impero romano d'Occidente e, per gli storici, l'inizio del Medioevo. Età medievale <text:s/>Con la fine dell'impero romano d'Occidente, per Roma ebbe inizio un periodo segnato dalla presenza barbarica in Italia e, soprattutto, dall'affermazione della Chiesa (con a capo il Papa), che si sostituì all'impero e gettò il ponte che avrebbe unito l'antichità al mondo nuov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Simbolo della città durante l'antichità era l'aquila imperiale, effigie militare; durante il Medioevo era il leone, animale emblema di supremazia. Il motto della città è SPQR, in latino Senatus PopulusQue Romanus (il Senato e il Popolo romano), che nell'antichità indicava le due classi che erano a fondamento della società romana, quelle dei patrizi e dei plebei.</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 Roma conta in totale 11 cimiteri comunali:</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ra le maschere tipiche del carnevale romano vi sono Rugantino, Meo Patacca e il Generale Mannaggia La Rocca. 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urante tutto l'evo antico, Roma fu uno dei principali centri di istruzione del mondo occidentale. Nel Medioevo, l'istruzione scolastica fu completamente affidata alla Chiesa; dall'epoca rinascimentale fino alla presa di Roma, fu in vigore l'ordinamento scolastico pontificio.</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 in questo periodo, in città lavorarono, al servizio dei Papi, i maggiori architetti e pittori del tempo:</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al I secolo d.C. in poi, per il teatro latino iniziò una lunga fase di decadenza. 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Cucina <text:s/>Alle origini della cucina romana vi è la cucina dell'antica Roma, descritta nel Satyricon di Petronio Arbitro e nelle ricette di Apicio e basata su carni battute, legumi, ortaggi, pesci e vino. La cucina romanesca, a partire dal Medioevo, si divise in cucina pontificia, consumata alla corte dei Papi, e cucina popolare, maturata sino ai nostri giorni. Quest'ultima si basa su ingredienti semplici ma saporiti, sull'uso di erbe aromatiche, di avanzi e frattaglie, di strutto, olio e battuto a base di lardo, guanciale, ventresca e grasso di prosciutto.</text:p>
          </table:table-cell>
          <table:table-cell table:number-columns-repeated="16381" table:style-name="ce1"/>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Geografia antropica Urbanistica Suddivisioni storiche La suddivisione storica è composta di 116 comprensori toponomastici organizzati in quattro gruppi: <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text:p>
          </table:table-cell>
          <table:table-cell table:number-columns-repeated="16381" table:style-name="ce1"/>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Secondo la tradizione, è stata fondata il 21 aprile 753 a.C. da Romolo (sebbene scavi recenti nel Lapis niger farebbero risalire la fondazione a 2 secoli prima), nel corso dei suoi tre millenni di storia è stata la prima metropoli dell'Occidente, cuore pulsante di una delle più importanti civiltà antiche, che influenzò la società, la cultura, la lingua, la letteratura, l'arte, l'architettura, l'urbanistica, l'ingegneria civile, la filosofia, la religione, il diritto e i costumi dei secoli successivi. 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table:number-columns-repeated="16381" table:style-name="ce1"/>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table:number-columns-repeated="16381" table:style-name="ce1"/>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il porto canale di Fiumicino, principalmente per pescherecci e imbarcazioni private; il porto di Civitavecchia, con funzioni commerciali, che collega Roma con le principali destinazioni del Mediterraneo, ed è il principale terminal nazionale per le navi da crociera; il porto Marina di Nettuno, con funzioni prevalentemente turistiche.</text:p>
          </table:table-cell>
          <table:table-cell table:number-columns-repeated="16381" table:style-name="ce1"/>
        </table:table-row>
        <table:table-row table:style-name="ro1">
          <table:table-cell office:value-type="string" table:style-name="ce1">
            <text:p>Mercati di Traiano</text:p>
          </table:table-cell>
          <table:table-cell office:value-type="string" table:style-name="ce1">
            <text:p>Mercati di Traiano, Via Biberatica, Mont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office:value-type="string" table:style-name="ce1">
            <text:p>Si</text:p>
          </table:table-cell>
          <table:table-cell table:number-columns-repeated="16380"/>
        </table:table-row>
        <table:table-row table:style-name="ro1">
          <table:table-cell office:value-type="string" table:style-name="ce1">
            <text:p>Mobilità</text:p>
          </table:table-cell>
          <table:table-cell office:value-type="string" table:style-name="ce1">
            <text:p>Corriodio della mobilità C5, Episcopio di Porto, Fiumicino, Roma Capitale, Lazio, 00054, Italia</text:p>
          </table:table-cell>
          <table:table-cell office:value-type="string" table:style-name="ce1">
            <text:p>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 <text:s/>una rete metropolitana di 59 km e 73 stazioni composta da 3 linee (A, B/B1 e C), gestite dall'ATAC, società in house di proprietà comunale;</text:p>
          </table:table-cell>
          <table:table-cell office:value-type="string" table:style-name="ce1">
            <text:p>No</text:p>
          </table:table-cell>
          <table:table-cell table:number-columns-repeated="16380"/>
        </table:table-row>
        <table:table-row table:style-name="ro1">
          <table:table-cell office:value-type="string" table:style-name="ce1">
            <text:p>Montagnola</text:p>
          </table:table-cell>
          <table:table-cell office:value-type="string" table:style-name="ce1">
            <text:p>La Montagnola, Cave, Roma Capitale, Lazio, 00033,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office:value-type="string" table:style-name="ce1">
            <text:p>Si</text:p>
          </table:table-cell>
          <table:table-cell table:number-columns-repeated="16380"/>
        </table:table-row>
        <table:table-row table:style-name="ro1">
          <table:table-cell office:value-type="string" table:style-name="ce1">
            <text:p>Monte Antenne</text:p>
          </table:table-cell>
          <table:table-cell office:value-type="string" table:style-name="ce1">
            <text:p>Monte Antenne, Viale della Moschea, Municipio Roma II, Roma, Roma Capitale, Lazio, 00197,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e Giordano</text:p>
          </table:table-cell>
          <table:table-cell office:value-type="string" table:style-name="ce1">
            <text:p>Giordano Bruno, Campo de' Fiori, Parione, Municipio Roma I, Roma, Roma Capitale, Lazio, 00186,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No</text:p>
          </table:table-cell>
          <table:table-cell table:number-columns-repeated="16380"/>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table:number-columns-repeated="16381" table:style-name="ce1"/>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table:number-columns-repeated="16381" table:style-name="ce1"/>
        </table:table-row>
        <table:table-row table:style-name="ro1">
          <table:table-cell office:value-type="string" table:style-name="ce1">
            <text:p>Monte Sacro</text:p>
          </table:table-cell>
          <table:table-cell office:value-type="string" table:style-name="ce1">
            <text:p>Monte Sacro, Roma, Roma Capitale, Lazio, 00141,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Si</text:p>
          </table:table-cell>
          <table:table-cell table:number-columns-repeated="16380"/>
        </table:table-row>
        <table:table-row table:style-name="ro1">
          <table:table-cell office:value-type="string" table:style-name="ce1">
            <text:p>Monte Sacro</text:p>
          </table:table-cell>
          <table:table-cell office:value-type="string" table:style-name="ce1">
            <text:p>Monte Sacro, Roma, Roma Capitale, Lazio, 00141,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table:number-columns-repeated="16381" table:style-name="ce1"/>
        </table:table-row>
        <table:table-row table:style-name="ro1">
          <table:table-cell office:value-type="string" table:style-name="ce1">
            <text:p>Monte Sacro Alto</text:p>
          </table:table-cell>
          <table:table-cell office:value-type="string" table:style-name="ce1">
            <text:p>Monte Sacro Alto, Roma, Roma Capitale, Lazio, 00137,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Monte Testaccio</text:p>
          </table:table-cell>
          <table:table-cell office:value-type="string" table:style-name="ce1">
            <text:p>Monte Testaccio, Via Nicola Zabaglia, Testaccio, Municipio Roma I, Roma, Roma Capitale, Lazio, 00153,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monte Testaccio</text:p>
          </table:table-cell>
          <table:table-cell office:value-type="string" table:style-name="ce1">
            <text:p>Monte Testaccio, Via Nicola Zabaglia, Testaccio, Municipio Roma I, Roma, Roma Capitale, Lazio, 00153, Italia</text:p>
          </table:table-cell>
          <table:table-cell office:value-type="string" table:style-name="ce1">
            <text:p>Le sue origini si fanno risalire ai Saturnalia dell'antica Roma, caratterizzati da divertimenti pubblici, balli e mascherate. I giochi carnascialeschi si svolsero dal X secolo sul monte Testaccio; qualche secolo dopo, papa Paolo III decise che il carnevale si svolgesse in via Lata, attuale via del Corso.</text:p>
          </table:table-cell>
          <table:table-cell office:value-type="string" table:style-name="ce1">
            <text:p>Si</text:p>
          </table:table-cell>
          <table:table-cell table:number-columns-repeated="16380"/>
        </table:table-row>
        <table:table-row table:style-name="ro1">
          <table:table-cell office:value-type="string" table:style-name="ce1">
            <text:p>Montesacro</text:p>
          </table:table-cell>
          <table:table-cell office:value-type="string" table:style-name="ce1">
            <text:p>Rimessa ATAC Montesacro, Monte Sacro, Roma, Roma Capitale, Lazio,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No</text:p>
          </table:table-cell>
          <table:table-cell table:number-columns-repeated="16380"/>
        </table:table-row>
        <table:table-row table:style-name="ro1">
          <table:table-cell office:value-type="string" table:style-name="ce1">
            <text:p>Monti Parioli</text:p>
          </table:table-cell>
          <table:table-cell office:value-type="string" table:style-name="ce1">
            <text:p>Monti Parioli, Via dei Monti Parioli, Municipio Roma II, Roma, Roma Capitale, Lazio, 00197,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i Sabatini</text:p>
          </table:table-cell>
          <table:table-cell office:value-type="string" table:style-name="ce1">
            <text:p>Via Monti Sabatini, Cisterna Faro, Civitavecchia, Roma Capitale, Lazio, 00053, Italia</text:p>
          </table:table-cell>
          <table:table-cell office:value-type="string" table:style-name="ce1">
            <text:p>Il territorio su cui la città è sorta e si è sviluppata ha una storia geologicamente complessa: 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text:p>
          </table:table-cell>
          <table:table-cell office:value-type="string" table:style-name="ce1">
            <text:p>Si</text:p>
          </table:table-cell>
          <table:table-cell table:number-columns-repeated="16380"/>
        </table:table-row>
        <table:table-row table:style-name="ro1">
          <table:table-cell office:value-type="string" table:style-name="ce1">
            <text:p>Mosca</text:p>
          </table:table-cell>
          <table:table-cell office:value-type="string" table:style-name="ce1">
            <text:p>Mosca, Via Mosca, Roma 70, Municipio Roma VIII, Roma, Roma Capitale, Lazio, 00014, Italia</text:p>
          </table:table-cell>
          <table:table-cell office:value-type="string" table:style-name="ce1">
            <text:p>Contando 2 758 218 abitanti, è il comune più popoloso d'Italia e il terzo dell'Unione europea dopo Berlino e Madrid. Mentre con 1287,36 km² è il comune più esteso d'Italia e dell'Unione europea, nonché la quinta città più estesa d'Europa dopo Mosca, Istanbul, Londra e San Pietroburgo. È inoltre il comune europeo con la maggiore superficie di aree verdi.</text:p>
          </table:table-cell>
          <table:table-cell office:value-type="string" table:style-name="ce1">
            <text:p>No</text:p>
          </table:table-cell>
          <table:table-cell table:number-columns-repeated="16380"/>
        </table:table-row>
        <table:table-row table:style-name="ro1">
          <table:table-cell office:value-type="string" table:style-name="ce1">
            <text:p>Municipio Roma X</text:p>
          </table:table-cell>
          <table:table-cell office:value-type="string" table:style-name="ce1">
            <text:p>Municipio Roma X, Roma,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municipio XV</text:p>
          </table:table-cell>
          <table:table-cell office:value-type="string" table:style-name="ce1">
            <text:p>Papacci, hardware store, Via di Grottarossa 118, Roma, Via di Grottarossa, Municipio Roma XV, Roma, Roma Capitale, Lazio, 00189, Italia</text:p>
          </table:table-cell>
          <table:table-cell office:value-type="string" table:style-name="ce1">
            <text:p>zona 3A (sismicità bassa, comprende le aree territoriali dei Municipi I, II, III, X, XI, XII, XIII, XIV e XV); zona 3B (sismicità bassa, comprende l'isola amministrativa del municipio XV). <text:s/>Orografia Il nucleo antico della città è costituito dagli storici sette colli:</text:p>
          </table:table-cell>
          <table:table-cell office:value-type="string" table:style-name="ce1">
            <text:p>No</text:p>
          </table:table-cell>
          <table:table-cell table:number-columns-repeated="16380"/>
        </table:table-row>
        <table:table-row table:style-name="ro1">
          <table:table-cell office:value-type="string" table:style-name="ce1">
            <text:p>Mura aureliane</text:p>
          </table:table-cell>
          <table:table-cell office:value-type="string" table:style-name="ce1">
            <text:p>Mura Aureliane, Piazza di Porta San Giovanni, Esquilino, Municipio Roma I, Roma, Roma Capitale, Lazio, 00183, Italia</text:p>
          </table:table-cell>
          <table:table-cell office:value-type="string" table:style-name="ce1">
            <text:p><text:s/>Geografia antropica Urbanistica Suddivisioni storiche La suddivisione storica è composta di 116 comprensori toponomastici organizzati in quattro gruppi: <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text:p>
          </table:table-cell>
          <table:table-cell office:value-type="string" table:style-name="ce1">
            <text:p>Si</text:p>
          </table:table-cell>
          <table:table-cell table:number-columns-repeated="16380"/>
        </table:table-row>
        <table:table-row table:style-name="ro1">
          <table:table-cell office:value-type="string" table:style-name="ce1">
            <text:p>Mura aureliane</text:p>
          </table:table-cell>
          <table:table-cell office:value-type="string" table:style-name="ce1">
            <text:p>Mura Aureliane, Piazza di Porta San Giovanni, Esquilino, Municipio Roma I, Roma, Roma Capitale, Lazio, 00183, Italia</text:p>
          </table:table-cell>
          <table:table-cell office:value-type="string" table:style-name="ce1">
            <text:p><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 6 suburbi, territori oltre quartiere;</text:p>
          </table:table-cell>
          <table:table-cell table:number-columns-repeated="16381" table:style-name="ce1"/>
        </table:table-row>
        <table:table-row table:style-name="ro1">
          <table:table-cell office:value-type="string" table:style-name="ce1">
            <text:p>Musei Capitolini</text:p>
          </table:table-cell>
          <table:table-cell office:value-type="string" table:style-name="ce1">
            <text:p>Musei Capitolini, Via di Villa Caffarelli,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musei Vaticani</text:p>
          </table:table-cell>
          <table:table-cell office:value-type="string" table:style-name="ce1">
            <text:p>Musei Vaticani, Via Leonardo da Vinci, Fiumicino, Roma Capitale, Lazio, 00054,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office:value-type="string" table:style-name="ce1">
            <text:p>Si</text:p>
          </table:table-cell>
          <table:table-cell table:number-columns-repeated="16380"/>
        </table:table-row>
        <table:table-row table:style-name="ro1">
          <table:table-cell office:value-type="string" table:style-name="ce1">
            <text:p>Museo Astronomico)</text:p>
          </table:table-cell>
          <table:table-cell office:value-type="string" table:style-name="ce1">
            <text:p>Museo astronomico e copernicano, 84, Viale del Parco Mellini, Municipio Roma I, Roma, Roma Capitale, Lazio, 0013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Barracco</text:p>
          </table:table-cell>
          <table:table-cell office:value-type="string" table:style-name="ce1">
            <text:p>Museo di scultura antica Giovanni Barracco, 166/A, Corso Vittorio Emanuele Secondo, Parion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centrale del Risorgimento</text:p>
          </table:table-cell>
          <table:table-cell office:value-type="string" table:style-name="ce1">
            <text:p>Museo Centrale del Risorgimento, Scala dell'Arce Capitolina, Campitell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civico di zoologia</text:p>
          </table:table-cell>
          <table:table-cell office:value-type="string" table:style-name="ce1">
            <text:p>Museo Civico di Zoologia, 18, Via Ulisse Aldrovandi, Municipio Roma II, Roma, Roma Capitale, Lazio, 0019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dei Fori Imperiali</text:p>
          </table:table-cell>
          <table:table-cell office:value-type="string" table:style-name="ce1">
            <text:p>Museo dei Fori Imperiali, 94, Via Quattro Novembre, Monti, Municipio Roma I, Roma, Roma Capitale, Lazio, 0018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dell'Ara Pacis</text:p>
          </table:table-cell>
          <table:table-cell office:value-type="string" table:style-name="ce1">
            <text:p>Museo dell'Ara Pacis, Lungotevere in Augusta, Campo Marzio, Municipio Roma I, Roma, Roma Capitale, Lazio, 00100,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Museo di Roma</text:p>
          </table:table-cell>
          <table:table-cell office:value-type="string" table:style-name="ce1">
            <text:p>Museo di Roma, 10, Via di San Pantaleo, Parion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poleonico di Roma</text:p>
          </table:table-cell>
          <table:table-cell office:value-type="string" table:style-name="ce1">
            <text:p>Museo napoleonico di Roma, 1, Piazza di Ponte Umberto Primo, Pont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d'arte orientale</text:p>
          </table:table-cell>
          <table:table-cell office:value-type="string" table:style-name="ce1">
            <text:p>Museo Nazionale d'Arte Orientale "G. Tucci", Viale Lincoln, Europa, Municipio Roma IX, Roma, Roma Capitale, Lazio, 0014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delle arti</text:p>
          </table:table-cell>
          <table:table-cell office:value-type="string" table:style-name="ce1">
            <text:p>MAXXI Museo nazionale delle arti del XXI secolo, 4 A, Via Guido Reni, Municipio Roma II, Roma, Roma Capitale, Lazio, 00196, Italia</text:p>
          </table:table-cell>
          <table:table-cell office:value-type="string" table:style-name="ce1">
            <text:p>è proprio a Trastevere che sorge il museo del folklore e dei poeti romaneschi, che ospita documenti della vita quotidiana e delle tradizioni romane, tra cui gli acquerelli di Ettore Roesler Franz sulla Roma sparita. Nel quartiere Europa, si trova il museo nazionale delle arti e tradizioni popolari, che raccoglie materiale tradizionale e folkloristico-popolare proveniente da tutta Italia. <text:s/>Da ricordare inoltre:</text:p>
          </table:table-cell>
          <table:table-cell office:value-type="string" table:style-name="ce1">
            <text:p>No</text:p>
          </table:table-cell>
          <table:table-cell table:number-columns-repeated="16380"/>
        </table:table-row>
        <table:table-row table:style-name="ro1">
          <table:table-cell office:value-type="string" table:style-name="ce1">
            <text:p>Museo Nazionale Etrusco</text:p>
          </table:table-cell>
          <table:table-cell office:value-type="string" table:style-name="ce1">
            <text:p>Museo Nazionale Etrusco di Villa Giulia, 9, Piazzale di Villa Giulia, Municipio Roma II, Roma, Roma Capitale, Lazio, 0019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preistorico etnografico Luigi Pigorini</text:p>
          </table:table-cell>
          <table:table-cell office:value-type="string" table:style-name="ce1">
            <text:p>Museo Preistorico Etnografico "L. Pigorini", Via Cristoforo Colombo, Europa, Municipio Roma IX, Roma, Roma Capitale, Lazio, 0014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Romano</text:p>
          </table:table-cell>
          <table:table-cell office:value-type="string" table:style-name="ce1">
            <text:p>Museo Nazionale Romano, 46, Piazza di Sant'Apollinare, Pont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storico della Liberazione</text:p>
          </table:table-cell>
          <table:table-cell office:value-type="string" table:style-name="ce1">
            <text:p>Museo Storico della Liberazione, 145, Via Tasso, Esquilino, Municipio Roma I, Roma, Roma Capitale, Lazio, 00185,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Naiadi</text:p>
          </table:table-cell>
          <table:table-cell office:value-type="string" table:style-name="ce1">
            <text:p>Fontana delle Naiadi, Castro Pretorio, Municipio Roma I, Roma, Roma Capitale, Lazio,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Nomentana</text:p>
          </table:table-cell>
          <table:table-cell office:value-type="string" table:style-name="ce1">
            <text:p>Nomentana, Via del Fosso di Sant'Agnese, Municipio Roma III, Roma, Roma Capitale, Lazio, 00141,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table:number-columns-repeated="16381" table:style-name="ce1"/>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table:number-columns-repeated="16381" table:style-name="ce1"/>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table:number-columns-repeated="16381" table:style-name="ce1"/>
        </table:table-row>
        <table:table-row table:style-name="ro1">
          <table:table-cell office:value-type="string" table:style-name="ce1">
            <text:p>Nuovo Regina Margherita</text:p>
          </table:table-cell>
          <table:table-cell office:value-type="string" table:style-name="ce1">
            <text:p>Ospedale Nuovo Regina Margherita, Via Emilio Morosini, Trastevere, Municipio Roma I, Roma, Roma Capitale, Lazio, 0015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Si</text:p>
          </table:table-cell>
          <table:table-cell table:number-columns-repeated="16380" table:style-name="ce1"/>
        </table:table-row>
        <table:table-row table:style-name="ro1">
          <table:table-cell office:value-type="string" table:style-name="ce1">
            <text:p>Oceano Atlantico</text:p>
          </table:table-cell>
          <table:table-cell office:value-type="string" table:style-name="ce1">
            <text:p>Via Oceano Atlantico, Torvaianica Alta, Pomezia, Roma Capitale, Lazio, 00071, Italia</text:p>
          </table:table-cell>
          <table:table-cell office:value-type="string" table:style-name="ce1">
            <text:p>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text:p>
          </table:table-cell>
          <table:table-cell office:value-type="string" table:style-name="ce1">
            <text:p>No</text:p>
          </table:table-cell>
          <table:table-cell table:number-columns-repeated="16380" table:style-name="ce1"/>
        </table:table-row>
        <table:table-row table:style-name="ro1">
          <table:table-cell office:value-type="string" table:style-name="ce1">
            <text:p>Ospedali</text:p>
          </table:table-cell>
          <table:table-cell office:value-type="string" table:style-name="ce1">
            <text:p>Via Ospedali, Borgo Odescalchi, Civitavecchia, Roma Capitale, Lazio, 00053, Italia</text:p>
          </table:table-cell>
          <table:table-cell office:value-type="string" table:style-name="ce1">
            <text:p><text:s/>lo Stato maggiore dell'Esercito italiano lo Stato maggiore della Marina lo Stato maggiore dell'Aeronautica Militare lo Stato maggiore della difesa il Comando generale dell'Arma dei Carabinieri l'Agenzia Spaziale Italiana. 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office:value-type="string" table:style-name="ce1">
            <text:p>?</text:p>
          </table:table-cell>
          <table:table-cell table:number-columns-repeated="16379"/>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 il mausoleo di Cecilia Metella, l'adiacente Villa di Massenzio, il Castrum Caetani, il sepolcro degli Scipioni e la villa dei Quintili sull'Appia Antica;</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 6 suburbi, territori oltre quartiere;</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Quattro scali servono la città: <text:s/>il porto turistico di Roma sito in zona Ostia Lido, inaugurato nel 2001 per le imbarcazioni da diporto; il porto canale di Fiumicino, principalmente per pescherecci e imbarcazioni private;</text:p>
          </table:table-cell>
          <table:table-cell table:number-columns-repeated="16381"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Centro sportivo Terme di Caracalla; Stadio Pasquale Giannattasio (ex Stella Polare - Ostia); Ippodromo delle Capannelle (galoppo);</text:p>
          </table:table-cell>
          <table:table-cell table:number-columns-repeated="16381" table:style-name="ce1"/>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table:number-columns-repeated="16381" table:style-name="ce1"/>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table:number-columns-repeated="16381" table:style-name="ce1"/>
        </table:table-row>
        <table:table-row table:style-name="ro1">
          <table:table-cell office:value-type="string" table:style-name="ce1">
            <text:p>Ostia Lido</text:p>
          </table:table-cell>
          <table:table-cell office:value-type="string" table:style-name="ce1">
            <text:p>Ostia Antica, Via di Tor Boacciana, Municipio Roma X, Lido di Ostia, Roma, Roma Capitale, Lazio, 00121, Italia</text:p>
          </table:table-cell>
          <table:table-cell office:value-type="string" table:style-name="ce1">
            <text:p>Quattro scali servono la città: <text:s/>il porto turistico di Roma sito in zona Ostia Lido, inaugurato nel 2001 per le imbarcazioni da diporto; il porto canale di Fiumicino, principalmente per pescherecci e imbarcazioni private;</text:p>
          </table:table-cell>
          <table:table-cell office:value-type="string" table:style-name="ce1">
            <text:p>Si</text:p>
          </table:table-cell>
          <table:table-cell table:number-columns-repeated="16380"/>
        </table:table-row>
        <table:table-row table:style-name="ro1">
          <table:table-cell office:value-type="string" table:style-name="ce1">
            <text:p>Ostiense</text:p>
          </table:table-cell>
          <table:table-cell office:value-type="string" table:style-name="ce1">
            <text:p>Ostiense, Rom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table:number-columns-repeated="16381" table:style-name="ce1"/>
        </table:table-row>
        <table:table-row table:style-name="ro1">
          <table:table-cell office:value-type="string" table:style-name="ce1">
            <text:p>Ostiense</text:p>
          </table:table-cell>
          <table:table-cell office:value-type="string" table:style-name="ce1">
            <text:p>Ostiense, Roma, Roma Capitale, Lazio,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No</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table:number-columns-repeated="16381" table:style-name="ce1"/>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 Roma pertanto può essere considerata come la città con il maggior numero di chiese al mondo.</text:p>
          </table:table-cell>
          <table:table-cell table:number-columns-repeated="16381" table:style-name="ce1"/>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table:number-columns-repeated="16381" table:style-name="ce1"/>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table:number-columns-repeated="16381" table:style-name="ce1"/>
        </table:table-row>
        <table:table-row table:style-name="ro1">
          <table:table-cell office:value-type="string" table:style-name="ce1">
            <text:p>palazzo Barberini</text:p>
          </table:table-cell>
          <table:table-cell office:value-type="string" table:style-name="ce1">
            <text:p>Palazzo Barberini, Via Barberini, Trevi, Municipio Roma I, Roma, Roma Capitale, Lazio, 00187,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Borromeo</text:p>
          </table:table-cell>
          <table:table-cell office:value-type="string" table:style-name="ce1">
            <text:p>Palazzo Borromeo, 2, Viale delle Belle Arti, Municipio Roma II, Roma, Roma Capitale, Lazio, 00196,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office:value-type="string" table:style-name="ce1">
            <text:p>Si</text:p>
          </table:table-cell>
          <table:table-cell table:number-columns-repeated="16380"/>
        </table:table-row>
        <table:table-row table:style-name="ro1">
          <table:table-cell office:value-type="string" table:style-name="ce1">
            <text:p>palazzo Chigi</text:p>
          </table:table-cell>
          <table:table-cell office:value-type="string" table:style-name="ce1">
            <text:p>Palazzo Chigi, 1, Piazza Colonna, Colonna,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Colonna</text:p>
          </table:table-cell>
          <table:table-cell office:value-type="string" table:style-name="ce1">
            <text:p>Palazzo Colonna, Via della Pilotta, Trevi, Municipio Roma I, Roma, Roma Capitale, Lazio, 00187,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della Civiltà Italiana</text:p>
          </table:table-cell>
          <table:table-cell office:value-type="string" table:style-name="ce1">
            <text:p>Palazzo della Civiltà del Lavoro, Quadrato della Concordia, Europa, Municipio Roma IX, Roma, Roma Capitale, Lazio, 00144, Italia</text:p>
          </table:table-cell>
          <table:table-cell office:value-type="string" table:style-name="ce1">
            <text:p><text:s/>Architetture civili <text:s/>Le architetture civili di Roma consistono in diverse centinaia di edifici e altri monumenti che accompagnano la storia della città da circa 28 secoli: 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text:p>
          </table:table-cell>
          <table:table-cell office:value-type="string" table:style-name="ce1">
            <text:p>No</text:p>
          </table:table-cell>
          <table:table-cell table:number-columns-repeated="16380"/>
        </table:table-row>
        <table:table-row table:style-name="ro1">
          <table:table-cell office:value-type="string" table:style-name="ce1">
            <text:p>palazzo della Consulta</text:p>
          </table:table-cell>
          <table:table-cell office:value-type="string" table:style-name="ce1">
            <text:p>Palazzo della Consulta, Via del Quirinale, Monti,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delle Esposizioni</text:p>
          </table:table-cell>
          <table:table-cell office:value-type="string" table:style-name="ce1">
            <text:p>Palazzo delle Esposizioni, Via Milano, Mont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Palazzo delle Esposizioni</text:p>
          </table:table-cell>
          <table:table-cell office:value-type="string" table:style-name="ce1">
            <text:p>Palazzo delle Esposizioni, Via Milano, Monti, Municipio Roma I, Roma, Roma Capitale, Lazio, 00184,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table:number-columns-repeated="16381" table:style-name="ce1"/>
        </table:table-row>
        <table:table-row table:style-name="ro1">
          <table:table-cell office:value-type="string" table:style-name="ce1">
            <text:p>Palazzo dello Sport</text:p>
          </table:table-cell>
          <table:table-cell office:value-type="string" table:style-name="ce1">
            <text:p>PalaLottomatica, 1, Piazzale dello Sport, Europa, Municipio Roma IX, Roma, Roma Capitale, Lazio, 00144, Italia</text:p>
          </table:table-cell>
          <table:table-cell office:value-type="string" table:style-name="ce1">
            <text:p>Stadio Flaminio, inaugurato nel 1959, dal 2000 al 2011 ha ospitato le partite casalinghe della Nazionale di rugby a 15 dell'Italia durante il torneo Sei Nazioni; Palazzo dello Sport (già PalaEUR), il più grande palazzo dello sport di Roma, inaugurato nel 1960, esempio del razionalismo italiano; Palazzetto dello Sport, realizzato tra il 1958 e il 1960 quale impianto destinato ad accogliere alcuni eventi delle Olimpiadi del 1960, è tuttora in funzione e ospita manifestazioni sportive;</text:p>
          </table:table-cell>
          <table:table-cell office:value-type="string" table:style-name="ce1">
            <text:p>Si</text:p>
          </table:table-cell>
          <table:table-cell table:number-columns-repeated="16380"/>
        </table:table-row>
        <table:table-row table:style-name="ro1">
          <table:table-cell office:value-type="string" table:style-name="ce1">
            <text:p>palazzo di Giustizia</text:p>
          </table:table-cell>
          <table:table-cell office:value-type="string" table:style-name="ce1">
            <text:p>Palazzo di Giustizia, Piazza Cavour, Prati, Municipio Roma I, Roma, Roma Capitale, Lazio, 00193,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Farnese</text:p>
          </table:table-cell>
          <table:table-cell office:value-type="string" table:style-name="ce1">
            <text:p>Palazzo Farnese, Via dei Farnesi, Regola,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Koch</text:p>
          </table:table-cell>
          <table:table-cell office:value-type="string" table:style-name="ce1">
            <text:p>Palazzo della Banca d'Italia, 91, Via Nazionale, Monti, Municipio Roma I, Roma, Roma Capitale, Lazio, 00184,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Largo della Costituente, Sant'Eustachio,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Montecitorio</text:p>
          </table:table-cell>
          <table:table-cell office:value-type="string" table:style-name="ce1">
            <text:p>Palazzo Montecitorio, Piazza Colonna, Colonn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Nuovo</text:p>
          </table:table-cell>
          <table:table-cell office:value-type="string" table:style-name="ce1">
            <text:p>Palazzo Nuovo, Via di San Pietro in Carcere,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Senatorio</text:p>
          </table:table-cell>
          <table:table-cell office:value-type="string" table:style-name="ce1">
            <text:p>Palazzo Senatorio, Piazza del Campidoglio,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Spada</text:p>
          </table:table-cell>
          <table:table-cell office:value-type="string" table:style-name="ce1">
            <text:p>Palazzo Spada, 13, Piazza Capo di Ferro, Regol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Valentini</text:p>
          </table:table-cell>
          <table:table-cell office:value-type="string" table:style-name="ce1">
            <text:p>Palazzo Valentini, 119/A, Via di Sant'Eufemia, Trevi, Municipio Roma I, Roma, Roma Capitale, Lazio, 00187,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office:value-type="string" table:style-name="ce1">
            <text:p>Si</text:p>
          </table:table-cell>
          <table:table-cell table:number-columns-repeated="16380"/>
        </table:table-row>
        <table:table-row table:style-name="ro1">
          <table:table-cell office:value-type="string" table:style-name="ce1">
            <text:p>palazzo Venezia</text:p>
          </table:table-cell>
          <table:table-cell office:value-type="string" table:style-name="ce1">
            <text:p>Palazzo Venezia, Via del Plebiscito, Pigna,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Venezia</text:p>
          </table:table-cell>
          <table:table-cell office:value-type="string" table:style-name="ce1">
            <text:p>Palazzo Venezia, Via del Plebiscito, Pigna, Municipio Roma I, Roma, Roma Capitale, Lazio, 00186,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Palazzo Wedekind</text:p>
          </table:table-cell>
          <table:table-cell office:value-type="string" table:style-name="ce1">
            <text:p>Palazzo Wedekind, Piazza Colonna, Colonna, Municipio Roma I, Roma, Roma Capitale, Lazio, 00186, Italia</text:p>
          </table:table-cell>
          <table:table-cell office:value-type="string" table:style-name="ce1">
            <text:p><text:s/>Il Messaggero (con sede in via del Tritone, fondato nel 1878); Il Tempo (fondato nel 1944, ha sede a Palazzo Wedekind); la Repubblica (il secondo quotidiano più diffuso in Italia);</text:p>
          </table:table-cell>
          <table:table-cell office:value-type="string" table:style-name="ce1">
            <text:p>Si</text:p>
          </table:table-cell>
          <table:table-cell table:number-columns-repeated="16380"/>
        </table:table-row>
        <table:table-row table:style-name="ro1">
          <table:table-cell office:value-type="string" table:style-name="ce1">
            <text:p>Parco de' Medici</text:p>
          </table:table-cell>
          <table:table-cell office:value-type="string" table:style-name="ce1">
            <text:p>Parco de' Medici, Magliana Vecchia, Roma, Roma Capitale, Lazio, 00148,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office:value-type="string" table:style-name="ce1">
            <text:p>Si</text:p>
          </table:table-cell>
          <table:table-cell table:number-columns-repeated="16380"/>
        </table:table-row>
        <table:table-row table:style-name="ro1">
          <table:table-cell office:value-type="string" table:style-name="ce1">
            <text:p>Parco degli Acquedotti</text:p>
          </table:table-cell>
          <table:table-cell office:value-type="string" table:style-name="ce1">
            <text:p>Parco degli Acquedotti, Osteria del Curato,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parco dell'Appia Antica</text:p>
          </table:table-cell>
          <table:table-cell office:value-type="string" table:style-name="ce1">
            <text:p>Parco Regionale dell'Appia Antica, Municipio Roma VIII, Ciampino,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parco delle Tombe della via Latina</text:p>
          </table:table-cell>
          <table:table-cell office:value-type="string" table:style-name="ce1">
            <text:p>Parco delle Tombe di via Latina, Tor Fiscale, Tuscolano, Roma, Roma Capitale, Lazio, 00178, Italia</text:p>
          </table:table-cell>
          <table:table-cell office:value-type="string" table:style-name="ce1">
            <text:p>la villa di Livia a Prima Porta; 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text:p>
          </table:table-cell>
          <table:table-cell office:value-type="string" table:style-name="ce1">
            <text:p>Si</text:p>
          </table:table-cell>
          <table:table-cell table:number-columns-repeated="16380"/>
        </table:table-row>
        <table:table-row table:style-name="ro1">
          <table:table-cell office:value-type="string" table:style-name="ce1">
            <text:p>Parco regionale Appia</text:p>
          </table:table-cell>
          <table:table-cell office:value-type="string" table:style-name="ce1">
            <text:p>Parco Naturale Regionale Appia Antica, Municipio Roma VIII, Roma, Roma Capitale, Lazio, 00178,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office:value-type="string" table:style-name="ce1">
            <text:p>Si</text:p>
          </table:table-cell>
          <table:table-cell table:number-columns-repeated="16380"/>
        </table:table-row>
        <table:table-row table:style-name="ro1">
          <table:table-cell office:value-type="string" table:style-name="ce1">
            <text:p>Parco regionale urbano del Pineto</text:p>
          </table:table-cell>
          <table:table-cell office:value-type="string" table:style-name="ce1">
            <text:p>Parco Regionale Urbano del Pineto, Roma, Roma Capitale, Lazio,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office:value-type="string" table:style-name="ce1">
            <text:p>Si</text:p>
          </table:table-cell>
          <table:table-cell table:number-columns-repeated="16380"/>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Roma pertanto può essere considerata come la città con il maggior numero di chiese al mondo. Oltre al cristianesimo la città è un punto di riferimento anche per la comunità islamica, dopo la realizzazione nel quartiere Parioli della più grande moschea d'Europa, che occupa una superficie di 34000 m² e per la comunità ebraica, grazie al Tempio Maggiore di Roma, completato nei primi anni del Novecento nel ghetto ebraico. <text:s/>Architetture funerarie La città è inoltre disseminata di diversi esempi di architetture funerarie tra cui figurano:</text:p>
          </table:table-cell>
          <table:table-cell table:number-columns-repeated="16381" table:style-name="ce1"/>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Vi si trovano, inoltre, la sede operativa di Radio 24, alcuni studi di Radio Kiss Kiss, una redazione di Radio Maria e una sede di RTL 102.5. Il 6 ottobre 1924 Ines Viviani Donarelli lesse l'annuncio iniziale della prima trasmissione radiofonica italiana della URI dallo studio romano di palazzo Corrodi (quartiere Parioli). Nel 1927 la URI divenne EIAR, con sede legale a Roma;</text:p>
          </table:table-cell>
          <table:table-cell table:number-columns-repeated="16381" table:style-name="ce1"/>
        </table:table-row>
        <table:table-row table:style-name="ro1">
          <table:table-cell office:value-type="string" table:style-name="ce1">
            <text:p>Pasquino</text:p>
          </table:table-cell>
          <table:table-cell office:value-type="string" table:style-name="ce1">
            <text:p>Statua "parlante" di Pasquino, Piazza di Pasquino, Parione, Municipio Roma I, Roma, Roma Capitale, Lazio, 00186, Italia</text:p>
          </table:table-cell>
          <table:table-cell office:value-type="string" table:style-name="ce1">
            <text:p>Anticamente ad esse era attribuito quasi un potere mistico, in grado di proteggere il popolo romano e rappresentare il consesso degli dei. 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text:p>
          </table:table-cell>
          <table:table-cell office:value-type="string" table:style-name="ce1">
            <text:p>Si</text:p>
          </table:table-cell>
          <table:table-cell table:number-columns-repeated="16380"/>
        </table:table-row>
        <table:table-row table:style-name="ro1">
          <table:table-cell office:value-type="string" table:style-name="ce1">
            <text:p>pesci</text:p>
          </table:table-cell>
          <table:table-cell office:value-type="string" table:style-name="ce1">
            <text:p>Via Fausto Pesci, Tuscolano, Roma, Roma Capitale, Lazio, 00176, Italia</text:p>
          </table:table-cell>
          <table:table-cell office:value-type="string" table:style-name="ce1">
            <text:p>Lo Studio 15 di Cinecittà ha ospitato l'Eurovision Song Contest 1991, dopo la vittoria nell'anno precedente di Toto Cutugno, e ha visto a sua volta la vittoria della Svezia con il brano Fångad av en stormvind di Carola Häggkvist. <text:s/>Cucina <text:s/>Alle origini della cucina romana vi è la cucina dell'antica Roma, descritta nel Satyricon di Petronio Arbitro e nelle ricette di Apicio e basata su carni battute, legumi, ortaggi, pesci e vino. La cucina romanesca, a partire dal Medioevo, si divise in cucina pontificia, consumata alla corte dei Papi, e cucina popolare, maturata sino ai nostri giorni.</text:p>
          </table:table-cell>
          <table:table-cell office:value-type="string" table:style-name="ce1">
            <text:p>No</text:p>
          </table:table-cell>
          <table:table-cell table:number-columns-repeated="16380"/>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 Roma pertanto può essere considerata come la città con il maggior numero di chiese al mondo.</text:p>
          </table:table-cell>
          <table:table-cell office:value-type="string" table:style-name="ce1">
            <text:p>Si</text:p>
          </table:table-cell>
          <table:table-cell table:number-columns-repeated="16380"/>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in città, inoltre, dalla tarda età repubblicana è presente una folta comunità ebraica. 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text:p>
          </table:table-cell>
          <table:table-cell table:number-columns-repeated="16381" table:style-name="ce1"/>
        </table:table-row>
        <table:table-row table:style-name="ro1">
          <table:table-cell office:value-type="string" table:style-name="ce1">
            <text:p>piazza Colonna,</text:p>
          </table:table-cell>
          <table:table-cell office:value-type="string" table:style-name="ce1">
            <text:p>Piazza Colonna, Colonn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del Popolo</text:p>
          </table:table-cell>
          <table:table-cell office:value-type="string" table:style-name="ce1">
            <text:p>Piazza del Popolo, Campo Marzio,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del Popolo</text:p>
          </table:table-cell>
          <table:table-cell office:value-type="string" table:style-name="ce1">
            <text:p>Piazza del Popolo, Campo Marzio, Municipio Roma I, Roma, Roma Capitale, Lazio,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Si</text:p>
          </table:table-cell>
          <table:table-cell table:number-columns-repeated="16380"/>
        </table:table-row>
        <table:table-row table:style-name="ro1">
          <table:table-cell office:value-type="string" table:style-name="ce1">
            <text:p>piazza della Repubblica</text:p>
          </table:table-cell>
          <table:table-cell office:value-type="string" table:style-name="ce1">
            <text:p>Piazza della Repubblica, Castro Pretorio, Municipio Roma I, Roma, Roma Capitale, Lazio, 00184,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Farnese</text:p>
          </table:table-cell>
          <table:table-cell office:value-type="string" table:style-name="ce1">
            <text:p>Piazza Farnese, Regol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Navona</text:p>
          </table:table-cell>
          <table:table-cell office:value-type="string" table:style-name="ce1">
            <text:p>Piazza Navona, Parione,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piazza Navona</text:p>
          </table:table-cell>
          <table:table-cell office:value-type="string" table:style-name="ce1">
            <text:p>Piazza Navona, Parione, Municipio Roma I, Roma, Roma Capitale, Lazio, 00186,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table:number-columns-repeated="16381" table:style-name="ce1"/>
        </table:table-row>
        <table:table-row table:style-name="ro1">
          <table:table-cell office:value-type="string" table:style-name="ce1">
            <text:p>piazza San Pietro</text:p>
          </table:table-cell>
          <table:table-cell office:value-type="string" table:style-name="ce1">
            <text:p>Piazza San Pietro, Frascati,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table:number-columns-repeated="16381" table:style-name="ce1"/>
        </table:table-row>
        <table:table-row table:style-name="ro1">
          <table:table-cell office:value-type="string" table:style-name="ce1">
            <text:p>Pilo Albertelli</text:p>
          </table:table-cell>
          <table:table-cell office:value-type="string" table:style-name="ce1">
            <text:p>Via Pilo Albertelli, Della Vittoria, Roma, Roma Capitale, Lazio, 00195,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Pincio</text:p>
          </table:table-cell>
          <table:table-cell office:value-type="string" table:style-name="ce1">
            <text:p>Pincio, Municipio Roma I, Roma, Roma Capitale, Lazio,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Pineta Sacchetti</text:p>
          </table:table-cell>
          <table:table-cell office:value-type="string" table:style-name="ce1">
            <text:p>Pineta Sacchetti, Aurelio, Roma, Roma Capitale, Lazio,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office:value-type="string" table:style-name="ce1">
            <text:p>No</text:p>
          </table:table-cell>
          <table:table-cell table:number-columns-repeated="16380"/>
        </table:table-row>
        <table:table-row table:style-name="ro1">
          <table:table-cell office:value-type="string" table:style-name="ce1">
            <text:p>Pinturicchio</text:p>
          </table:table-cell>
          <table:table-cell office:value-type="string" table:style-name="ce1">
            <text:p>Pinturicchio, Flaminio, Roma, Roma Capitale, Lazio, 00196, Italia</text:p>
          </table:table-cell>
          <table:table-cell office:value-type="string" table:style-name="ce1">
            <text:p>in questo periodo, in città lavorarono, al servizio dei Papi, i maggiori architetti e pittori del tempo: Masaccio e Masolino, Leon Battista Alberti, il Beato Angelico, Piero della Francesca, Pinturicchio, Botticelli, Bramante, Raffaello e Michelangelo. Dopo il quinquennio di papa Sisto V, che mutò l'impianto urbanistico della città, nel XVII secolo a Roma nacque l'arte barocca, che ebbe in Carlo Maderno, Pietro da Cortona, Gian Lorenzo Bernini e Francesco Borromini i suoi massimi esponenti.</text:p>
          </table:table-cell>
          <table:table-cell office:value-type="string" table:style-name="ce1">
            <text:p>No</text:p>
          </table:table-cell>
          <table:table-cell table:number-columns-repeated="16380"/>
        </table:table-row>
        <table:table-row table:style-name="ro1">
          <table:table-cell office:value-type="string" table:style-name="ce1">
            <text:p>Planetario</text:p>
          </table:table-cell>
          <table:table-cell office:value-type="string" table:style-name="ce1">
            <text:p>Planetario, Via della Pace, Valmontone, Roma Capitale, Lazio, 00038,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Polizia</text:p>
          </table:table-cell>
          <table:table-cell office:value-type="string" table:style-name="ce1">
            <text:p>Polizia, Via Antonino di Giorgio, Municipio Roma XV, Roma, Roma Capitale, Lazio, 00194, Italia</text:p>
          </table:table-cell>
          <table:table-cell office:value-type="string" table:style-name="ce1">
            <text:p>Secondo un'indagine sulla qualità della vita realizzata nel 2015 dalla società di consulenza Mercer, nonostante gli aspetti positivi Roma occupa il 52º posto, penalizzata dal suo sistema di trasporti e da un contesto commerciale non ottimale, restando distante dal 41º posto di Milano. A causa della criminalità organizzata crescente, nella città c'è uno dei tassi di reati più alti d'Italia (nel 2010, secondo l'Associazione Nazionale Funzionari di Polizia, Roma si è piazzata al secondo posto dietro Milano per numero di reati ogni centomila abitanti, con particolare criticità per furti d'appartamento, furti d'auto, scippi e rapine, mentre nel 2011 era schizzata in testa per numero di omicidi).Secondo l'indagine Insicurezza e degrado nelle periferie urbane realizzata nel 2009 dal dipartimento innovazione e società della Sapienza per conto dell'Osservatorio regionale per la sicurezza e la legalità, un romano su due considera pericolose le periferie, preoccupati soprattutto dalla criminalità e gli incidenti stradali. La maggioranza dei romani intervistati, inoltre, nota che in città ci sono zone insicure, dove sarebbe meglio non andare.</text:p>
          </table:table-cell>
          <table:table-cell office:value-type="string" table:style-name="ce1">
            <text:p>No</text:p>
          </table:table-cell>
          <table:table-cell table:number-columns-repeated="16380"/>
        </table:table-row>
        <table:table-row table:style-name="ro1">
          <table:table-cell office:value-type="string" table:style-name="ce1">
            <text:p>Polline Martignano</text:p>
          </table:table-cell>
          <table:table-cell office:value-type="string" table:style-name="ce1">
            <text:p>Polline Martignano, Roma,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ponte Fabricio</text:p>
          </table:table-cell>
          <table:table-cell office:value-type="string" table:style-name="ce1">
            <text:p>Ponte Fabricio, Via di Ponte Quattro Capi, Ripa, Municipio Roma I, Roma, Roma Capitale, Lazio, 00153,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Matteotti</text:p>
          </table:table-cell>
          <table:table-cell office:value-type="string" table:style-name="ce1">
            <text:p>Ponte Giacomo Matteotti, Prati, Municipio Roma I, Roma, Roma Capitale, Lazio, 00195,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office:value-type="string" table:style-name="ce1">
            <text:p>Si</text:p>
          </table:table-cell>
          <table:table-cell table:number-columns-repeated="16380"/>
        </table:table-row>
        <table:table-row table:style-name="ro1">
          <table:table-cell office:value-type="string" table:style-name="ce1">
            <text:p>ponte Milvio</text:p>
          </table:table-cell>
          <table:table-cell office:value-type="string" table:style-name="ce1">
            <text:p>Ponte Milvio, Della Vittoria, Roma, Roma Capitale, Lazio, 00194,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Sant'Angelo</text:p>
          </table:table-cell>
          <table:table-cell office:value-type="string" table:style-name="ce1">
            <text:p>Ponte Sant'Angelo, Borgo, Municipio Roma I, Roma, Roma Capitale, Lazio, 00193,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Sant'Angelo</text:p>
          </table:table-cell>
          <table:table-cell office:value-type="string" table:style-name="ce1">
            <text:p>Ponte Sant'Angelo, Borgo, Municipio Roma I, Roma, Roma Capitale, Lazio, 00193,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table:number-columns-repeated="16381" table:style-name="ce1"/>
        </table:table-row>
        <table:table-row table:style-name="ro1">
          <table:table-cell office:value-type="string" table:style-name="ce1">
            <text:p>ponte Sisto</text:p>
          </table:table-cell>
          <table:table-cell office:value-type="string" table:style-name="ce1">
            <text:p>Ponte Sisto, Trastevere, Municipio Roma I, Roma, Roma Capitale, Lazio, 00186,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ina</text:p>
          </table:table-cell>
          <table:table-cell office:value-type="string" table:style-name="ce1">
            <text:p>Pontina, bv V. Pratica di Mare, Via Pontina, Municipio Roma IX, Roma, Roma Capitale, Lazio,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porta Maggiore</text:p>
          </table:table-cell>
          <table:table-cell office:value-type="string" table:style-name="ce1">
            <text:p>Porta Maggiore, Labicano/Porta Maggiore, Municipio Roma VII, Roma, Roma Capitale, Lazio, 00182, Italia</text:p>
          </table:table-cell>
          <table:table-cell office:value-type="string" table:style-name="ce1">
            <text:p>in origine lunga circa 19 km con 18 porte, la maggior parte delle quali si apriva su una via consolare: tra le più imponenti ancora oggi, le attuali porta Maggiore, porta San Sebastiano e porta San Paolo. Roma è l'unica capitale europea ad avere conservato quasi interamente il circuito delle sue mura.</text:p>
          </table:table-cell>
          <table:table-cell office:value-type="string" table:style-name="ce1">
            <text:p>Si</text:p>
          </table:table-cell>
          <table:table-cell table:number-columns-repeated="16380"/>
        </table:table-row>
        <table:table-row table:style-name="ro1">
          <table:table-cell office:value-type="string" table:style-name="ce1">
            <text:p>Porta Pia</text:p>
          </table:table-cell>
          <table:table-cell office:value-type="string" table:style-name="ce1">
            <text:p>Porta Pia, Via Venti Settembre, Castro Pretorio, Municipio Roma I, Roma, Roma Capitale, Lazio, 00198, Italia</text:p>
          </table:table-cell>
          <table:table-cell office:value-type="string" table:style-name="ce1">
            <text:p>Furono vani anche i diversi tentativi (tra cui lo stesso Garibaldi, fermato a Mentana) di annettere con la forza la città di Roma al Regno d'Italia, e la situazione rimase invariata fino alla caduta di Napoleone III nel 1870. Il 20 settembre i bersaglieri comandati dal generale Raffaele Cadorna aprirono una breccia nella cerchia delle mura, nei pressi di Porta Pia, ed entrarono a Roma. Pio IX si chiuse nei palazzi vaticani dichiarandosi prigioniero politico, sebbene con la legge delle guarentigie gli fossero state garantite prerogative sovrane.</text:p>
          </table:table-cell>
          <table:table-cell office:value-type="string" table:style-name="ce1">
            <text:p>Si</text:p>
          </table:table-cell>
          <table:table-cell table:number-columns-repeated="16380"/>
        </table:table-row>
        <table:table-row table:style-name="ro1">
          <table:table-cell office:value-type="string" table:style-name="ce1">
            <text:p>Porta San Paolo</text:p>
          </table:table-cell>
          <table:table-cell office:value-type="string" table:style-name="ce1">
            <text:p>Porta San Paolo, Via Raffaele Persichetti, San Saba, Municipio Roma I, Roma, Roma Capitale, Lazio, 00153,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office:value-type="string" table:style-name="ce1">
            <text:p>Si</text:p>
          </table:table-cell>
          <table:table-cell table:number-columns-repeated="16380"/>
        </table:table-row>
        <table:table-row table:style-name="ro1">
          <table:table-cell office:value-type="string" table:style-name="ce1">
            <text:p>porta San Paolo</text:p>
          </table:table-cell>
          <table:table-cell office:value-type="string" table:style-name="ce1">
            <text:p>Porta San Paolo, Via Raffaele Persichetti, San Saba, Municipio Roma I, Roma, Roma Capitale, Lazio, 00153, Italia</text:p>
          </table:table-cell>
          <table:table-cell office:value-type="string" table:style-name="ce1">
            <text:p>in origine lunga circa 19 km con 18 porte, la maggior parte delle quali si apriva su una via consolare: tra le più imponenti ancora oggi, le attuali porta Maggiore, porta San Sebastiano e porta San Paolo. Roma è l'unica capitale europea ad avere conservato quasi interamente il circuito delle sue mura.</text:p>
          </table:table-cell>
          <table:table-cell office:value-type="string" table:style-name="ce1">
            <text:p>Si</text:p>
          </table:table-cell>
          <table:table-cell table:number-columns-repeated="16380"/>
        </table:table-row>
        <table:table-row table:style-name="ro1">
          <table:table-cell office:value-type="string" table:style-name="ce1">
            <text:p>porto canale di</text:p>
          </table:table-cell>
          <table:table-cell office:value-type="string" table:style-name="ce1">
            <text:p>Porto Canale, Largo Giancarlo Franco Bozzetto, Fiumicino, Roma Capitale, Lazio, 00054, Italia</text:p>
          </table:table-cell>
          <table:table-cell office:value-type="string" table:style-name="ce1">
            <text:p><text:s/>il porto turistico di Roma sito in zona Ostia Lido, inaugurato nel 2001 per le imbarcazioni da diporto; il porto canale di Fiumicino, principalmente per pescherecci e imbarcazioni private; il porto di Civitavecchia, con funzioni commerciali, che collega Roma con le principali destinazioni del Mediterraneo, ed è il principale terminal nazionale per le navi da crociera;</text:p>
          </table:table-cell>
          <table:table-cell office:value-type="string" table:style-name="ce1">
            <text:p>Si</text:p>
          </table:table-cell>
          <table:table-cell table:number-columns-repeated="16380"/>
        </table:table-row>
        <table:table-row table:style-name="ro1">
          <table:table-cell office:value-type="string" table:style-name="ce1">
            <text:p>porto di Ripa</text:p>
          </table:table-cell>
          <table:table-cell office:value-type="string" table:style-name="ce1">
            <text:p>Lungotevere Porto di Ripa Grande, Trastevere, Municipio Roma I, Roma, Roma Capitale, Lazio, 00153, Italia</text:p>
          </table:table-cell>
          <table:table-cell office:value-type="string" table:style-name="ce1">
            <text:p>il porto dell'Emporio, abbandonato già in epoca medievale; il porto di Ripa, ricostruito nel 1642 con il nome di Ripa Grande; il porto di Ripetta, costruito nel 1704 a monte di Castel Sant'Angelo ma distrutto nel 1893;</text:p>
          </table:table-cell>
          <table:table-cell office:value-type="string" table:style-name="ce1">
            <text:p>Si</text:p>
          </table:table-cell>
          <table:table-cell table:number-columns-repeated="16380"/>
        </table:table-row>
        <table:table-row table:style-name="ro1">
          <table:table-cell office:value-type="string" table:style-name="ce1">
            <text:p>Preneste</text:p>
          </table:table-cell>
          <table:table-cell office:value-type="string" table:style-name="ce1">
            <text:p>Palestrina, Roma Capitale, Lazio, 00036, Italia</text:p>
          </table:table-cell>
          <table:table-cell office:value-type="string" table:style-name="ce1">
            <text:p>subì la stessa evoluzione e trasformazione della città: dapprima parlato solamente nell'Urbe e nel Latium vetus (con poche varianti dialettali, ad esempio a Falerii e Preneste), subì l'influsso dell'etrusco e soprattutto del greco. Successivamente la lingua latina seguì l'espansione di Roma nella penisola italica e in tutto l'impero, fino a subire, insieme all'istituzione politica, una fase di declino.</text:p>
          </table:table-cell>
          <table:table-cell office:value-type="string" table:style-name="ce1">
            <text:p>No</text:p>
          </table:table-cell>
          <table:table-cell table:number-columns-repeated="16380"/>
        </table:table-row>
        <table:table-row table:style-name="ro1">
          <table:table-cell office:value-type="string" table:style-name="ce1">
            <text:p>Prenestina</text:p>
          </table:table-cell>
          <table:table-cell office:value-type="string" table:style-name="ce1">
            <text:p>Capranica Prenestin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Prenestina</text:p>
          </table:table-cell>
          <table:table-cell office:value-type="string" table:style-name="ce1">
            <text:p>Capranica Prenestina, Roma Capitale, Lazio,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table:number-columns-repeated="16381" table:style-name="ce1"/>
        </table:table-row>
        <table:table-row table:style-name="ro1">
          <table:table-cell office:value-type="string" table:style-name="ce1">
            <text:p>Prenestino</text:p>
          </table:table-cell>
          <table:table-cell office:value-type="string" table:style-name="ce1">
            <text:p>Prenestino-Labic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Priorato di Malta</text:p>
          </table:table-cell>
          <table:table-cell office:value-type="string" table:style-name="ce1">
            <text:p>Villa del Priorato di Malta, Lungotevere Aventino, Ripa, Municipio Roma I, Roma, Roma Capitale, Lazio, 00153,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Si</text:p>
          </table:table-cell>
          <table:table-cell table:number-columns-repeated="16380"/>
        </table:table-row>
        <table:table-row table:style-name="ro1">
          <table:table-cell office:value-type="string" table:style-name="ce1">
            <text:p>Priscilla</text:p>
          </table:table-cell>
          <table:table-cell office:value-type="string" table:style-name="ce1">
            <text:p>Priscilla, Via di Priscilla, Municipio Roma II, Roma, Roma Capitale, Lazio, 00199,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No</text:p>
          </table:table-cell>
          <table:table-cell table:number-columns-repeated="16380"/>
        </table:table-row>
        <table:table-row table:style-name="ro1">
          <table:table-cell office:value-type="string" table:style-name="ce1">
            <text:p>Quattro Fiumi</text:p>
          </table:table-cell>
          <table:table-cell office:value-type="string" table:style-name="ce1">
            <text:p>Fontana dei Quattro Fiumi, Piazza Navona, Parione,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Quattro Fontane</text:p>
          </table:table-cell>
          <table:table-cell office:value-type="string" table:style-name="ce1">
            <text:p>Quattro Fontane, Via Venti Settembre, Trevi, Municipio Roma I, Roma, Roma Capitale, Lazio, 0018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Quintili</text:p>
          </table:table-cell>
          <table:table-cell office:value-type="string" table:style-name="ce1">
            <text:p>Villa dei Quintili, 1092, Via Appia Nuova, Statuario, Appio Claudio, Roma, Roma Capitale, Lazio, 00178,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table:number-columns-repeated="16381" table:style-name="ce1"/>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table:number-columns-repeated="16381" table:style-name="ce1"/>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table:number-columns-repeated="16381" table:style-name="ce1"/>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table:number-columns-repeated="16381" table:style-name="ce1"/>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table:number-columns-repeated="16381" table:style-name="ce1"/>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table:number-columns-repeated="16381" table:style-name="ce1"/>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ˈroma/, ) è la capitale della Repubblica Italiana. È altresì capoluogo dell'omonima città metropolitana e della regione Lazio. Il comune di Roma è dotato di un ordinamento amministrativo speciale, denominato Roma Capitale e disciplinato da una legge dello Stato.</text:p>
          </table:table-cell>
          <table:table-cell office:value-type="string" table:style-name="ce1">
            <text:p>No</text:p>
          </table:table-cell>
          <table:table-cell table:number-columns-repeated="16380"/>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table:number-columns-repeated="16381" table:style-name="ce1"/>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La capitale italiana, oltre ai trattati che nel 1957 hanno istituito la CEE e l'Euratom, ha ospitato anche la firma ufficiale del trattato per la Costituzione europea (29 ottobre 2004) e la stipulazione dello statuto della Corte penale internazionale. 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Roma (AFI: /ˈroma/, ) è la capitale della Repubblica Italiana. È altresì capoluogo dell'omonima città metropolitana e della regione Lazio.</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Nel 1626 fu inaugurata la nuova basilica di San Pietro in Vaticano, emblema del dominio papale. 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 sindacati unitari organizzano un concerto gratuito in piazza di Porta San Giovanni in Laterano, a cui assistono centinaia di migliaia di spettatori; Festa della Repubblica, il 2 giugno; si svolge la tradizionale parata militare lungo via dei Fori Imperiali che termina a piazza Venezia, presso l'Altare della Patria;</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La capitale italiana, oltre ai trattati che nel 1957 hanno istituito la CEE e l'Euratom, ha ospitato anche la firma ufficiale del trattato per la Costituzione europea (29 ottobre 2004) e la stipulazione dello statuto della Corte penale internazionale. 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l Tempo (fondato nel 1944, ha sede a Palazzo Wedekind); la Repubblica (il secondo quotidiano più diffuso in Italia); Secolo d'Italia (fondato nel 1952);</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table:number-columns-repeated="16381" table:style-name="ce1"/>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table:number-columns-repeated="16381" table:style-name="ce1"/>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Roma (AFI: /ˈroma/, ) è la capitale della Repubblica Italiana. È altresì capoluogo dell'omonima città metropolitana e della regione Lazio.</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table:number-columns-repeated="16381" table:style-name="ce1"/>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table:number-columns-repeated="16381" table:style-name="ce1"/>
        </table:table-row>
        <table:table-row table:style-name="ro1">
          <table:table-cell office:value-type="string" table:style-name="ce1">
            <text:p>Repubblica italiana dell'Ordine</text:p>
          </table:table-cell>
          <table:table-cell office:value-type="string" table:style-name="ce1">
            <text:p>Parco Caduti delle Forze dell’Ordine, Tor de' Cenci, Spinaceto, Roma, Roma Capitale, Lazio,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No</text:p>
          </table:table-cell>
          <table:table-cell table:number-columns-repeated="16380"/>
        </table:table-row>
        <table:table-row table:style-name="ro1">
          <table:table-cell office:value-type="string" table:style-name="ce1">
            <text:p>Repubblica Romana</text:p>
          </table:table-cell>
          <table:table-cell office:value-type="string" table:style-name="ce1">
            <text:p>Museo della Repubblica Romana e della memoria garibaldina, Largo di Porta San Pancrazio, Trastevere, Municipio Roma I, Roma, Roma Capitale, Lazio, 00153, Italia</text:p>
          </table:table-cell>
          <table:table-cell office:value-type="string" table:style-name="ce1">
            <text:p>Nel 1626 fu inaugurata la nuova basilica di San Pietro in Vaticano, emblema del dominio papale. 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text:p>
          </table:table-cell>
          <table:table-cell office:value-type="string" table:style-name="ce1">
            <text:p>No</text:p>
          </table:table-cell>
          <table:table-cell table:number-columns-repeated="16380"/>
        </table:table-row>
        <table:table-row table:style-name="ro1">
          <table:table-cell office:value-type="string" table:style-name="ce1">
            <text:p>Repubblica Romana</text:p>
          </table:table-cell>
          <table:table-cell office:value-type="string" table:style-name="ce1">
            <text:p>Museo della Repubblica Romana e della memoria garibaldina, Largo di Porta San Pancrazio, Trastevere, Municipio Roma I, Roma, Roma Capitale, Lazio, 00153,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table:number-columns-repeated="16381" table:style-name="ce1"/>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essi non erano luoghi di raduno per i fedeli, ma ospitavano unicamente l'immagine cultuale della divinità cui erano dedicati. Si ritiene che in tarda età repubblicana Roma avesse circa un centinaio di templi. Le chiese cristiane sono diverse centinaia e la loro storia si intreccia con la storia religiosa, sociale ed artistica della città.</text:p>
          </table:table-cell>
          <table:table-cell office:value-type="string" table:style-name="ce1">
            <text:p>No</text:p>
          </table:table-cell>
          <table:table-cell table:number-columns-repeated="16380"/>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table:number-columns-repeated="16381" table:style-name="ce1"/>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text:s/>Altre religioni Oltre al cattolicesimo, a Roma sono diffusi l'islam ed altri culti cristiani; in città, inoltre, dalla tarda età repubblicana è presente una folta comunità ebraica. In particolare è presente la Chiesa Evangelica Valdese con il tempio valdese di piazza Cavour, l'ortodossia con la chiesa di Santa Caterina Martire e il mormonismo con il tempio di Roma Italia.</text:p>
          </table:table-cell>
          <table:table-cell table:number-columns-repeated="16381" table:style-name="ce1"/>
        </table:table-row>
        <table:table-row table:style-name="ro1">
          <table:table-cell office:value-type="string" table:style-name="ce1">
            <text:p>Rinascimento</text:p>
          </table:table-cell>
          <table:table-cell office:value-type="string" table:style-name="ce1">
            <text:p>Rinascimento, Corso del Rinascimento, Sant'Eustachio, Municipio Roma I, Roma, Roma Capitale, Lazio, 00186, Italia</text:p>
          </table:table-cell>
          <table:table-cell office:value-type="string" table:style-name="ce1">
            <text:p>Dopo l'unità d'Italia, la città venne protetta con un campo trincerato composto da quindici forti e quattro batterie che formavano un anello di circa 40 km intorno all'abitato. <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Corso del Rinascimento, Sant'Eustachio, Municipio Roma I, Roma, Roma Capitale, Lazio, 00186, Italia</text:p>
          </table:table-cell>
          <table:table-cell office:value-type="string" table:style-name="ce1">
            <text:p>L'idioma utilizzato comunemente dalla popolazione, oltre all'ufficiale lingua italiana, è il dialetto romanesco, che, come la maggior parte dei dialetti italiani, non ha alcuna ufficialità. Formatosi in età medievale, originariamente era affine ai dialetti meridionali, per poi subire l'influenza culturale del fiorentino durante il Rinascimento, che lo rese più simile alla parlata toscana. Il romanesco, come tutte le lingue, si è poi evoluto negli anni (Giuseppe Gioachino Belli, nella prima metà dell'Ottocento, usa forme linguistiche che non vengono utilizzate da Trilussa all'inizio del Novecento), e dall'inizio del XX secolo si è diffuso anche in altre zone del Lazio, in conseguenza della crescita demografica.</text:p>
          </table:table-cell>
          <table:table-cell table:number-columns-repeated="16381" table:style-name="ce1"/>
        </table:table-row>
        <table:table-row table:style-name="ro1">
          <table:table-cell office:value-type="string" table:style-name="ce1">
            <text:p>Ripa Grande</text:p>
          </table:table-cell>
          <table:table-cell office:value-type="string" table:style-name="ce1">
            <text:p>Lungotevere Porto di Ripa Grande, Trastevere, Municipio Roma I, Roma, Roma Capitale, Lazio, 00153, Italia</text:p>
          </table:table-cell>
          <table:table-cell office:value-type="string" table:style-name="ce1">
            <text:p>il porto dell'Emporio, abbandonato già in epoca medievale; il porto di Ripa, ricostruito nel 1642 con il nome di Ripa Grande; il porto di Ripetta, costruito nel 1704 a monte di Castel Sant'Angelo ma distrutto nel 1893;</text:p>
          </table:table-cell>
          <table:table-cell office:value-type="string" table:style-name="ce1">
            <text:p>Si</text:p>
          </table:table-cell>
          <table:table-cell table:number-columns-repeated="16380"/>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Si</text:p>
          </table:table-cell>
          <table:table-cell table:number-columns-repeated="16380"/>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table:number-columns-repeated="16381" table:style-name="ce1"/>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il porto di Ripa, ricostruito nel 1642 con il nome di Ripa Grande; il porto di Ripetta, costruito nel 1704 a monte di Castel Sant'Angelo ma distrutto nel 1893; il porto Leonino, costruito nel 1827 per volere di Leone XII e distrutto nel 1863.</text:p>
          </table:table-cell>
          <table:table-cell table:number-columns-repeated="16381" table:style-name="ce1"/>
        </table:table-row>
        <table:table-row table:style-name="ro1">
          <table:table-cell office:value-type="string" table:style-name="ce1">
            <text:p>riserva naturale dell'Insugherata</text:p>
          </table:table-cell>
          <table:table-cell office:value-type="string" table:style-name="ce1">
            <text:p>Riserva Naturale dell'Insugherata, La Giustiniana,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di Decima-Malafede</text:p>
          </table:table-cell>
          <table:table-cell office:value-type="string" table:style-name="ce1">
            <text:p>Riserva Naturale di Decima Malafede,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di Monte Mario</text:p>
          </table:table-cell>
          <table:table-cell office:value-type="string" table:style-name="ce1">
            <text:p>Riserva Naturale di Monte Mario,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statale Litorale Romano</text:p>
          </table:table-cell>
          <table:table-cell office:value-type="string" table:style-name="ce1">
            <text:p>Riserva Naturale Statale del Litorale Romano,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occa di Ostia</text:p>
          </table:table-cell>
          <table:table-cell office:value-type="string" table:style-name="ce1">
            <text:p>Castello di Giulio II, Piazza della Rocca, Municipio Roma X, Ostia Antica, Roma, Roma Capitale, Lazio, 00119,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Esistono ulteriori suddivisioni e toponimi di uso corrente. <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 A fini statistici, i Municipi sono ulteriormente suddivisi in 155 zone urbanistiche omogenee.</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Per quanto concerne i taxi, a Roma le licenze sono circa 7800, a cui si aggiungono 993 autorizzazioni NCC con autovetture. <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text:p>
          </table:table-cell>
          <table:table-cell table:number-columns-repeated="16381" table:style-name="ce1"/>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table:number-columns-repeated="16381" table:style-name="ce1"/>
        </table:table-row>
        <table:table-row table:style-name="ro1">
          <table:table-cell office:value-type="string" table:style-name="ce1">
            <text:p>Roma Casilina</text:p>
          </table:table-cell>
          <table:table-cell office:value-type="string" table:style-name="ce1">
            <text:p>Roma Casilina, Via del Mandrione, Municipio Roma VII, Roma, Roma Capitale, Lazio, 00176,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Si</text:p>
          </table:table-cell>
          <table:table-cell table:number-columns-repeated="16380"/>
        </table:table-row>
        <table:table-row table:style-name="ro1">
          <table:table-cell office:value-type="string" table:style-name="ce1">
            <text:p>Roma Convention Center</text:p>
          </table:table-cell>
          <table:table-cell office:value-type="string" table:style-name="ce1">
            <text:p>Roma Convention Center La Nuvola, Via Cristoforo Colombo, Europa, Municipio Roma IX, Roma, Roma Capitale, Lazio, 00144,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Roma Ostiense</text:p>
          </table:table-cell>
          <table:table-cell office:value-type="string" table:style-name="ce1">
            <text:p>Roma Ostiense, Piazzale 12 Ottobre 1492, Ostiense, Municipio Roma VIII, Roma, Roma Capitale, Lazio, 00154,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Roma San Pietro</text:p>
          </table:table-cell>
          <table:table-cell office:value-type="string" table:style-name="ce1">
            <text:p>Roma San Pietro, Piazza della Stazione di San Pietro, Municipio Roma XIII, Roma, Roma Capitale, Lazio, 00193,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Si</text:p>
          </table:table-cell>
          <table:table-cell table:number-columns-repeated="16380"/>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office:value-type="string" table:style-name="ce1">
            <text:p>Si</text:p>
          </table:table-cell>
          <table:table-cell table:number-columns-repeated="16380"/>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table:number-columns-repeated="16381" table:style-name="ce1"/>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table:number-columns-repeated="16381" table:style-name="ce1"/>
        </table:table-row>
        <table:table-row table:style-name="ro1">
          <table:table-cell office:value-type="string" table:style-name="ce1">
            <text:p>Roma Tiburtina</text:p>
          </table:table-cell>
          <table:table-cell office:value-type="string" table:style-name="ce1">
            <text:p>Roma Tiburtina, Circonvallazione della Stazione Tiburtina, Pietralata, Roma, Roma Capitale, Lazio, 00162,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Roma Tuscolana</text:p>
          </table:table-cell>
          <table:table-cell office:value-type="string" table:style-name="ce1">
            <text:p>Roma Tuscolana, Piazzale della Stazione Tuscolana, Municipio Roma VII, Roma, Roma Capitale, Lazio, 00181,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3">
            <text:p>Si</text:p>
          </table:table-cell>
          <table:table-cell table:number-columns-repeated="16380"/>
        </table:table-row>
        <table:table-row table:style-name="ro1">
          <table:table-cell office:value-type="string" table:style-name="ce1">
            <text:p>Roma-Centocelle</text:p>
          </table:table-cell>
          <table:table-cell office:value-type="string" table:style-name="ce1">
            <text:p>Roma/Centocelle, Via di Centocelle, Don Bosco, Municipio Roma V, Roma, Roma Capitale, Lazio, 0017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3">
            <text:p>Si</text:p>
          </table:table-cell>
          <table:table-cell table:number-columns-repeated="16380"/>
        </table:table-row>
        <table:table-row table:style-name="ro1">
          <table:table-cell office:value-type="string" table:style-name="ce1">
            <text:p>Roma-Centocelle</text:p>
          </table:table-cell>
          <table:table-cell office:value-type="string" table:style-name="ce1">
            <text:p>Roma/Centocelle, Via di Centocelle, Don Bosco, Municipio Roma V, Roma, Roma Capitale, Lazio, 00175, Italia</text:p>
          </table:table-cell>
          <table:table-cell office:value-type="string" table:style-name="ce1">
            <text:p>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text:p>
          </table:table-cell>
          <table:table-cell table:style-name="ce2"/>
          <table:table-cell table:number-columns-repeated="16380"/>
        </table:table-row>
        <table:table-row table:style-name="ro1">
          <table:table-cell office:value-type="string" table:style-name="ce1">
            <text:p>Roma-Pescara</text:p>
          </table:table-cell>
          <table:table-cell office:value-type="string" table:style-name="ce1">
            <text:p>Roma Est;L'Aquila;Pescara;Teramo, Autostrada del Sole, San Vittorino, Roma, Roma Capitale, Lazio, 00011,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No</text:p>
          </table:table-cell>
          <table:table-cell table:number-columns-repeated="16380"/>
        </table:table-row>
        <table:table-row table:style-name="ro1">
          <table:table-cell office:value-type="string" table:style-name="ce1">
            <text:p>Rugantino</text:p>
          </table:table-cell>
          <table:table-cell office:value-type="string" table:style-name="ce1">
            <text:p>Rugantino, 65, Via Torcegno, Municipio Roma X, Infernetto, Roma, Roma Capitale, Lazio, 00124, Italia</text:p>
          </table:table-cell>
          <table:table-cell office:value-type="string" table:style-name="ce1">
            <text:p>qualche secolo dopo, papa Paolo III decise che il carnevale si svolgesse in via Lata, attuale via del Corso. Tra le maschere tipiche del carnevale romano vi sono Rugantino, Meo Patacca e il Generale Mannaggia La Rocca. Roma è una città ricca di tradizioni, miti, leggende, costumi e folclore, già a partire dall'antichità e per tutto il Medioevo, età in cui fiorirono molteplici racconti popolari, in cui la sfera religiosa si univa al mondo magico, il sacro si combinava col profano.</text:p>
          </table:table-cell>
          <table:table-cell office:value-type="string" table:style-name="ce1">
            <text:p>No</text:p>
          </table:table-cell>
          <table:table-cell table:number-columns-repeated="16380"/>
        </table:table-row>
        <table:table-row table:style-name="ro1">
          <table:table-cell office:value-type="string" table:style-name="ce1">
            <text:p>San Callisto</text:p>
          </table:table-cell>
          <table:table-cell office:value-type="string" table:style-name="ce1">
            <text:p>Catacombe di San Callisto, Via delle Sette Chiese, Municipio Roma VIII, Roma, Roma Capitale, Lazio, 00014,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San Camillo-Forlanini</text:p>
          </table:table-cell>
          <table:table-cell office:value-type="string" table:style-name="ce1">
            <text:p>Azienda ospedaliera San Camillo Forlanini, 87, Circonvallazione Gianicolense, Monteverde, Municipio Roma XII, Roma, Roma Capitale, Lazio, 00152,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San Giovanni Addolorata</text:p>
          </table:table-cell>
          <table:table-cell office:value-type="string" table:style-name="ce1">
            <text:p>Azienda Ospedaliera San Giovanni Addolorata, 5, Via di Santo Stefano Rotondo, Monti, Municipio Roma I, Roma, Roma Capitale, Lazio, 000185,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San Vittorino</text:p>
          </table:table-cell>
          <table:table-cell office:value-type="string" table:style-name="ce1">
            <text:p>San Vittorino, Corcolle,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3">
            <text:p>No</text:p>
          </table:table-cell>
          <table:table-cell table:number-columns-repeated="16380"/>
        </table:table-row>
        <table:table-row table:style-name="ro1">
          <table:table-cell office:value-type="string" table:style-name="ce1">
            <text:p>San Vittorino</text:p>
          </table:table-cell>
          <table:table-cell office:value-type="string" table:style-name="ce1">
            <text:p>San Vittorino, Corcolle,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table:number-columns-repeated="16381" table:style-name="ce1"/>
        </table:table-row>
        <table:table-row table:style-name="ro1">
          <table:table-cell office:value-type="string" table:style-name="ce1">
            <text:p>Santa Maria della Pietà</text:p>
          </table:table-cell>
          <table:table-cell office:value-type="string" table:style-name="ce1">
            <text:p>Chiesa di Santa Maria della Pietà, Via della Sagrestia, Borgo, Municipio Roma I, Roma, Roma Capitale, Lazio, 0019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 Luogo di fondazione della Comunità economica europea e dell'Euratom, ospita anche le sedi di tre organizzazioni delle Nazioni Unite:</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table:number-columns-repeated="16381" table:style-name="ce1"/>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table:number-columns-repeated="16381" table:style-name="ce1"/>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table:number-columns-repeated="16381" table:style-name="ce1"/>
        </table:table-row>
        <table:table-row table:style-name="ro1">
          <table:table-cell office:value-type="string" table:style-name="ce1">
            <text:p>Sant'Omobono</text:p>
          </table:table-cell>
          <table:table-cell office:value-type="string" table:style-name="ce1">
            <text:p>Sant’Omobono, Vico Jugario, Ripa, Municipio Roma I, Roma, Roma Capitale, Lazio, 00153,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Sapienza</text:p>
          </table:table-cell>
          <table:table-cell office:value-type="string" table:style-name="ce1">
            <text:p>Sapienza, Piazzale Aldo Moro, San Lorenzo, Municipio Roma II, Roma, Roma Capitale, Lazio, 00185, Italia</text:p>
          </table:table-cell>
          <table:table-cell office:value-type="string" table:style-name="ce1">
            <text:p>Secondo un'indagine sulla qualità della vita realizzata nel 2015 dalla società di consulenza Mercer, nonostante gli aspetti positivi Roma occupa il 52º posto, penalizzata dal suo sistema di trasporti e da un contesto commerciale non ottimale, restando distante dal 41º posto di Milano. A causa della criminalità organizzata crescente, nella città c'è uno dei tassi di reati più alti d'Italia (nel 2010, secondo l'Associazione Nazionale Funzionari di Polizia, Roma si è piazzata al secondo posto dietro Milano per numero di reati ogni centomila abitanti, con particolare criticità per furti d'appartamento, furti d'auto, scippi e rapine, mentre nel 2011 era schizzata in testa per numero di omicidi).Secondo l'indagine Insicurezza e degrado nelle periferie urbane realizzata nel 2009 dal dipartimento innovazione e società della Sapienza per conto dell'Osservatorio regionale per la sicurezza e la legalità, un romano su due considera pericolose le periferie, preoccupati soprattutto dalla criminalità e gli incidenti stradali. La maggioranza dei romani intervistati, inoltre, nota che in città ci sono zone insicure, dove sarebbe meglio non andare.</text:p>
          </table:table-cell>
          <table:table-cell office:value-type="string" table:style-name="ce1">
            <text:p>No</text:p>
          </table:table-cell>
          <table:table-cell table:number-columns-repeated="16380"/>
        </table:table-row>
        <table:table-row table:style-name="ro1">
          <table:table-cell office:value-type="string" table:style-name="ce1">
            <text:p>Sapienza</text:p>
          </table:table-cell>
          <table:table-cell office:value-type="string" table:style-name="ce1">
            <text:p>Sapienza, Piazzale Aldo Moro, San Lorenzo, Municipio Roma II, Roma, Roma Capitale, Lazio, 00185, Italia</text:p>
          </table:table-cell>
          <table:table-cell office:value-type="string" table:style-name="ce1">
            <text:p>sul suo territorio sono presenti 22 atenei statali e privati e 24 atenei pontifici, per un totale di 46 atenei. La più importante è la Sapienza, che nel 2013 è stata anche l'unica università italiana a comparire tra le prime cento del mondo secondo la classifica internazionale elaborata dal Center for World University Rankings, collocandosi al 63º posto. Musei <text:s/>A Roma l'offerta museale è molto vasta per quantità e qualità:</text:p>
          </table:table-cell>
          <table:table-cell table:number-columns-repeated="16381" table:style-name="ce1"/>
        </table:table-row>
        <table:table-row table:style-name="ro1">
          <table:table-cell office:value-type="string" table:style-name="ce1">
            <text:p>Saxia</text:p>
          </table:table-cell>
          <table:table-cell office:value-type="string" table:style-name="ce1">
            <text:p>Ospedale Santo Spirito in Sassia, Via dei Penitenzieri, Borgo, Municipio Roma I, Roma, Roma Capitale, Lazio, 0019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Si</text:p>
          </table:table-cell>
          <table:table-cell table:number-columns-repeated="16380"/>
        </table:table-row>
        <table:table-row table:style-name="ro1">
          <table:table-cell office:value-type="string" table:style-name="ce1">
            <text:p>Scalo San Lorenzo</text:p>
          </table:table-cell>
          <table:table-cell office:value-type="string" table:style-name="ce1">
            <text:p>Scalo San Lorenzo, San Lorenzo, Tiburtino, Roma, Roma Capitale, Lazio, 00185,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office:value-type="string" table:style-name="ce1">
            <text:p>Si</text:p>
          </table:table-cell>
          <table:table-cell table:number-columns-repeated="16380"/>
        </table:table-row>
        <table:table-row table:style-name="ro1">
          <table:table-cell office:value-type="string" table:style-name="ce1">
            <text:p>Scuderie del Quirinale</text:p>
          </table:table-cell>
          <table:table-cell office:value-type="string" table:style-name="ce1">
            <text:p>Scuderie del Quirinale, 16, Via Ventiquattro Maggio, Trevi, Municipio Roma I, Roma, Roma Capitale, Lazio, 00187,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office:value-type="string" table:style-name="ce1">
            <text:p>Si</text:p>
          </table:table-cell>
          <table:table-cell table:number-columns-repeated="16380"/>
        </table:table-row>
        <table:table-row table:style-name="ro1">
          <table:table-cell office:value-type="string" table:style-name="ce1">
            <text:p>Seicento</text:p>
          </table:table-cell>
          <table:table-cell office:value-type="string" table:style-name="ce1">
            <text:p>Platani Orientali del Seicento, Viale dell'Uccelliera, Municipio Roma II, Roma, Roma Capitale, Lazio, 00197, Italia</text:p>
          </table:table-cell>
          <table:table-cell office:value-type="string" table:style-name="ce1">
            <text:p>tra le 14 ancora esistenti vi sono la colonna di Marco Aurelio e la colonna Traiana. Tra i principali colonnati della città, il più noto è probabilmente quello realizzato da Bernini nel Seicento. <text:s/>Siti archeologici Per la sua vastità di siti e reperti archeologici, Roma è un vero museo a cielo aperto.</text:p>
          </table:table-cell>
          <table:table-cell office:value-type="string" table:style-name="ce1">
            <text:p>No</text:p>
          </table:table-cell>
          <table:table-cell table:number-columns-repeated="16380"/>
        </table:table-row>
        <table:table-row table:style-name="ro1">
          <table:table-cell office:value-type="string" table:style-name="ce1">
            <text:p>Seicento</text:p>
          </table:table-cell>
          <table:table-cell office:value-type="string" table:style-name="ce1">
            <text:p>Platani Orientali del Seicento, Viale dell'Uccelliera, Municipio Roma II, Roma, Roma Capitale, Lazio, 00197, Italia</text:p>
          </table:table-cell>
          <table:table-cell office:value-type="string" table:style-name="ce1">
            <text:p>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 Il secolo d'oro per il teatro romano moderno fu il Settecento, quando furono costruiti i grandi teatri (l'Alibert, l'Argentina) e si diffuse il melodramma del romano Pietro Metastasio.</text:p>
          </table:table-cell>
          <table:table-cell table:number-columns-repeated="16381" table:style-name="ce1"/>
        </table:table-row>
        <table:table-row table:style-name="ro1">
          <table:table-cell office:value-type="string" table:style-name="ce1">
            <text:p>Senato della Repubblica</text:p>
          </table:table-cell>
          <table:table-cell office:value-type="string" table:style-name="ce1">
            <text:p>Senato della Repubblica, Piazza di San Luigi De' Francesi, Sant'Eustachio,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Sindaco</text:p>
          </table:table-cell>
          <table:table-cell office:value-type="string" table:style-name="ce1">
            <text:p>Comitato Giovanni Caudo Sindaco, 8, Via Giovanni Mario Crescimbeni, Monti, Municipio Roma I, Roma, Roma Capitale, Lazio, 00184,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Spagna, Via Sistina, Campo Marzio, Municipio Roma I, Roma, Roma Capitale, Lazio, 00187,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Spagna, Via Sistina, Campo Marzio, Municipio Roma I, Roma, Roma Capitale, Lazio, 00187,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table:number-columns-repeated="16381" table:style-name="ce1"/>
        </table:table-row>
        <table:table-row table:style-name="ro1">
          <table:table-cell office:value-type="string" table:style-name="ce1">
            <text:p>Spartaco</text:p>
          </table:table-cell>
          <table:table-cell office:value-type="string" table:style-name="ce1">
            <text:p>Viale Spartaco, Quadraretto, Tuscolano, Roma, Roma Capitale, Lazio, 00174, Italia</text:p>
          </table:table-cell>
          <table:table-cell office:value-type="string" table:style-name="ce1">
            <text:p>Nella seconda metà del II secolo e nel I secolo a.C. si registrarono numerose rivolte, congiure, guerre civili e dittature: sono i secoli di Tiberio e Gaio Gracco, di Giugurta, di Quinto Lutazio Catulo, di Gaio Mario, di Lucio Cornelio Silla, di Marco Emilio Lepido, di Spartaco, di Gneo Pompeo, di Marco Licinio Crasso, di Lucio Sergio Catilina, di Marco Tullio Cicerone, di Gaio Giulio Cesare e di Ottaviano, che, dopo essere stato membro del secondo triumvirato insieme con Marco Antonio e Lepido, nel 27 a.C. divenne princeps civitatis e gli fu conferito il titolo di Augusto. Istituito de facto l'Impero, che conobbe la sua massima espansione nel II secolo, sotto l'imperatore Traiano, Roma si confermò caput mundi, cioè capitale del mondo, espressione che le era stata attribuita già nel periodo repubblicano.</text:p>
          </table:table-cell>
          <table:table-cell office:value-type="string" table:style-name="ce1">
            <text:p>No</text:p>
          </table:table-cell>
          <table:table-cell table:number-columns-repeated="16380"/>
        </table:table-row>
        <table:table-row table:style-name="ro1">
          <table:table-cell office:value-type="string" table:style-name="ce1">
            <text:p>Stadio Centrale del Tennis</text:p>
          </table:table-cell>
          <table:table-cell office:value-type="string" table:style-name="ce1">
            <text:p>Stadio centrale del tennis, Viale delle Olimpiadi, Municipio Roma I, Roma, Roma Capitale, Lazio, 00196, Italia</text:p>
          </table:table-cell>
          <table:table-cell office:value-type="string" table:style-name="ce1">
            <text:p>Palazzetto dello Sport, realizzato tra il 1958 e il 1960 quale impianto destinato ad accogliere alcuni eventi delle Olimpiadi del 1960, è tuttora in funzione e ospita manifestazioni sportive; Stadio Centrale del Tennis, dove si giocano ogni anno gli Internazionali d'Italia, torneo di tennis facente parte del circuito ATP Tour Masters 1000; Complesso natatorio del Foro Italico; Stadio dei Marmi;</text:p>
          </table:table-cell>
          <table:table-cell office:value-type="string" table:style-name="ce1">
            <text:p>Si</text:p>
          </table:table-cell>
          <table:table-cell table:number-columns-repeated="16380"/>
        </table:table-row>
        <table:table-row table:style-name="ro1">
          <table:table-cell office:value-type="string" table:style-name="ce1">
            <text:p>Stadio dei Marmi</text:p>
          </table:table-cell>
          <table:table-cell office:value-type="string" table:style-name="ce1">
            <text:p>Stadio dei Marmi, Viale Paolo Boselli, Municipio Roma XV, Roma, Roma Capitale, Lazio, 00194, Italia</text:p>
          </table:table-cell>
          <table:table-cell office:value-type="string" table:style-name="ce1">
            <text:p>Stadio Centrale del Tennis, dove si giocano ogni anno gli Internazionali d'Italia, torneo di tennis facente parte del circuito ATP Tour Masters 1000; Complesso natatorio del Foro Italico; Stadio dei Marmi; Centro sportivo Giulio Onesti dell'Acqua Acetosa;</text:p>
          </table:table-cell>
          <table:table-cell office:value-type="string" table:style-name="ce1">
            <text:p>Si</text:p>
          </table:table-cell>
          <table:table-cell table:number-columns-repeated="16380"/>
        </table:table-row>
        <table:table-row table:style-name="ro1">
          <table:table-cell office:value-type="string" table:style-name="ce1">
            <text:p>Stadio del tennis di Roma</text:p>
          </table:table-cell>
          <table:table-cell office:value-type="string" table:style-name="ce1">
            <text:p>Stadio centrale del tennis, Viale delle Olimpiadi, Municipio Roma I, Roma, Roma Capitale, Lazio, 00196, Italia</text:p>
          </table:table-cell>
          <table:table-cell office:value-type="string" table:style-name="ce1">
            <text:p>Roma ospita regolarmente ogni anno competizioni sportive, tra le quali si ricordano: <text:s/>Internazionali d'Italia, che si svolgono tra aprile e maggio di ogni anno presso lo Stadio del tennis di Roma; E-Prix di Roma, campionato di Formula E, si disputa sul Circuito cittadino dell'EUR dal 2018;</text:p>
          </table:table-cell>
          <table:table-cell office:value-type="string" table:style-name="ce1">
            <text:p>Si</text:p>
          </table:table-cell>
          <table:table-cell table:number-columns-repeated="16380"/>
        </table:table-row>
        <table:table-row table:style-name="ro1">
          <table:table-cell office:value-type="string" table:style-name="ce1">
            <text:p>Stadio Flaminio</text:p>
          </table:table-cell>
          <table:table-cell office:value-type="string" table:style-name="ce1">
            <text:p>Stadio Flaminio, Via dello Stadio Flaminio, Municipio Roma II, Roma, Roma Capitale, Lazio, 00196, Italia</text:p>
          </table:table-cell>
          <table:table-cell office:value-type="string" table:style-name="ce1">
            <text:p><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 Stadio Flaminio, inaugurato nel 1959, dal 2000 al 2011 ha ospitato le partite casalinghe della Nazionale di rugby a 15 dell'Italia durante il torneo Sei Nazioni; Palazzo dello Sport (già PalaEUR), il più grande palazzo dello sport di Roma, inaugurato nel 1960, esempio del razionalismo italiano;</text:p>
          </table:table-cell>
          <table:table-cell office:value-type="string" table:style-name="ce1">
            <text:p>Si</text:p>
          </table:table-cell>
          <table:table-cell table:number-columns-repeated="16380"/>
        </table:table-row>
        <table:table-row table:style-name="ro1">
          <table:table-cell office:value-type="string" table:style-name="ce1">
            <text:p>Stadio Olimpico</text:p>
          </table:table-cell>
          <table:table-cell office:value-type="string" table:style-name="ce1">
            <text:p>Stadio Olimpico, Viale dei Gladiatori, Municipio Roma XV, Roma, Roma Capitale, Lazio, 00135, Italia</text:p>
          </table:table-cell>
          <table:table-cell office:value-type="string" table:style-name="ce1">
            <text:p>Concorso ippico internazionale "Piazza di Siena", competizione equestre che si tiene dal 1922 in piazza di Siena, all'interno di villa Borghese; Golden Gala Pietro Mennea evento internazionale di atletica leggera che si svolge annualmente presso lo Stadio Olimpico; Maratona di Roma, organizzata in primavera con partenza e arrivo in via dei Fori Imperiali.</text:p>
          </table:table-cell>
          <table:table-cell office:value-type="string" table:style-name="ce1">
            <text:p>Si</text:p>
          </table:table-cell>
          <table:table-cell table:number-columns-repeated="16380"/>
        </table:table-row>
        <table:table-row table:style-name="ro1">
          <table:table-cell office:value-type="string" table:style-name="ce1">
            <text:p>Stadio Olimpico</text:p>
          </table:table-cell>
          <table:table-cell office:value-type="string" table:style-name="ce1">
            <text:p>Stadio Olimpico, Viale dei Gladiatori, Municipio Roma XV, Roma, Roma Capitale, Lazio, 00135, Italia</text:p>
          </table:table-cell>
          <table:table-cell office:value-type="string" table:style-name="ce1">
            <text:p>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 Stadio Flaminio, inaugurato nel 1959, dal 2000 al 2011 ha ospitato le partite casalinghe della Nazionale di rugby a 15 dell'Italia durante il torneo Sei Nazioni;</text:p>
          </table:table-cell>
          <table:table-cell table:number-columns-repeated="16381" table:style-name="ce1"/>
        </table:table-row>
        <table:table-row table:style-name="ro1">
          <table:table-cell office:value-type="string" table:style-name="ce1">
            <text:p>Stadio Pasquale Giannattasio</text:p>
          </table:table-cell>
          <table:table-cell office:value-type="string" table:style-name="ce1">
            <text:p>Stadio Stella Polare Pasquale Giannattasio, Via Mar dei Caraibi, Municipio Roma X, Lido di Ostia, Roma, Roma Capitale, Lazio, 00122, Italia</text:p>
          </table:table-cell>
          <table:table-cell office:value-type="string" table:style-name="ce1">
            <text:p>Centro sportivo Terme di Caracalla; Stadio Pasquale Giannattasio (ex Stella Polare - Ostia); Ippodromo delle Capannelle (galoppo);</text:p>
          </table:table-cell>
          <table:table-cell office:value-type="string" table:style-name="ce1">
            <text:p>Si</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Secondo la tradizione, è stata fondata il 21 aprile 753 a.C. da Romolo (sebbene scavi recenti nel Lapis niger farebbero risalire la fondazione a 2 secoli prima), nel corso dei suoi tre millenni di storia è stata la prima metropoli dell'Occidente, cuore pulsante di una delle più importanti civiltà antiche, che influenzò la società, la cultura, la lingua, la letteratura, l'arte, l'architettura, l'urbanistica, l'ingegneria civile, la filosofia, la religione, il diritto e i costumi dei secoli successivi. 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Per antonomasia, è definita l'Urbe, Caput mundi e Città eterna. 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In questo periodo è attestata l'esistenza di un ducato romano, che corrispondeva, grosso modo, alla città e al territorio ad essa circostante. 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entrambi sono i santi patroni di Roma. 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 Per tale motivo è stata a volte definita capitale di due Stati.</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Pietro e Paolo, patroni della città, il 29 giugno. La festa di San Pietro e Paolo è stata istituita con decreto dello Stato Pontificio il 29 aprile 1818; Festa de Noantri, si svolge a Trastevere.</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 Ospedali La città è servita da numerosi ospedali e centri di cura pubblici e privati, nelle varie ASL in cui è suddivisa la città.</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La maggioranza dei romani intervistati, inoltre, nota che in città ci sono zone insicure, dove sarebbe meglio non andare. 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table:number-columns-repeated="16381" table:style-name="ce1"/>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 <text:s/>Agricoltura Roma è il più grande comune agricolo d'Europa,</text:p>
          </table:table-cell>
          <table:table-cell table:number-columns-repeated="16381" table:style-name="ce1"/>
        </table:table-row>
        <table:table-row table:style-name="ro1">
          <table:table-cell office:value-type="string" table:style-name="ce1">
            <text:p>Stato italiano</text:p>
          </table:table-cell>
          <table:table-cell office:value-type="string" table:style-name="ce1">
            <text:p>Rovine Chiesa di San Nicola a Capo di Bove, Via Appia Antica, Ardeatino, Roma, Roma Capitale, Lazio, 00179,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office:value-type="string" table:style-name="ce1">
            <text:p>No</text:p>
          </table:table-cell>
          <table:table-cell table:number-columns-repeated="16380"/>
        </table:table-row>
        <table:table-row table:style-name="ro1">
          <table:table-cell office:value-type="string" table:style-name="ce1">
            <text:p>Stato italiano</text:p>
          </table:table-cell>
          <table:table-cell office:value-type="string" table:style-name="ce1">
            <text:p>Rovine Chiesa di San Nicola a Capo di Bove, Via Appia Antica, Ardeatino, Roma, Roma Capitale, Lazio, 00179,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table:number-columns-repeated="16381" table:style-name="ce1"/>
        </table:table-row>
        <table:table-row table:style-name="ro1">
          <table:table-cell office:value-type="string" table:style-name="ce1">
            <text:p>stazione d'Italia</text:p>
          </table:table-cell>
          <table:table-cell office:value-type="string" table:style-name="ce1">
            <text:p>Enel - stazione di ricarica, Corso d'Italia, Municipio Roma II, Roma, Roma Capitale, Lazio, 00198,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No</text:p>
          </table:table-cell>
          <table:table-cell table:number-columns-repeated="16380"/>
        </table:table-row>
        <table:table-row table:style-name="ro1">
          <table:table-cell office:value-type="string" table:style-name="ce1">
            <text:p>Stazione meteorologica di Roma</text:p>
          </table:table-cell>
          <table:table-cell office:value-type="string" table:style-name="ce1">
            <text:p>Stazione meteorologica Vigna di Valle, Vigna di Valle, Anguillara Sabazia, Roma Capitale, Lazio,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office:value-type="string" table:style-name="ce1">
            <text:p>Si</text:p>
          </table:table-cell>
          <table:table-cell table:number-columns-repeated="16380"/>
        </table:table-row>
        <table:table-row table:style-name="ro1">
          <table:table-cell office:value-type="string" table:style-name="ce1">
            <text:p>Stella Polare</text:p>
          </table:table-cell>
          <table:table-cell office:value-type="string" table:style-name="ce1">
            <text:p>Stella Polare, Via del Sagittario, Municipio Roma X, Lido di Ostia, Roma, Roma Capitale, Lazio, 00122, Italia</text:p>
          </table:table-cell>
          <table:table-cell office:value-type="string" table:style-name="ce1">
            <text:p>Centro sportivo Terme di Caracalla; Stadio Pasquale Giannattasio (ex Stella Polare - Ostia); Ippodromo delle Capannelle (galoppo);</text:p>
          </table:table-cell>
          <table:table-cell office:value-type="string" table:style-name="ce1">
            <text:p>No</text:p>
          </table:table-cell>
          <table:table-cell table:number-columns-repeated="16380"/>
        </table:table-row>
        <table:table-row table:style-name="ro1">
          <table:table-cell office:value-type="string" table:style-name="ce1">
            <text:p>Storta</text:p>
          </table:table-cell>
          <table:table-cell office:value-type="string" table:style-name="ce1">
            <text:p>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table-row>
        <table:table-row table:style-name="ro1">
          <table:table-cell office:value-type="string" table:style-name="ce1">
            <text:p>Strade</text:p>
          </table:table-cell>
          <table:table-cell office:value-type="string" table:style-name="ce1">
            <text:p>Le Strade dei Parchi, Viale del Parco Mellini, Municipio Roma I, Roma, Roma Capitale, Lazio, 00100, Italia</text:p>
          </table:table-cell>
          <table:table-cell office:value-type="string" table:style-name="ce1">
            <text:p><text:s/>Il contributo del turismo costituisce circa il 12% del PIL cittadino. Infrastrutture e trasporti Strade <text:s/>Roma ha la rete stradale più ampia d'Europa con circa 6000 km di strade. La città è al centro di una struttura radiale di vie di comunicazione che ricalcano le antiche strade romane che, partendo dal miliarium aureum, il chilometro zero fisico, congiungevano Roma a tutti gli angoli dell'Impero:</text:p>
          </table:table-cell>
          <table:table-cell office:value-type="string" table:style-name="ce1">
            <text:p>No</text:p>
          </table:table-cell>
          <table:table-cell table:number-columns-repeated="16380"/>
        </table:table-row>
        <table:table-row table:style-name="ro1">
          <table:table-cell office:value-type="string" table:style-name="ce1">
            <text:p>Tabularium</text:p>
          </table:table-cell>
          <table:table-cell office:value-type="string" table:style-name="ce1">
            <text:p>Torre del Tabularium, Clivus Victoriae, Campitelli, Municipio Roma I, Roma, Roma Capitale, Lazio, 00184, Italia</text:p>
          </table:table-cell>
          <table:table-cell office:value-type="string" table:style-name="ce1">
            <text:p>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 I palazzi di maggior pregio risalenti all'epoca medievale e all'età moderna sono concentrati nel centro storico della città.</text:p>
          </table:table-cell>
          <table:table-cell office:value-type="string" table:style-name="ce1">
            <text:p>Si</text:p>
          </table:table-cell>
          <table:table-cell table:number-columns-repeated="16380"/>
        </table:table-row>
        <table:table-row table:style-name="ro1">
          <table:table-cell office:value-type="string" table:style-name="ce1">
            <text:p>Tangenziale Est</text:p>
          </table:table-cell>
          <table:table-cell office:value-type="string" table:style-name="ce1">
            <text:p>Circonvallazione Nomentana, Nomentano, Roma, Roma Capitale, Lazio, 00162,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office:value-type="string" table:style-name="ce1">
            <text:p>No</text:p>
          </table:table-cell>
          <table:table-cell table:number-columns-repeated="16380"/>
        </table:table-row>
        <table:table-row table:style-name="ro1">
          <table:table-cell office:value-type="string" table:style-name="ce1">
            <text:p>Tartarughe</text:p>
          </table:table-cell>
          <table:table-cell office:value-type="string" table:style-name="ce1">
            <text:p>Le Tartarughe, 7/8, Piazza Mattei, Sant'Angelo,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teatro Arcobaleno</text:p>
          </table:table-cell>
          <table:table-cell office:value-type="string" table:style-name="ce1">
            <text:p>Associazione Culturale Castalia Teatro Arcobaleno, 1, Via Francesco Redi, Nomentano, Roma, Roma Capitale, Lazio, 00161,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delle Vittorie</text:p>
          </table:table-cell>
          <table:table-cell office:value-type="string" table:style-name="ce1">
            <text:p>RAI - Teatro delle Vittorie, Via Monte Asolone, Municipio Roma I,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teatro delle Vittorie</text:p>
          </table:table-cell>
          <table:table-cell office:value-type="string" table:style-name="ce1">
            <text:p>RAI - Teatro delle Vittorie, Via Monte Asolone, Municipio Roma I, Roma, Roma Capitale, Lazio, 00195,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table:number-columns-repeated="16381" table:style-name="ce1"/>
        </table:table-row>
        <table:table-row table:style-name="ro1">
          <table:table-cell office:value-type="string" table:style-name="ce1">
            <text:p>Teatro di Marcello</text:p>
          </table:table-cell>
          <table:table-cell office:value-type="string" table:style-name="ce1">
            <text:p>Teatro di Marcello, Via del Foro Piscario, Sant'Angelo, Municipio Roma I, Roma, Roma Capitale, Lazio, 00186,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teatro Eliseo</text:p>
          </table:table-cell>
          <table:table-cell office:value-type="string" table:style-name="ce1">
            <text:p>Teatro Eliseo, 183, Via Nazionale, Monti, Municipio Roma I, Roma, Roma Capitale, Lazio, 00184,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India</text:p>
          </table:table-cell>
          <table:table-cell office:value-type="string" table:style-name="ce1">
            <text:p>Teatro India, 1, Lungotevere Vittorio Gassman, Municipio Roma XI, Roma, Roma Capitale, Lazio, 00146,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Quirino</text:p>
          </table:table-cell>
          <table:table-cell office:value-type="string" table:style-name="ce1">
            <text:p>Teatro Quirino, 7, Via delle Vergini, Trevi, Municipio Roma I, Roma, Roma Capitale, Lazio, 00187,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Sistina</text:p>
          </table:table-cell>
          <table:table-cell office:value-type="string" table:style-name="ce1">
            <text:p>Teatro Sistina, 129, Via Sistina, Colonna, Municipio Roma I, Roma, Roma Capitale, Lazio, 00187,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Valle</text:p>
          </table:table-cell>
          <table:table-cell office:value-type="string" table:style-name="ce1">
            <text:p>Teatro Valle, Largo del Teatro Valle, Sant'Eustachio, Municipio Roma I, Roma, Roma Capitale, Lazio, 00186,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cnopolo</text:p>
          </table:table-cell>
          <table:table-cell office:value-type="string" table:style-name="ce1">
            <text:p>Viale del Tecnopolo, Case Rosse, Municipio Roma IV, Settecamini, Roma, Roma Capitale, Lazio, 00115,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Tecnopolo</text:p>
          </table:table-cell>
          <table:table-cell office:value-type="string" table:style-name="ce1">
            <text:p>Viale del Tecnopolo, Case Rosse, Municipio Roma IV, Settecamini, Roma, Roma Capitale, Lazio, 00115,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table:number-columns-repeated="16381" table:style-name="ce1"/>
        </table:table-row>
        <table:table-row table:style-name="ro1">
          <table:table-cell office:value-type="string" table:style-name="ce1">
            <text:p>Tempio Maggiore</text:p>
          </table:table-cell>
          <table:table-cell office:value-type="string" table:style-name="ce1">
            <text:p>Tempio Maggiore di Roma, Via Catalana, Sant'Angelo, Municipio Roma I, Roma, Roma Capitale, Lazio, 00186, Italia</text:p>
          </table:table-cell>
          <table:table-cell office:value-type="string" table:style-name="ce1">
            <text:p>Roma pertanto può essere considerata come la città con il maggior numero di chiese al mondo. Oltre al cristianesimo la città è un punto di riferimento anche per la comunità islamica, dopo la realizzazione nel quartiere Parioli della più grande moschea d'Europa, che occupa una superficie di 34000 m² e per la comunità ebraica, grazie al Tempio Maggiore di Roma, completato nei primi anni del Novecento nel ghetto ebraico. <text:s/>Architetture funerarie La città è inoltre disseminata di diversi esempi di architetture funerarie tra cui figurano:</text:p>
          </table:table-cell>
          <table:table-cell office:value-type="string" table:style-name="ce1">
            <text:p>Si</text:p>
          </table:table-cell>
          <table:table-cell table:number-columns-repeated="16380"/>
        </table:table-row>
        <table:table-row table:style-name="ro1">
          <table:table-cell office:value-type="string" table:style-name="ce1">
            <text:p>tempio Maggiore</text:p>
          </table:table-cell>
          <table:table-cell office:value-type="string" table:style-name="ce1">
            <text:p>Tempio Maggiore di Roma, Via Catalana, Sant'Angelo, Municipio Roma I, Roma, Roma Capitale, Lazio, 00186, Italia</text:p>
          </table:table-cell>
          <table:table-cell office:value-type="string" table:style-name="ce1">
            <text:p>L'Islam ha, come principale sede cittadina, la moschea di Roma (la più grande moschea dell'Occidente) in zona Acqua Acetosa. L'ebraismo ha una delle più grandi sinagoghe d'Europa, il tempio Maggiore di Roma, nella zona del ghetto. <text:s/>Tradizioni e folclore Uno dei principali festeggiamenti della tradizione popolare romanesca fu, dal XV</text:p>
          </table:table-cell>
          <table:table-cell office:value-type="string" table:style-name="ce1">
            <text:p>Si</text:p>
          </table:table-cell>
          <table:table-cell table:number-columns-repeated="16380"/>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Centro sportivo Giulio Onesti dell'Acqua Acetosa; Centro sportivo Terme di Caracalla; Stadio Pasquale Giannattasio (ex Stella Polare - Ostia);</text:p>
          </table:table-cell>
          <table:table-cell office:value-type="string" table:style-name="ce1">
            <text:p>Si</text:p>
          </table:table-cell>
          <table:table-cell table:number-columns-repeated="16380"/>
        </table:table-row>
        <table:table-row table:style-name="ro1">
          <table:table-cell office:value-type="string" table:style-name="ce1">
            <text:p>terme di Diocleziano</text:p>
          </table:table-cell>
          <table:table-cell office:value-type="string" table:style-name="ce1">
            <text:p>Terme di Diocleziano, Via Pastrengo, Castro Pretorio, Municipio Roma I, Roma, Roma Capitale, Lazio, 00187,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Diocleziano</text:p>
          </table:table-cell>
          <table:table-cell office:value-type="string" table:style-name="ce1">
            <text:p>Terme di Diocleziano, Via Pastrengo, Castro Pretorio, Municipio Roma I, Roma, Roma Capitale, Lazio, 00187,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terme di Tito</text:p>
          </table:table-cell>
          <table:table-cell office:value-type="string" table:style-name="ce1">
            <text:p>Via delle Terme di Tito, Monti,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Tito</text:p>
          </table:table-cell>
          <table:table-cell office:value-type="string" table:style-name="ce1">
            <text:p>Via delle Terme di Tito, Monti, Municipio Roma I, Roma, Roma Capitale, Lazio, 0018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table:number-columns-repeated="16381" table:style-name="ce1"/>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table:number-columns-repeated="16381" table:style-name="ce1"/>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table:number-columns-repeated="16381" table:style-name="ce1"/>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text:s/>una rete metropolitana di 59 km e 73 stazioni composta da 3 linee (A, B/B1 e C), gestite dall'ATAC, società in house di proprietà comunale; 8 ferrovie regionali, denominate Ferrovie Laziali ed operate da Trenitalia sul nodo ferroviario di Roma, numerate da FL1 a FL8, oltre al collegamento rapido Leonardo Express fra la stazione Termini e l'aeroporto di Fiumicino, e tre ferrovie concesse gestite dall'ATAC (Roma-Lido, Roma-Giardinetti e Roma-Civita Castellana-Viterbo); 6 linee tranviarie e 3 filoviarie gestite dall'ATAC;</text:p>
          </table:table-cell>
          <table:table-cell table:number-columns-repeated="16381" table:style-name="ce1"/>
        </table:table-row>
        <table:table-row table:style-name="ro1">
          <table:table-cell office:value-type="string" table:style-name="ce1">
            <text:p>Teutonico</text:p>
          </table:table-cell>
          <table:table-cell office:value-type="string" table:style-name="ce1">
            <text:p>Campo Santo dei Teutonici e dei Fiamminghi, Borgo, Municipio Roma I, Roma, Roma Capitale, Lazio, Italia</text:p>
          </table:table-cell>
          <table:table-cell office:value-type="string" table:style-name="ce1">
            <text:p>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 <text:s/>Architetture civili <text:s/>Le architetture civili di Roma consistono in diverse centinaia di edifici e altri monumenti che accompagnano la storia della città da circa 28 secoli:</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Da questi depositi si formano gran parte dei rilievi collinari dell'area. Successivamente l'attività fluviale del Tevere e dell'Aniene contribuì all'erosione dei rilievi e alla sedimentazione, caratterizzando il territorio attuale. <text:s/>Il territorio di Roma, pertanto, presenta diversi paesaggi naturali e caratteristiche ambientali:</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Rommylos e Romos (Romolo e Remo), figli gemelli di Ascanio che fondarono la città; 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 Caput mundi (dal latino:</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a linea tirrenica (Roma-Genova, lungo la via Aurelia); la linea verso nord inizialmente lungo la valle del Tevere (Roma-Firenze-Bologna); le linee verso l'Adriatico (Roma-Pescara, lungo la via Tiburtina, e Roma-Ancona, lungo la via Flaminia);</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table:number-columns-repeated="16381" table:style-name="ce1"/>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 il porto dell'Emporio, abbandonato già in epoca medievale;</text:p>
          </table:table-cell>
          <table:table-cell table:number-columns-repeated="16381" table:style-name="ce1"/>
        </table:table-row>
        <table:table-row table:style-name="ro1">
          <table:table-cell office:value-type="string" table:style-name="ce1">
            <text:p>Tiburtino</text:p>
          </table:table-cell>
          <table:table-cell office:value-type="string" table:style-name="ce1">
            <text:p>Tiburtino, Roma, Roma Capitale, Lazio,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tor Boacciana</text:p>
          </table:table-cell>
          <table:table-cell office:value-type="string" table:style-name="ce1">
            <text:p>Tor Boacciana, Via del Ponte di Tor Boacciana,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Tor Paterno</text:p>
          </table:table-cell>
          <table:table-cell office:value-type="string" table:style-name="ce1">
            <text:p>Tor Paterno, Via Litoranea, Municipio Roma X, Roma, Roma Capitale, Lazio, Italia</text:p>
          </table:table-cell>
          <table:table-cell office:value-type="string" table:style-name="ce1">
            <text:p><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text:p>
          </table:table-cell>
          <table:table-cell office:value-type="string" table:style-name="ce1">
            <text:p>Si</text:p>
          </table:table-cell>
          <table:table-cell table:number-columns-repeated="16380"/>
        </table:table-row>
        <table:table-row table:style-name="ro1">
          <table:table-cell office:value-type="string" table:style-name="ce1">
            <text:p>tor Pignattara</text:p>
          </table:table-cell>
          <table:table-cell office:value-type="string" table:style-name="ce1">
            <text:p>Via di Tor Pignattara, Tuscolano, Roma, Roma Capitale, Lazio, 00176,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 San Michele</text:p>
          </table:table-cell>
          <table:table-cell office:value-type="string" table:style-name="ce1">
            <text:p>Tor San Michele, Via degli Atlantici, Idroscalo,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tor Sanguigna</text:p>
          </table:table-cell>
          <table:table-cell office:value-type="string" table:style-name="ce1">
            <text:p>Piazza di Tor Sanguigna, Parione, Municipio Roma I, Roma, Roma Capitale, Lazio,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 Tre Teste</text:p>
          </table:table-cell>
          <table:table-cell office:value-type="string" table:style-name="ce1">
            <text:p>Tor Tre Teste, Alessandrino, Roma, Roma Capitale, Lazio, 00169,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table:number-columns-repeated="16381" table:style-name="ce1"/>
        </table:table-row>
        <table:table-row table:style-name="ro1">
          <table:table-cell office:value-type="string" table:style-name="ce1">
            <text:p>torre Caetani</text:p>
          </table:table-cell>
          <table:table-cell office:value-type="string" table:style-name="ce1">
            <text:p>Torre Caetani, Via di Ponte Quattro Capi, Ripa, Municipio Roma I, Roma, Roma Capitale, Lazio, 00153,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delle Milizie</text:p>
          </table:table-cell>
          <table:table-cell office:value-type="string" table:style-name="ce1">
            <text:p>Torre delle Milizie, Salita del Grillo, Monti, Municipio Roma I, Roma, Roma Capitale, Lazio, 00184,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Gaia</text:p>
          </table:table-cell>
          <table:table-cell office:value-type="string" table:style-name="ce1">
            <text:p>Torre Gai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style-name="ce1"/>
          <table:table-cell office:value-type="string" table:style-name="ce1">
            <text:p>Errore locazione</text:p>
          </table:table-cell>
          <table:table-cell table:number-columns-repeated="16379"/>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text:p>
          </table:table-cell>
          <table:table-cell table:number-columns-repeated="16381"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 Nel quartiere Europa, si trova il museo nazionale delle arti e tradizioni popolari, che raccoglie materiale tradizionale e folkloristico-popolare proveniente da tutta Italia.</text:p>
          </table:table-cell>
          <table:table-cell table:number-columns-repeated="16381"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La festa di San Pietro e Paolo è stata istituita con decreto dello Stato Pontificio il 29 aprile 1818; Festa de Noantri, si svolge a Trastevere. Si festeggia il primo sabato dopo il 16 luglio in occasione della ricorrenza della Madonna del Carmelo.</text:p>
          </table:table-cell>
          <table:table-cell table:number-columns-repeated="16381"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table:number-columns-repeated="16381"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table:style-name="ce1"/>
          <table:table-cell office:value-type="string" table:style-name="ce1">
            <text:p>Errore locazione</text:p>
          </table:table-cell>
          <table:table-cell table:number-columns-repeated="16379"/>
        </table:table-row>
        <table:table-row table:style-name="ro1">
          <table:table-cell office:value-type="string" table:style-name="ce1">
            <text:p>Tridente</text:p>
          </table:table-cell>
          <table:table-cell office:value-type="string" table:style-name="ce1">
            <text:p>Via del Tridente, Sant'Olivo, Lido di Enea, Lavinio, Anzio, Roma Capitale, Lazio, 00042,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No</text:p>
          </table:table-cell>
          <table:table-cell table:number-columns-repeated="16380" table:style-name="ce1"/>
        </table:table-row>
        <table:table-row table:style-name="ro1">
          <table:table-cell office:value-type="string" table:style-name="ce1">
            <text:p>Tuscolano</text:p>
          </table:table-cell>
          <table:table-cell office:value-type="string" table:style-name="ce1">
            <text:p>Tuscol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style-name="ce1"/>
        </table:table-row>
        <table:table-row table:style-name="ro1">
          <table:table-cell office:value-type="string" table:style-name="ce1">
            <text:p>Ultimo</text:p>
          </table:table-cell>
          <table:table-cell office:value-type="string" table:style-name="ce1">
            <text:p>Via Monte Ultimo, Cappuccini di Riano, Riano, Roma Capitale, Lazio, 00067, Italia</text:p>
          </table:table-cell>
          <table:table-cell office:value-type="string" table:style-name="ce1">
            <text:p>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 Roma ha avuto anche una grande cultura hip hop, con rapper molto famosi come Piotta e CaneSecco e collettivi quali il TruceKlan, i Colle der Fomento e i Cor Veleno.</text:p>
          </table:table-cell>
          <table:table-cell office:value-type="string" table:style-name="ce1">
            <text:p>No</text:p>
          </table:table-cell>
          <table:table-cell table:number-columns-repeated="16380" table:style-name="ce1"/>
        </table:table-row>
        <table:table-row table:style-name="ro1">
          <table:table-cell office:value-type="string" table:style-name="ce1">
            <text:p>Vacanze</text:p>
          </table:table-cell>
          <table:table-cell office:value-type="string" table:style-name="ce1">
            <text:p>B&amp;B Buone Vacanze, 12, Piazza di Santa Maria Maggiore, Monti, Municipio Roma I, Roma, Roma Capitale, Lazio, 00185,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No</text:p>
          </table:table-cell>
          <table:table-cell table:number-columns-repeated="16380" table:style-name="ce1"/>
        </table:table-row>
        <table:table-row table:style-name="ro1">
          <table:table-cell office:value-type="string" table:style-name="ce1">
            <text:p>Vajanico</text:p>
          </table:table-cell>
          <table:table-cell office:value-type="string" table:style-name="ce1">
            <text:p>Passaggio Torre del Vajanico, Torvajanica, Pomezia, Roma Capitale, Lazio, 0007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Valle del Tevere</text:p>
          </table:table-cell>
          <table:table-cell office:value-type="string" table:style-name="ce1">
            <text:p>La Valle del Tevere, 46, SP15A, Poggio Mirteto Scalo, Torrita Tiberina, Roma Capitale, Lazio, 02047,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Veio</text:p>
          </table:table-cell>
          <table:table-cell office:value-type="string" table:style-name="ce1">
            <text:p>Veio, la grande nemica di Roma, Via Riserva Campetti, Municipio Roma XV, Isola Farnese, Roma, Roma Capitale, Lazio, Italia</text:p>
          </table:table-cell>
          <table:table-cell office:value-type="string" table:style-name="ce1">
            <text:p>la villa di Livia a Prima Porta; 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text:p>
          </table:table-cell>
          <table:table-cell office:value-type="string" table:style-name="ce1">
            <text:p>No</text:p>
          </table:table-cell>
          <table:table-cell table:number-columns-repeated="16380"/>
        </table:table-row>
        <table:table-row table:style-name="ro1">
          <table:table-cell office:value-type="string" table:style-name="ce1">
            <text:p>Vesta</text:p>
          </table:table-cell>
          <table:table-cell office:value-type="string" table:style-name="ce1">
            <text:p>Tempio di Vesta, Via Sacra, Campitelli, Municipio Roma I, Roma, Roma Capitale, Lazio, 00184,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table:number-columns-repeated="16381" table:style-name="ce1"/>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table:number-columns-repeated="16381" table:style-name="ce1"/>
        </table:table-row>
        <table:table-row table:style-name="ro1">
          <table:table-cell office:value-type="string" table:style-name="ce1">
            <text:p>via Appia Nuova</text:p>
          </table:table-cell>
          <table:table-cell office:value-type="string" table:style-name="ce1">
            <text:p>Via Appia Nuova, Capannelle, Roma, Roma Capitale, Lazio, 00178,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a Aurelia</text:p>
          </table:table-cell>
          <table:table-cell office:value-type="string" table:style-name="ce1">
            <text:p>Via Aurelia, Torrimpietra, Fiumicino, Roma Capitale, Lazio, 00057,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table:number-columns-repeated="16381" table:style-name="ce1"/>
        </table:table-row>
        <table:table-row table:style-name="ro1">
          <table:table-cell office:value-type="string" table:style-name="ce1">
            <text:p>via Aurelia</text:p>
          </table:table-cell>
          <table:table-cell office:value-type="string" table:style-name="ce1">
            <text:p>Via Aurelia, Torrimpietra, Fiumicino, Roma Capitale, Lazio, 00057, Italia</text:p>
          </table:table-cell>
          <table:table-cell office:value-type="string" table:style-name="ce1">
            <text:p>Le altre principali direttrici di traffico ricalcano - almeno nella parte iniziale del percorso - il tracciato delle strade consolari: la linea tirrenica (Roma-Genova, lungo la via Aurelia); la linea verso nord inizialmente lungo la valle del Tevere (Roma-Firenze-Bologna);</text:p>
          </table:table-cell>
          <table:table-cell office:value-type="string" table:style-name="ce1">
            <text:p>Si</text:p>
          </table:table-cell>
          <table:table-cell table:number-columns-repeated="16380"/>
        </table:table-row>
        <table:table-row table:style-name="ro1">
          <table:table-cell office:value-type="string" table:style-name="ce1">
            <text:p>via Casilina</text:p>
          </table:table-cell>
          <table:table-cell office:value-type="string" table:style-name="ce1">
            <text:p>Via Casilina, Don Bosco, Municipio Roma VII, Roma, Roma Capitale, Lazio, 00172,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office:value-type="string" table:style-name="ce1">
            <text:p>Si</text:p>
          </table:table-cell>
          <table:table-cell table:number-columns-repeated="16380"/>
        </table:table-row>
        <table:table-row table:style-name="ro1">
          <table:table-cell office:value-type="string" table:style-name="ce1">
            <text:p>Via dei Condotti</text:p>
          </table:table-cell>
          <table:table-cell office:value-type="string" table:style-name="ce1">
            <text:p>Via dei Condotti, Campo Marzio, Municipio Roma I, Roma, Roma Capitale, Lazio, 00187, Italia</text:p>
          </table:table-cell>
          <table:table-cell office:value-type="string" table:style-name="ce1">
            <text:p>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 In questo periodo la città si espanse in modo rapido:</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table:number-columns-repeated="16381" table:style-name="ce1"/>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table:number-columns-repeated="16381" table:style-name="ce1"/>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table:number-columns-repeated="16381" table:style-name="ce1"/>
        </table:table-row>
        <table:table-row table:style-name="ro1">
          <table:table-cell office:value-type="string" table:style-name="ce1">
            <text:p>via del Corso</text:p>
          </table:table-cell>
          <table:table-cell office:value-type="string" table:style-name="ce1">
            <text:p>Via del Corso, Campo Marzio, Municipio Roma I, Roma, Roma Capitale, Lazio, 00186,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Si</text:p>
          </table:table-cell>
          <table:table-cell table:number-columns-repeated="16380"/>
        </table:table-row>
        <table:table-row table:style-name="ro1">
          <table:table-cell office:value-type="string" table:style-name="ce1">
            <text:p>via del Corso</text:p>
          </table:table-cell>
          <table:table-cell office:value-type="string" table:style-name="ce1">
            <text:p>Via del Corso, Campo Marzio, Municipio Roma I, Roma, Roma Capitale, Lazio, 00186, Italia</text:p>
          </table:table-cell>
          <table:table-cell office:value-type="string" table:style-name="ce1">
            <text:p>I giochi carnascialeschi si svolsero dal X secolo sul monte Testaccio; qualche secolo dopo, papa Paolo III decise che il carnevale si svolgesse in via Lata, attuale via del Corso. Tra le maschere tipiche del carnevale romano vi sono Rugantino, Meo Patacca e il Generale Mannaggia La Rocca.</text:p>
          </table:table-cell>
          <table:table-cell table:number-columns-repeated="16381" table:style-name="ce1"/>
        </table:table-row>
        <table:table-row table:style-name="ro1">
          <table:table-cell office:value-type="string" table:style-name="ce1">
            <text:p>via Flaminia</text:p>
          </table:table-cell>
          <table:table-cell office:value-type="string" table:style-name="ce1">
            <text:p>Via Flaminia, Castelnuovo di Porto, Roma Capitale, Lazio, 00067,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Si</text:p>
          </table:table-cell>
          <table:table-cell table:number-columns-repeated="16380"/>
        </table:table-row>
        <table:table-row table:style-name="ro1">
          <table:table-cell office:value-type="string" table:style-name="ce1">
            <text:p>via Rasella</text:p>
          </table:table-cell>
          <table:table-cell office:value-type="string" table:style-name="ce1">
            <text:p>Via Rasella, Trevi, Municipio Roma I, Roma, Roma Capitale, Lazio, 00187,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office:value-type="string" table:style-name="ce1">
            <text:p>Si</text:p>
          </table:table-cell>
          <table:table-cell table:number-columns-repeated="16380"/>
        </table:table-row>
        <table:table-row table:style-name="ro1">
          <table:table-cell office:value-type="string" table:style-name="ce1">
            <text:p>via Salaria</text:p>
          </table:table-cell>
          <table:table-cell office:value-type="string" table:style-name="ce1">
            <text:p>Via Salaria, Parioli, Roma, Roma Capitale, Lazio, 00199, Italia</text:p>
          </table:table-cell>
          <table:table-cell office:value-type="string" table:style-name="ce1">
            <text:p>Collegato alla città con collegamenti ferroviari (FL4 e FL6) e collegamenti bus, è il nono aeroporto italiano per traffico passeggeri, con 5.839.737 passeggeri trasportati nel 2018 (gennaio-novembre) ed una variazione sul 2017 del -0,8%. L'Aeroporto di Roma-Urbe, situato sulla via Salaria a circa 6 km dal centro; è utilizzato come scalo turistico ed è stato ristrutturato e destinato ad eliporto.</text:p>
          </table:table-cell>
          <table:table-cell office:value-type="string" table:style-name="ce1">
            <text:p>Si</text:p>
          </table:table-cell>
          <table:table-cell table:number-columns-repeated="16380"/>
        </table:table-row>
        <table:table-row table:style-name="ro1">
          <table:table-cell office:value-type="string" table:style-name="ce1">
            <text:p>via Teulada</text:p>
          </table:table-cell>
          <table:table-cell office:value-type="string" table:style-name="ce1">
            <text:p>Via Teulada, Della Vittoria,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office:value-type="string" table:style-name="ce1">
            <text:p>Si</text:p>
          </table:table-cell>
          <table:table-cell table:number-columns-repeated="16380"/>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table:number-columns-repeated="16381" table:style-name="ce1"/>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table:number-columns-repeated="16381" table:style-name="ce1"/>
        </table:table-row>
        <table:table-row table:style-name="ro1">
          <table:table-cell office:value-type="string" table:style-name="ce1">
            <text:p>via Veneto</text:p>
          </table:table-cell>
          <table:table-cell office:value-type="string" table:style-name="ce1">
            <text:p>Via Vittorio Veneto, Ludovisi, Municipio Roma I, Roma, Roma Capitale, Lazio, 00187, Italia</text:p>
          </table:table-cell>
          <table:table-cell office:value-type="string" table:style-name="ce1">
            <text:p>Gli anni cinquanta e sessanta sono ricordati come il periodo della dolce vita, raccontata da Federico Fellini nell'omonimo film. 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text:p>
          </table:table-cell>
          <table:table-cell office:value-type="string" table:style-name="ce1">
            <text:p>Si</text:p>
          </table:table-cell>
          <table:table-cell table:number-columns-repeated="16380"/>
        </table:table-row>
        <table:table-row table:style-name="ro1">
          <table:table-cell office:value-type="string" table:style-name="ce1">
            <text:p>villa Ada</text:p>
          </table:table-cell>
          <table:table-cell office:value-type="string" table:style-name="ce1">
            <text:p>Villa Ada,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Ada</text:p>
          </table:table-cell>
          <table:table-cell office:value-type="string" table:style-name="ce1">
            <text:p>Villa Ada,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villa Albani</text:p>
          </table:table-cell>
          <table:table-cell office:value-type="string" table:style-name="ce1">
            <text:p>Villa Albani, Via Adda, Salario, Roma, Roma Capitale, Lazio, 00198,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le partite casalinghe della Nazionale italiana di rugby; Concorso ippico internazionale "Piazza di Siena", competizione equestre che si tiene dal 1922 in piazza di Siena, all'interno di villa Borghese; Golden Gala Pietro Mennea evento internazionale di atletica leggera che si svolge annualmente presso lo Stadio Olimpico;</text:p>
          </table:table-cell>
          <table:table-cell table:number-columns-repeated="16381" table:style-name="ce1"/>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le partite casalinghe della Nazionale italiana di rugby; Concorso ippico internazionale "Piazza di Siena", competizione equestre che si tiene dal 1922 in piazza di Siena, all'interno di villa Borghese; Golden Gala Pietro Mennea evento internazionale di atletica leggera che si svolge annualmente presso lo Stadio Olimpico;</text:p>
          </table:table-cell>
          <table:table-cell office:value-type="string" table:style-name="ce1">
            <text:p>Si</text:p>
          </table:table-cell>
          <table:table-cell table:number-columns-repeated="16380"/>
        </table:table-row>
        <table:table-row table:style-name="ro1">
          <table:table-cell office:value-type="string" table:style-name="ce1">
            <text:p>villa Chigi</text:p>
          </table:table-cell>
          <table:table-cell office:value-type="string" table:style-name="ce1">
            <text:p>Villa Chigi, Via di Villa Chigi, Municipio Roma II, Roma, Roma Capitale, Lazio, 00199,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dei</text:p>
          </table:table-cell>
          <table:table-cell office:value-type="string" table:style-name="ce1">
            <text:p>Camera dei deputati, Cortile d'Onore, Colonna, Municipio Roma I, Roma, Roma Capitale, Lazio, 00186,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No</text:p>
          </table:table-cell>
          <table:table-cell table:number-columns-repeated="16380"/>
        </table:table-row>
        <table:table-row table:style-name="ro1">
          <table:table-cell office:value-type="string" table:style-name="ce1">
            <text:p>Villa di Massenzio,</text:p>
          </table:table-cell>
          <table:table-cell office:value-type="string" table:style-name="ce1">
            <text:p>Villa di Massenzio, Via Appia Antica, Municipio Roma VIII, Roma, Roma Capitale, Lazio, 00179,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villa Doria Pamphilj</text:p>
          </table:table-cell>
          <table:table-cell office:value-type="string" table:style-name="ce1">
            <text:p>Villa Doria Pamphilj,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Doria Pamphilj</text:p>
          </table:table-cell>
          <table:table-cell office:value-type="string" table:style-name="ce1">
            <text:p>Villa Doria Pamphilj,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In àmbito letterario, si segnalano invece: 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text:p>
          </table:table-cell>
          <table:table-cell table:number-columns-repeated="16381" table:style-name="ce1"/>
        </table:table-row>
        <table:table-row table:style-name="ro1">
          <table:table-cell office:value-type="string" table:style-name="ce1">
            <text:p>Villa Ludovisi</text:p>
          </table:table-cell>
          <table:table-cell office:value-type="string" table:style-name="ce1">
            <text:p>Chiesa di San Patrizio a Villa Ludovisi, Via Abruzzi, Ludovisi, Municipio Roma I, Roma, Roma Capitale, Lazio, 00187, Italia</text:p>
          </table:table-cell>
          <table:table-cell office:value-type="string" table:style-name="ce1">
            <text:p>Roma, tramite il plebiscito del 2 ottobre, fu annessa al Regno d'Italia, di cui divenne capitale il 3 febbraio 1871. I primi decenni della nuova capitale videro un grande fermento edilizio, con l'edificazione di gran parte dell'area racchiusa entro le mura a danno delle grandi ville preesistenti, come Villa Ludovisi, sia per edifici pubblici e ministeri, sia per nuovi quartieri residenziali. L'espansione urbana avvenne in parallelo con l'afflusso di molti nuovi abitanti, che superarono il mezzo milione all'inizio del XX secolo, ma fu anche la causa dello scandalo finanziario della Banca Romana.</text:p>
          </table:table-cell>
          <table:table-cell office:value-type="string" table:style-name="ce1">
            <text:p>No</text:p>
          </table:table-cell>
          <table:table-cell table:number-columns-repeated="16380"/>
        </table:table-row>
        <table:table-row table:style-name="ro1">
          <table:table-cell office:value-type="string" table:style-name="ce1">
            <text:p>villa Torlonia</text:p>
          </table:table-cell>
          <table:table-cell office:value-type="string" table:style-name="ce1">
            <text:p>Villa Torlonia, Nomentano,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Torlonia</text:p>
          </table:table-cell>
          <table:table-cell office:value-type="string" table:style-name="ce1">
            <text:p>Villa Torlonia, Nomentano,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table:number-columns-repeated="16381" table:style-name="ce1"/>
        </table:table-row>
        <table:table-row table:style-name="ro1">
          <table:table-cell office:value-type="string" table:style-name="ce1">
            <text:p>Viminale</text:p>
          </table:table-cell>
          <table:table-cell office:value-type="string" table:style-name="ce1">
            <text:p>Viminale, Monti,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Virgilio</text:p>
          </table:table-cell>
          <table:table-cell office:value-type="string" table:style-name="ce1">
            <text:p>Virgilio, Via Palermo, Monti, Municipio Roma I, Roma, Roma Capitale, Lazio, 00184,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Volsci</text:p>
          </table:table-cell>
          <table:table-cell office:value-type="string" table:style-name="ce1">
            <text:p>Viale dei Volsci, Velletri, Roma Capitale, Lazio, 00049,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1">
            <text:p>Risultati</text:p>
          </table:table-cell>
          <table:table-cell office:value-type="float" office:value="257" table:formula="of:=COUNTIF([.D2:.D767]; &quot;Si&quot;)" table:style-name="ce1">
            <text:p>257</text:p>
          </table:table-cell>
          <table:table-cell office:value-type="float" office:value="404" table:formula="of:=COUNTA([.$D$2:.$D$767])" table:style-name="ce1">
            <text:p>404</text:p>
          </table:table-cell>
          <table:table-cell table:number-columns-repeated="16381"/>
        </table:table-row>
        <table:table-row table:number-rows-repeated="1047805" table:style-name="ro1">
          <table:table-cell table:number-columns-repeated="16384"/>
        </table:table-row>
      </table:table>
      <table:table table:name="Foglio1" table:style-name="ta2">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Roma.A1:Roma.E767" table:name="Roma" table:display-filter-buttons="true" table:on-update-keep-size="false" table:on-update-keep-styles="true" table:refresh-delay="false">
          <table:database-source-sql table:database-name="Provider=Microsoft.Mashup.OleDb.1;Data Source=$Workbook$;Location=Roma;Extended Properties=&quot;&quot;" table:sql-statement="SELECT * FROM [Rom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20T14:33:06Z</meta:creation-date>
    <dc:date>2022-07-24T14:04:15Z</dc:date>
  </office:meta>
</office:document-meta>
</file>